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1.5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os_ang_prueba_squad_01" table:style-name="ta1">
        <table:shapes>
          <draw:frame draw:z-index="0" draw:style-name="gr1" draw:text-style-name="P1" svg:width="21.902cm" svg:height="11.103cm" svg:x="10.895cm" svg:y="0.637cm">
            <draw:object draw:notify-on-update-of-ranges="datos_ang_prueba_squad_01.C1:datos_ang_prueba_squad_01.C1 datos_ang_prueba_squad_01.C2:datos_ang_prueba_squad_01.C279 datos_ang_prueba_squad_01.D1:datos_ang_prueba_squad_01.D1 datos_ang_prueba_squad_01.D2:datos_ang_prueba_squad_01.D279 datos_ang_prueba_squad_01.C1:datos_ang_prueba_squad_01.C1 datos_ang_prueba_squad_01.C2:datos_ang_prueba_squad_01.C279 datos_ang_prueba_squad_01.E1:datos_ang_prueba_squad_01.E1 datos_ang_prueba_squad_01.E2:datos_ang_prueba_squad_01.E27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Time (s)</text:p>
          </table:table-cell>
          <table:table-cell office:value-type="string" calcext:value-type="string">
            <text:p># Ang (°)</text:p>
          </table:table-cell>
          <table:table-cell office:value-type="string" calcext:value-type="string">
            <text:p>Vel (°/s)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7.49" calcext:value-type="float">
            <text:p>167,49</text:p>
          </table:table-cell>
          <table:table-cell office:value-type="float" office:value="-17.468" calcext:value-type="float">
            <text:p>-17,468</text:p>
          </table:table-cell>
        </table:table-row>
        <table:table-row table:style-name="ro1">
          <table:table-cell table:number-columns-repeated="2"/>
          <table:table-cell office:value-type="float" office:value="0.04" calcext:value-type="float">
            <text:p>0,04</text:p>
          </table:table-cell>
          <table:table-cell office:value-type="float" office:value="166.745" calcext:value-type="float">
            <text:p>166,745</text:p>
          </table:table-cell>
          <table:table-cell office:value-type="float" office:value="-154.711" calcext:value-type="float">
            <text:p>-154,711</text:p>
          </table:table-cell>
        </table:table-row>
        <table:table-row table:style-name="ro1">
          <table:table-cell table:number-columns-repeated="2"/>
          <table:table-cell office:value-type="float" office:value="0.08" calcext:value-type="float">
            <text:p>0,08</text:p>
          </table:table-cell>
          <table:table-cell office:value-type="float" office:value="167.415" calcext:value-type="float">
            <text:p>167,415</text:p>
          </table:table-cell>
          <table:table-cell office:value-type="float" office:value="-31.192" calcext:value-type="float">
            <text:p>-31,192</text:p>
          </table:table-cell>
        </table:table-row>
        <table:table-row table:style-name="ro1">
          <table:table-cell table:number-columns-repeated="2"/>
          <table:table-cell office:value-type="float" office:value="0.12" calcext:value-type="float">
            <text:p>0,12</text:p>
          </table:table-cell>
          <table:table-cell office:value-type="float" office:value="166.675" calcext:value-type="float">
            <text:p>166,675</text:p>
          </table:table-cell>
          <table:table-cell office:value-type="float" office:value="-153.351" calcext:value-type="float">
            <text:p>-153,351</text:p>
          </table:table-cell>
        </table:table-row>
        <table:table-row table:style-name="ro1">
          <table:table-cell table:number-columns-repeated="2"/>
          <table:table-cell office:value-type="float" office:value="0.16" calcext:value-type="float">
            <text:p>0,16</text:p>
          </table:table-cell>
          <table:table-cell office:value-type="float" office:value="166.66" calcext:value-type="float">
            <text:p>166,66</text:p>
          </table:table-cell>
          <table:table-cell office:value-type="float" office:value="-50.692" calcext:value-type="float">
            <text:p>-50,692</text:p>
          </table:table-cell>
        </table:table-row>
        <table:table-row table:style-name="ro1"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165.429" calcext:value-type="float">
            <text:p>165,429</text:p>
          </table:table-cell>
          <table:table-cell office:value-type="float" office:value="-165.4" calcext:value-type="float">
            <text:p>-165,4</text:p>
          </table:table-cell>
        </table:table-row>
        <table:table-row table:style-name="ro1">
          <table:table-cell table:number-columns-repeated="2"/>
          <table:table-cell office:value-type="float" office:value="0.24" calcext:value-type="float">
            <text:p>0,24</text:p>
          </table:table-cell>
          <table:table-cell office:value-type="float" office:value="164.51" calcext:value-type="float">
            <text:p>164,51</text:p>
          </table:table-cell>
          <table:table-cell office:value-type="float" office:value="-65.332" calcext:value-type="float">
            <text:p>-65,332</text:p>
          </table:table-cell>
        </table:table-row>
        <table:table-row table:style-name="ro1">
          <table:table-cell table:number-columns-repeated="2"/>
          <table:table-cell office:value-type="float" office:value="0.28" calcext:value-type="float">
            <text:p>0,28</text:p>
          </table:table-cell>
          <table:table-cell office:value-type="float" office:value="162.307" calcext:value-type="float">
            <text:p>162,307</text:p>
          </table:table-cell>
          <table:table-cell office:value-type="float" office:value="-164.323" calcext:value-type="float">
            <text:p>-164,323</text:p>
          </table:table-cell>
        </table:table-row>
        <table:table-row table:style-name="ro1">
          <table:table-cell table:number-columns-repeated="2"/>
          <table:table-cell office:value-type="float" office:value="0.32" calcext:value-type="float">
            <text:p>0,32</text:p>
          </table:table-cell>
          <table:table-cell office:value-type="float" office:value="160.692" calcext:value-type="float">
            <text:p>160,692</text:p>
          </table:table-cell>
          <table:table-cell office:value-type="float" office:value="-80.987" calcext:value-type="float">
            <text:p>-80,987</text:p>
          </table:table-cell>
        </table:table-row>
        <table:table-row table:style-name="ro1"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158.091" calcext:value-type="float">
            <text:p>158,091</text:p>
          </table:table-cell>
          <table:table-cell office:value-type="float" office:value="-167.743" calcext:value-type="float">
            <text:p>-167,743</text:p>
          </table:table-cell>
        </table:table-row>
        <table:table-row table:style-name="ro1">
          <table:table-cell table:number-columns-repeated="2"/>
          <table:table-cell office:value-type="float" office:value="0.4" calcext:value-type="float">
            <text:p>0,4</text:p>
          </table:table-cell>
          <table:table-cell office:value-type="float" office:value="155.75" calcext:value-type="float">
            <text:p>155,75</text:p>
          </table:table-cell>
          <table:table-cell office:value-type="float" office:value="-87.492" calcext:value-type="float">
            <text:p>-87,492</text:p>
          </table:table-cell>
        </table:table-row>
        <table:table-row table:style-name="ro1">
          <table:table-cell table:number-columns-repeated="2"/>
          <table:table-cell office:value-type="float" office:value="0.44" calcext:value-type="float">
            <text:p>0,44</text:p>
          </table:table-cell>
          <table:table-cell office:value-type="float" office:value="152.615" calcext:value-type="float">
            <text:p>152,615</text:p>
          </table:table-cell>
          <table:table-cell office:value-type="float" office:value="-156.428" calcext:value-type="float">
            <text:p>-156,428</text:p>
          </table:table-cell>
        </table:table-row>
        <table:table-row table:style-name="ro1">
          <table:table-cell table:number-columns-repeated="2"/>
          <table:table-cell office:value-type="float" office:value="0.48" calcext:value-type="float">
            <text:p>0,48</text:p>
          </table:table-cell>
          <table:table-cell office:value-type="float" office:value="149.923" calcext:value-type="float">
            <text:p>149,923</text:p>
          </table:table-cell>
          <table:table-cell office:value-type="float" office:value="-86.359" calcext:value-type="float">
            <text:p>-86,359</text:p>
          </table:table-cell>
        </table:table-row>
        <table:table-row table:style-name="ro1">
          <table:table-cell table:number-columns-repeated="2"/>
          <table:table-cell office:value-type="float" office:value="0.52" calcext:value-type="float">
            <text:p>0,52</text:p>
          </table:table-cell>
          <table:table-cell office:value-type="float" office:value="146.883" calcext:value-type="float">
            <text:p>146,883</text:p>
          </table:table-cell>
          <table:table-cell office:value-type="float" office:value="-150.673" calcext:value-type="float">
            <text:p>-150,673</text:p>
          </table:table-cell>
        </table:table-row>
        <table:table-row table:style-name="ro1">
          <table:table-cell table:number-columns-repeated="2"/>
          <table:table-cell office:value-type="float" office:value="0.56" calcext:value-type="float">
            <text:p>0,56</text:p>
          </table:table-cell>
          <table:table-cell office:value-type="float" office:value="144.157" calcext:value-type="float">
            <text:p>144,157</text:p>
          </table:table-cell>
          <table:table-cell office:value-type="float" office:value="-93.682" calcext:value-type="float">
            <text:p>-93,682</text:p>
          </table:table-cell>
        </table:table-row>
        <table:table-row table:style-name="ro1"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41.025" calcext:value-type="float">
            <text:p>141,025</text:p>
          </table:table-cell>
          <table:table-cell office:value-type="float" office:value="-142.304" calcext:value-type="float">
            <text:p>-142,304</text:p>
          </table:table-cell>
        </table:table-row>
        <table:table-row table:style-name="ro1">
          <table:table-cell table:number-columns-repeated="2"/>
          <table:table-cell office:value-type="float" office:value="0.64" calcext:value-type="float">
            <text:p>0,64</text:p>
          </table:table-cell>
          <table:table-cell office:value-type="float" office:value="137.933" calcext:value-type="float">
            <text:p>137,933</text:p>
          </table:table-cell>
          <table:table-cell office:value-type="float" office:value="-85.285" calcext:value-type="float">
            <text:p>-85,285</text:p>
          </table:table-cell>
        </table:table-row>
        <table:table-row table:style-name="ro1">
          <table:table-cell table:number-columns-repeated="2"/>
          <table:table-cell office:value-type="float" office:value="0.68" calcext:value-type="float">
            <text:p>0,68</text:p>
          </table:table-cell>
          <table:table-cell office:value-type="float" office:value="134.846" calcext:value-type="float">
            <text:p>134,846</text:p>
          </table:table-cell>
          <table:table-cell office:value-type="float" office:value="-135.131" calcext:value-type="float">
            <text:p>-135,131</text:p>
          </table:table-cell>
        </table:table-row>
        <table:table-row table:style-name="ro1">
          <table:table-cell table:number-columns-repeated="2"/>
          <table:table-cell office:value-type="float" office:value="0.72" calcext:value-type="float">
            <text:p>0,72</text:p>
          </table:table-cell>
          <table:table-cell office:value-type="float" office:value="132.024" calcext:value-type="float">
            <text:p>132,024</text:p>
          </table:table-cell>
          <table:table-cell office:value-type="float" office:value="-87.145" calcext:value-type="float">
            <text:p>-87,145</text:p>
          </table:table-cell>
        </table:table-row>
        <table:table-row table:style-name="ro1">
          <table:table-cell table:number-columns-repeated="2"/>
          <table:table-cell office:value-type="float" office:value="0.76" calcext:value-type="float">
            <text:p>0,76</text:p>
          </table:table-cell>
          <table:table-cell office:value-type="float" office:value="128.964" calcext:value-type="float">
            <text:p>128,964</text:p>
          </table:table-cell>
          <table:table-cell office:value-type="float" office:value="-128.254" calcext:value-type="float">
            <text:p>-128,254</text:p>
          </table:table-cell>
        </table:table-row>
        <table:table-row table:style-name="ro1"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126.009" calcext:value-type="float">
            <text:p>126,009</text:p>
          </table:table-cell>
          <table:table-cell office:value-type="float" office:value="-83.763" calcext:value-type="float">
            <text:p>-83,763</text:p>
          </table:table-cell>
        </table:table-row>
        <table:table-row table:style-name="ro1">
          <table:table-cell table:number-columns-repeated="2"/>
          <table:table-cell office:value-type="float" office:value="0.84" calcext:value-type="float">
            <text:p>0,84</text:p>
          </table:table-cell>
          <table:table-cell office:value-type="float" office:value="122.989" calcext:value-type="float">
            <text:p>122,989</text:p>
          </table:table-cell>
          <table:table-cell office:value-type="float" office:value="-125.056" calcext:value-type="float">
            <text:p>-125,056</text:p>
          </table:table-cell>
        </table:table-row>
        <table:table-row table:style-name="ro1">
          <table:table-cell table:number-columns-repeated="2"/>
          <table:table-cell office:value-type="float" office:value="0.88" calcext:value-type="float">
            <text:p>0,88</text:p>
          </table:table-cell>
          <table:table-cell office:value-type="float" office:value="120.116" calcext:value-type="float">
            <text:p>120,116</text:p>
          </table:table-cell>
          <table:table-cell office:value-type="float" office:value="-81.518" calcext:value-type="float">
            <text:p>-81,518</text:p>
          </table:table-cell>
        </table:table-row>
        <table:table-row table:style-name="ro1">
          <table:table-cell table:number-columns-repeated="2"/>
          <table:table-cell office:value-type="float" office:value="0.92" calcext:value-type="float">
            <text:p>0,92</text:p>
          </table:table-cell>
          <table:table-cell office:value-type="float" office:value="117.014" calcext:value-type="float">
            <text:p>117,014</text:p>
          </table:table-cell>
          <table:table-cell office:value-type="float" office:value="-113.58" calcext:value-type="float">
            <text:p>-113,58</text:p>
          </table:table-cell>
        </table:table-row>
        <table:table-row table:style-name="ro1">
          <table:table-cell table:number-columns-repeated="2"/>
          <table:table-cell office:value-type="float" office:value="0.96" calcext:value-type="float">
            <text:p>0,96</text:p>
          </table:table-cell>
          <table:table-cell office:value-type="float" office:value="114.183" calcext:value-type="float">
            <text:p>114,183</text:p>
          </table:table-cell>
          <table:table-cell office:value-type="float" office:value="-72.12" calcext:value-type="float">
            <text:p>-72,12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1.349" calcext:value-type="float">
            <text:p>111,349</text:p>
          </table:table-cell>
          <table:table-cell office:value-type="float" office:value="-99.06" calcext:value-type="float">
            <text:p>-99,06</text:p>
          </table:table-cell>
        </table:table-row>
        <table:table-row table:style-name="ro1">
          <table:table-cell table:number-columns-repeated="2"/>
          <table:table-cell office:value-type="float" office:value="1.04" calcext:value-type="float">
            <text:p>1,04</text:p>
          </table:table-cell>
          <table:table-cell office:value-type="float" office:value="108.851" calcext:value-type="float">
            <text:p>108,851</text:p>
          </table:table-cell>
          <table:table-cell office:value-type="float" office:value="-60.528" calcext:value-type="float">
            <text:p>-60,528</text:p>
          </table:table-cell>
        </table:table-row>
        <table:table-row table:style-name="ro1">
          <table:table-cell table:number-columns-repeated="2"/>
          <table:table-cell office:value-type="float" office:value="1.08" calcext:value-type="float">
            <text:p>1,08</text:p>
          </table:table-cell>
          <table:table-cell office:value-type="float" office:value="106.427" calcext:value-type="float">
            <text:p>106,427</text:p>
          </table:table-cell>
          <table:table-cell office:value-type="float" office:value="-84.194" calcext:value-type="float">
            <text:p>-84,194</text:p>
          </table:table-cell>
        </table:table-row>
        <table:table-row table:style-name="ro1">
          <table:table-cell table:number-columns-repeated="2"/>
          <table:table-cell office:value-type="float" office:value="1.12" calcext:value-type="float">
            <text:p>1,12</text:p>
          </table:table-cell>
          <table:table-cell office:value-type="float" office:value="104.354" calcext:value-type="float">
            <text:p>104,354</text:p>
          </table:table-cell>
          <table:table-cell office:value-type="float" office:value="-38.945" calcext:value-type="float">
            <text:p>-38,945</text:p>
          </table:table-cell>
        </table:table-row>
        <table:table-row table:style-name="ro1">
          <table:table-cell table:number-columns-repeated="2"/>
          <table:table-cell office:value-type="float" office:value="1.16" calcext:value-type="float">
            <text:p>1,16</text:p>
          </table:table-cell>
          <table:table-cell office:value-type="float" office:value="102.371" calcext:value-type="float">
            <text:p>102,371</text:p>
          </table:table-cell>
          <table:table-cell office:value-type="float" office:value="-62.983" calcext:value-type="float">
            <text:p>-62,983</text:p>
          </table:table-cell>
        </table:table-row>
        <table:table-row table:style-name="ro1">
          <table:table-cell table:number-columns-repeated="2"/>
          <table:table-cell office:value-type="float" office:value="1.2" calcext:value-type="float">
            <text:p>1,2</text:p>
          </table:table-cell>
          <table:table-cell office:value-type="float" office:value="101.127" calcext:value-type="float">
            <text:p>101,127</text:p>
          </table:table-cell>
          <table:table-cell office:value-type="float" office:value="-20.578" calcext:value-type="float">
            <text:p>-20,578</text:p>
          </table:table-cell>
        </table:table-row>
        <table:table-row table:style-name="ro1">
          <table:table-cell table:number-columns-repeated="2"/>
          <table:table-cell office:value-type="float" office:value="1.24" calcext:value-type="float">
            <text:p>1,24</text:p>
          </table:table-cell>
          <table:table-cell office:value-type="float" office:value="99.854" calcext:value-type="float">
            <text:p>99,854</text:p>
          </table:table-cell>
          <table:table-cell office:value-type="float" office:value="-43.468" calcext:value-type="float">
            <text:p>-43,468</text:p>
          </table:table-cell>
        </table:table-row>
        <table:table-row table:style-name="ro1">
          <table:table-cell table:number-columns-repeated="2"/>
          <table:table-cell office:value-type="float" office:value="1.28" calcext:value-type="float">
            <text:p>1,28</text:p>
          </table:table-cell>
          <table:table-cell office:value-type="float" office:value="99.312" calcext:value-type="float">
            <text:p>99,312</text:p>
          </table:table-cell>
          <table:table-cell office:value-type="float" office:value="-1.824" calcext:value-type="float">
            <text:p>-1,824</text:p>
          </table:table-cell>
        </table:table-row>
        <table:table-row table:style-name="ro1">
          <table:table-cell table:number-columns-repeated="2"/>
          <table:table-cell office:value-type="float" office:value="1.32" calcext:value-type="float">
            <text:p>1,32</text:p>
          </table:table-cell>
          <table:table-cell office:value-type="float" office:value="98.695" calcext:value-type="float">
            <text:p>98,695</text:p>
          </table:table-cell>
          <table:table-cell office:value-type="float" office:value="-31.056" calcext:value-type="float">
            <text:p>-31,056</text:p>
          </table:table-cell>
        </table:table-row>
        <table:table-row table:style-name="ro1">
          <table:table-cell table:number-columns-repeated="2"/>
          <table:table-cell office:value-type="float" office:value="1.36" calcext:value-type="float">
            <text:p>1,36</text:p>
          </table:table-cell>
          <table:table-cell office:value-type="float" office:value="98.876" calcext:value-type="float">
            <text:p>98,876</text:p>
          </table:table-cell>
          <table:table-cell office:value-type="float" office:value="9.139" calcext:value-type="float">
            <text:p>9,139</text:p>
          </table:table-cell>
        </table:table-row>
        <table:table-row table:style-name="ro1">
          <table:table-cell table:number-columns-repeated="2"/>
          <table:table-cell office:value-type="float" office:value="1.4" calcext:value-type="float">
            <text:p>1,4</text:p>
          </table:table-cell>
          <table:table-cell office:value-type="float" office:value="98.643" calcext:value-type="float">
            <text:p>98,643</text:p>
          </table:table-cell>
          <table:table-cell office:value-type="float" office:value="-13.99" calcext:value-type="float">
            <text:p>-13,99</text:p>
          </table:table-cell>
        </table:table-row>
        <table:table-row table:style-name="ro1">
          <table:table-cell table:number-columns-repeated="2"/>
          <table:table-cell office:value-type="float" office:value="1.44" calcext:value-type="float">
            <text:p>1,44</text:p>
          </table:table-cell>
          <table:table-cell office:value-type="float" office:value="99.237" calcext:value-type="float">
            <text:p>99,237</text:p>
          </table:table-cell>
          <table:table-cell office:value-type="float" office:value="20.953" calcext:value-type="float">
            <text:p>20,953</text:p>
          </table:table-cell>
        </table:table-row>
        <table:table-row table:style-name="ro1">
          <table:table-cell table:number-columns-repeated="2"/>
          <table:table-cell office:value-type="float" office:value="1.48" calcext:value-type="float">
            <text:p>1,48</text:p>
          </table:table-cell>
          <table:table-cell office:value-type="float" office:value="99.586" calcext:value-type="float">
            <text:p>99,586</text:p>
          </table:table-cell>
          <table:table-cell office:value-type="float" office:value="-4.744" calcext:value-type="float">
            <text:p>-4,744</text:p>
          </table:table-cell>
        </table:table-row>
        <table:table-row table:style-name="ro1">
          <table:table-cell table:number-columns-repeated="2"/>
          <table:table-cell office:value-type="float" office:value="1.52" calcext:value-type="float">
            <text:p>1,52</text:p>
          </table:table-cell>
          <table:table-cell office:value-type="float" office:value="100.63" calcext:value-type="float">
            <text:p>100,63</text:p>
          </table:table-cell>
          <table:table-cell office:value-type="float" office:value="37.566" calcext:value-type="float">
            <text:p>37,566</text:p>
          </table:table-cell>
        </table:table-row>
        <table:table-row table:style-name="ro1">
          <table:table-cell table:number-columns-repeated="2"/>
          <table:table-cell office:value-type="float" office:value="1.56" calcext:value-type="float">
            <text:p>1,56</text:p>
          </table:table-cell>
          <table:table-cell office:value-type="float" office:value="101.258" calcext:value-type="float">
            <text:p>101,258</text:p>
          </table:table-cell>
          <table:table-cell office:value-type="float" office:value="13.968" calcext:value-type="float">
            <text:p>13,968</text:p>
          </table:table-cell>
        </table:table-row>
        <table:table-row table:style-name="ro1">
          <table:table-cell table:number-columns-repeated="2"/>
          <table:table-cell office:value-type="float" office:value="1.6" calcext:value-type="float">
            <text:p>1,6</text:p>
          </table:table-cell>
          <table:table-cell office:value-type="float" office:value="102.946" calcext:value-type="float">
            <text:p>102,946</text:p>
          </table:table-cell>
          <table:table-cell office:value-type="float" office:value="61.49" calcext:value-type="float">
            <text:p>61,49</text:p>
          </table:table-cell>
        </table:table-row>
        <table:table-row table:style-name="ro1">
          <table:table-cell table:number-columns-repeated="2"/>
          <table:table-cell office:value-type="float" office:value="1.64" calcext:value-type="float">
            <text:p>1,64</text:p>
          </table:table-cell>
          <table:table-cell office:value-type="float" office:value="104.24" calcext:value-type="float">
            <text:p>104,24</text:p>
          </table:table-cell>
          <table:table-cell office:value-type="float" office:value="30.373" calcext:value-type="float">
            <text:p>30,373</text:p>
          </table:table-cell>
        </table:table-row>
        <table:table-row table:style-name="ro1">
          <table:table-cell table:number-columns-repeated="2"/>
          <table:table-cell office:value-type="float" office:value="1.68" calcext:value-type="float">
            <text:p>1,68</text:p>
          </table:table-cell>
          <table:table-cell office:value-type="float" office:value="106.866" calcext:value-type="float">
            <text:p>106,866</text:p>
          </table:table-cell>
          <table:table-cell office:value-type="float" office:value="70.276" calcext:value-type="float">
            <text:p>70,276</text:p>
          </table:table-cell>
        </table:table-row>
        <table:table-row table:style-name="ro1">
          <table:table-cell table:number-columns-repeated="2"/>
          <table:table-cell office:value-type="float" office:value="1.72" calcext:value-type="float">
            <text:p>1,72</text:p>
          </table:table-cell>
          <table:table-cell office:value-type="float" office:value="108.744" calcext:value-type="float">
            <text:p>108,744</text:p>
          </table:table-cell>
          <table:table-cell office:value-type="float" office:value="44.114" calcext:value-type="float">
            <text:p>44,114</text:p>
          </table:table-cell>
        </table:table-row>
        <table:table-row table:style-name="ro1">
          <table:table-cell table:number-columns-repeated="2"/>
          <table:table-cell office:value-type="float" office:value="1.76" calcext:value-type="float">
            <text:p>1,76</text:p>
          </table:table-cell>
          <table:table-cell office:value-type="float" office:value="111.704" calcext:value-type="float">
            <text:p>111,704</text:p>
          </table:table-cell>
          <table:table-cell office:value-type="float" office:value="71.762" calcext:value-type="float">
            <text:p>71,762</text:p>
          </table:table-cell>
        </table:table-row>
        <table:table-row table:style-name="ro1">
          <table:table-cell table:number-columns-repeated="2"/>
          <table:table-cell office:value-type="float" office:value="1.8" calcext:value-type="float">
            <text:p>1,8</text:p>
          </table:table-cell>
          <table:table-cell office:value-type="float" office:value="114.065" calcext:value-type="float">
            <text:p>114,065</text:p>
          </table:table-cell>
          <table:table-cell office:value-type="float" office:value="49.846" calcext:value-type="float">
            <text:p>49,846</text:p>
          </table:table-cell>
        </table:table-row>
        <table:table-row table:style-name="ro1">
          <table:table-cell table:number-columns-repeated="2"/>
          <table:table-cell office:value-type="float" office:value="1.84" calcext:value-type="float">
            <text:p>1,84</text:p>
          </table:table-cell>
          <table:table-cell office:value-type="float" office:value="117.07" calcext:value-type="float">
            <text:p>117,07</text:p>
          </table:table-cell>
          <table:table-cell office:value-type="float" office:value="70.03" calcext:value-type="float">
            <text:p>70,03</text:p>
          </table:table-cell>
        </table:table-row>
        <table:table-row table:style-name="ro1">
          <table:table-cell table:number-columns-repeated="2"/>
          <table:table-cell office:value-type="float" office:value="1.88" calcext:value-type="float">
            <text:p>1,88</text:p>
          </table:table-cell>
          <table:table-cell office:value-type="float" office:value="119.601" calcext:value-type="float">
            <text:p>119,601</text:p>
          </table:table-cell>
          <table:table-cell office:value-type="float" office:value="44.096" calcext:value-type="float">
            <text:p>44,096</text:p>
          </table:table-cell>
        </table:table-row>
        <table:table-row table:style-name="ro1">
          <table:table-cell table:number-columns-repeated="2"/>
          <table:table-cell office:value-type="float" office:value="1.92" calcext:value-type="float">
            <text:p>1,92</text:p>
          </table:table-cell>
          <table:table-cell office:value-type="float" office:value="122.523" calcext:value-type="float">
            <text:p>122,523</text:p>
          </table:table-cell>
          <table:table-cell office:value-type="float" office:value="66.545" calcext:value-type="float">
            <text:p>66,545</text:p>
          </table:table-cell>
        </table:table-row>
        <table:table-row table:style-name="ro1">
          <table:table-cell table:number-columns-repeated="2"/>
          <table:table-cell office:value-type="float" office:value="1.96" calcext:value-type="float">
            <text:p>1,96</text:p>
          </table:table-cell>
          <table:table-cell office:value-type="float" office:value="124.77" calcext:value-type="float">
            <text:p>124,77</text:p>
          </table:table-cell>
          <table:table-cell office:value-type="float" office:value="39.564" calcext:value-type="float">
            <text:p>39,56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7.541" calcext:value-type="float">
            <text:p>127,541</text:p>
          </table:table-cell>
          <table:table-cell office:value-type="float" office:value="57.141" calcext:value-type="float">
            <text:p>57,141</text:p>
          </table:table-cell>
        </table:table-row>
        <table:table-row table:style-name="ro1">
          <table:table-cell table:number-columns-repeated="2"/>
          <table:table-cell office:value-type="float" office:value="2.04" calcext:value-type="float">
            <text:p>2,04</text:p>
          </table:table-cell>
          <table:table-cell office:value-type="float" office:value="129.558" calcext:value-type="float">
            <text:p>129,558</text:p>
          </table:table-cell>
          <table:table-cell office:value-type="float" office:value="34.696" calcext:value-type="float">
            <text:p>34,696</text:p>
          </table:table-cell>
        </table:table-row>
        <table:table-row table:style-name="ro1">
          <table:table-cell table:number-columns-repeated="2"/>
          <table:table-cell office:value-type="float" office:value="2.08" calcext:value-type="float">
            <text:p>2,08</text:p>
          </table:table-cell>
          <table:table-cell office:value-type="float" office:value="131.942" calcext:value-type="float">
            <text:p>131,942</text:p>
          </table:table-cell>
          <table:table-cell office:value-type="float" office:value="48.82" calcext:value-type="float">
            <text:p>48,82</text:p>
          </table:table-cell>
        </table:table-row>
        <table:table-row table:style-name="ro1">
          <table:table-cell table:number-columns-repeated="2"/>
          <table:table-cell office:value-type="float" office:value="2.12" calcext:value-type="float">
            <text:p>2,12</text:p>
          </table:table-cell>
          <table:table-cell office:value-type="float" office:value="133.721" calcext:value-type="float">
            <text:p>133,721</text:p>
          </table:table-cell>
          <table:table-cell office:value-type="float" office:value="26.661" calcext:value-type="float">
            <text:p>26,661</text:p>
          </table:table-cell>
        </table:table-row>
        <table:table-row table:style-name="ro1">
          <table:table-cell table:number-columns-repeated="2"/>
          <table:table-cell office:value-type="float" office:value="2.16" calcext:value-type="float">
            <text:p>2,16</text:p>
          </table:table-cell>
          <table:table-cell office:value-type="float" office:value="135.762" calcext:value-type="float">
            <text:p>135,762</text:p>
          </table:table-cell>
          <table:table-cell office:value-type="float" office:value="39.456" calcext:value-type="float">
            <text:p>39,456</text:p>
          </table:table-cell>
        </table:table-row>
        <table:table-row table:style-name="ro1">
          <table:table-cell table:number-columns-repeated="2"/>
          <table:table-cell office:value-type="float" office:value="2.2" calcext:value-type="float">
            <text:p>2,2</text:p>
          </table:table-cell>
          <table:table-cell office:value-type="float" office:value="137.181" calcext:value-type="float">
            <text:p>137,181</text:p>
          </table:table-cell>
          <table:table-cell office:value-type="float" office:value="11.286" calcext:value-type="float">
            <text:p>11,286</text:p>
          </table:table-cell>
        </table:table-row>
        <table:table-row table:style-name="ro1">
          <table:table-cell table:number-columns-repeated="2"/>
          <table:table-cell office:value-type="float" office:value="2.24" calcext:value-type="float">
            <text:p>2,24</text:p>
          </table:table-cell>
          <table:table-cell office:value-type="float" office:value="138.839" calcext:value-type="float">
            <text:p>138,839</text:p>
          </table:table-cell>
          <table:table-cell office:value-type="float" office:value="24.648" calcext:value-type="float">
            <text:p>24,648</text:p>
          </table:table-cell>
        </table:table-row>
        <table:table-row table:style-name="ro1">
          <table:table-cell table:number-columns-repeated="2"/>
          <table:table-cell office:value-type="float" office:value="2.28" calcext:value-type="float">
            <text:p>2,28</text:p>
          </table:table-cell>
          <table:table-cell office:value-type="float" office:value="139.607" calcext:value-type="float">
            <text:p>139,607</text:p>
          </table:table-cell>
          <table:table-cell office:value-type="float" office:value="-10.425" calcext:value-type="float">
            <text:p>-10,425</text:p>
          </table:table-cell>
        </table:table-row>
        <table:table-row table:style-name="ro1">
          <table:table-cell table:number-columns-repeated="2"/>
          <table:table-cell office:value-type="float" office:value="2.32" calcext:value-type="float">
            <text:p>2,32</text:p>
          </table:table-cell>
          <table:table-cell office:value-type="float" office:value="140.664" calcext:value-type="float">
            <text:p>140,664</text:p>
          </table:table-cell>
          <table:table-cell office:value-type="float" office:value="5.781" calcext:value-type="float">
            <text:p>5,781</text:p>
          </table:table-cell>
        </table:table-row>
        <table:table-row table:style-name="ro1">
          <table:table-cell table:number-columns-repeated="2"/>
          <table:table-cell office:value-type="float" office:value="2.36" calcext:value-type="float">
            <text:p>2,36</text:p>
          </table:table-cell>
          <table:table-cell office:value-type="float" office:value="140.533" calcext:value-type="float">
            <text:p>140,533</text:p>
          </table:table-cell>
          <table:table-cell office:value-type="float" office:value="-41.145" calcext:value-type="float">
            <text:p>-41,145</text:p>
          </table:table-cell>
        </table:table-row>
        <table:table-row table:style-name="ro1">
          <table:table-cell table:number-columns-repeated="2"/>
          <table:table-cell office:value-type="float" office:value="2.4" calcext:value-type="float">
            <text:p>2,4</text:p>
          </table:table-cell>
          <table:table-cell office:value-type="float" office:value="140.828" calcext:value-type="float">
            <text:p>140,828</text:p>
          </table:table-cell>
          <table:table-cell office:value-type="float" office:value="-14.478" calcext:value-type="float">
            <text:p>-14,478</text:p>
          </table:table-cell>
        </table:table-row>
        <table:table-row table:style-name="ro1">
          <table:table-cell table:number-columns-repeated="2"/>
          <table:table-cell office:value-type="float" office:value="2.44" calcext:value-type="float">
            <text:p>2,44</text:p>
          </table:table-cell>
          <table:table-cell office:value-type="float" office:value="139.439" calcext:value-type="float">
            <text:p>139,439</text:p>
          </table:table-cell>
          <table:table-cell office:value-type="float" office:value="-59.644" calcext:value-type="float">
            <text:p>-59,644</text:p>
          </table:table-cell>
        </table:table-row>
        <table:table-row table:style-name="ro1">
          <table:table-cell table:number-columns-repeated="2"/>
          <table:table-cell office:value-type="float" office:value="2.48" calcext:value-type="float">
            <text:p>2,48</text:p>
          </table:table-cell>
          <table:table-cell office:value-type="float" office:value="138.918" calcext:value-type="float">
            <text:p>138,918</text:p>
          </table:table-cell>
          <table:table-cell office:value-type="float" office:value="-29.042" calcext:value-type="float">
            <text:p>-29,042</text:p>
          </table:table-cell>
        </table:table-row>
        <table:table-row table:style-name="ro1">
          <table:table-cell table:number-columns-repeated="2"/>
          <table:table-cell office:value-type="float" office:value="2.52" calcext:value-type="float">
            <text:p>2,52</text:p>
          </table:table-cell>
          <table:table-cell office:value-type="float" office:value="136.763" calcext:value-type="float">
            <text:p>136,763</text:p>
          </table:table-cell>
          <table:table-cell office:value-type="float" office:value="-59.685" calcext:value-type="float">
            <text:p>-59,685</text:p>
          </table:table-cell>
        </table:table-row>
        <table:table-row table:style-name="ro1">
          <table:table-cell table:number-columns-repeated="2"/>
          <table:table-cell office:value-type="float" office:value="2.56" calcext:value-type="float">
            <text:p>2,56</text:p>
          </table:table-cell>
          <table:table-cell office:value-type="float" office:value="135.654" calcext:value-type="float">
            <text:p>135,654</text:p>
          </table:table-cell>
          <table:table-cell office:value-type="float" office:value="-39.061" calcext:value-type="float">
            <text:p>-39,061</text:p>
          </table:table-cell>
        </table:table-row>
        <table:table-row table:style-name="ro1">
          <table:table-cell table:number-columns-repeated="2"/>
          <table:table-cell office:value-type="float" office:value="2.6" calcext:value-type="float">
            <text:p>2,6</text:p>
          </table:table-cell>
          <table:table-cell office:value-type="float" office:value="133.474" calcext:value-type="float">
            <text:p>133,474</text:p>
          </table:table-cell>
          <table:table-cell office:value-type="float" office:value="-64.004" calcext:value-type="float">
            <text:p>-64,004</text:p>
          </table:table-cell>
        </table:table-row>
        <table:table-row table:style-name="ro1">
          <table:table-cell table:number-columns-repeated="2"/>
          <table:table-cell office:value-type="float" office:value="2.64" calcext:value-type="float">
            <text:p>2,64</text:p>
          </table:table-cell>
          <table:table-cell office:value-type="float" office:value="131.959" calcext:value-type="float">
            <text:p>131,959</text:p>
          </table:table-cell>
          <table:table-cell office:value-type="float" office:value="-41.818" calcext:value-type="float">
            <text:p>-41,818</text:p>
          </table:table-cell>
        </table:table-row>
        <table:table-row table:style-name="ro1">
          <table:table-cell table:number-columns-repeated="2"/>
          <table:table-cell office:value-type="float" office:value="2.68" calcext:value-type="float">
            <text:p>2,68</text:p>
          </table:table-cell>
          <table:table-cell office:value-type="float" office:value="129.586" calcext:value-type="float">
            <text:p>129,586</text:p>
          </table:table-cell>
          <table:table-cell office:value-type="float" office:value="-69.684" calcext:value-type="float">
            <text:p>-69,684</text:p>
          </table:table-cell>
        </table:table-row>
        <table:table-row table:style-name="ro1">
          <table:table-cell table:number-columns-repeated="2"/>
          <table:table-cell office:value-type="float" office:value="2.72" calcext:value-type="float">
            <text:p>2,72</text:p>
          </table:table-cell>
          <table:table-cell office:value-type="float" office:value="127.955" calcext:value-type="float">
            <text:p>127,955</text:p>
          </table:table-cell>
          <table:table-cell office:value-type="float" office:value="-50.562" calcext:value-type="float">
            <text:p>-50,562</text:p>
          </table:table-cell>
        </table:table-row>
        <table:table-row table:style-name="ro1">
          <table:table-cell table:number-columns-repeated="2"/>
          <table:table-cell office:value-type="float" office:value="2.76" calcext:value-type="float">
            <text:p>2,76</text:p>
          </table:table-cell>
          <table:table-cell office:value-type="float" office:value="125.336" calcext:value-type="float">
            <text:p>125,336</text:p>
          </table:table-cell>
          <table:table-cell office:value-type="float" office:value="-68.654" calcext:value-type="float">
            <text:p>-68,654</text:p>
          </table:table-cell>
        </table:table-row>
        <table:table-row table:style-name="ro1">
          <table:table-cell table:number-columns-repeated="2"/>
          <table:table-cell office:value-type="float" office:value="2.8" calcext:value-type="float">
            <text:p>2,8</text:p>
          </table:table-cell>
          <table:table-cell office:value-type="float" office:value="123.352" calcext:value-type="float">
            <text:p>123,352</text:p>
          </table:table-cell>
          <table:table-cell office:value-type="float" office:value="-54.322" calcext:value-type="float">
            <text:p>-54,322</text:p>
          </table:table-cell>
        </table:table-row>
        <table:table-row table:style-name="ro1">
          <table:table-cell table:number-columns-repeated="2"/>
          <table:table-cell office:value-type="float" office:value="2.84" calcext:value-type="float">
            <text:p>2,84</text:p>
          </table:table-cell>
          <table:table-cell office:value-type="float" office:value="120.757" calcext:value-type="float">
            <text:p>120,757</text:p>
          </table:table-cell>
          <table:table-cell office:value-type="float" office:value="-71.173" calcext:value-type="float">
            <text:p>-71,173</text:p>
          </table:table-cell>
        </table:table-row>
        <table:table-row table:style-name="ro1">
          <table:table-cell table:number-columns-repeated="2"/>
          <table:table-cell office:value-type="float" office:value="2.88" calcext:value-type="float">
            <text:p>2,88</text:p>
          </table:table-cell>
          <table:table-cell office:value-type="float" office:value="118.619" calcext:value-type="float">
            <text:p>118,619</text:p>
          </table:table-cell>
          <table:table-cell office:value-type="float" office:value="-54.032" calcext:value-type="float">
            <text:p>-54,032</text:p>
          </table:table-cell>
        </table:table-row>
        <table:table-row table:style-name="ro1">
          <table:table-cell table:number-columns-repeated="2"/>
          <table:table-cell office:value-type="float" office:value="2.92" calcext:value-type="float">
            <text:p>2,92</text:p>
          </table:table-cell>
          <table:table-cell office:value-type="float" office:value="115.908" calcext:value-type="float">
            <text:p>115,908</text:p>
          </table:table-cell>
          <table:table-cell office:value-type="float" office:value="-71.68" calcext:value-type="float">
            <text:p>-71,68</text:p>
          </table:table-cell>
        </table:table-row>
        <table:table-row table:style-name="ro1">
          <table:table-cell table:number-columns-repeated="2"/>
          <table:table-cell office:value-type="float" office:value="2.96" calcext:value-type="float">
            <text:p>2,96</text:p>
          </table:table-cell>
          <table:table-cell office:value-type="float" office:value="113.778" calcext:value-type="float">
            <text:p>113,778</text:p>
          </table:table-cell>
          <table:table-cell office:value-type="float" office:value="-57.527" calcext:value-type="float">
            <text:p>-57,527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1.033" calcext:value-type="float">
            <text:p>111,033</text:p>
          </table:table-cell>
          <table:table-cell office:value-type="float" office:value="-69.651" calcext:value-type="float">
            <text:p>-69,651</text:p>
          </table:table-cell>
        </table:table-row>
        <table:table-row table:style-name="ro1">
          <table:table-cell table:number-columns-repeated="2"/>
          <table:table-cell office:value-type="float" office:value="3.04" calcext:value-type="float">
            <text:p>3,04</text:p>
          </table:table-cell>
          <table:table-cell office:value-type="float" office:value="108.76" calcext:value-type="float">
            <text:p>108,76</text:p>
          </table:table-cell>
          <table:table-cell office:value-type="float" office:value="-55.779" calcext:value-type="float">
            <text:p>-55,779</text:p>
          </table:table-cell>
        </table:table-row>
        <table:table-row table:style-name="ro1">
          <table:table-cell table:number-columns-repeated="2"/>
          <table:table-cell office:value-type="float" office:value="3.08" calcext:value-type="float">
            <text:p>3,08</text:p>
          </table:table-cell>
          <table:table-cell office:value-type="float" office:value="106.084" calcext:value-type="float">
            <text:p>106,084</text:p>
          </table:table-cell>
          <table:table-cell office:value-type="float" office:value="-62.186" calcext:value-type="float">
            <text:p>-62,186</text:p>
          </table:table-cell>
        </table:table-row>
        <table:table-row table:style-name="ro1">
          <table:table-cell table:number-columns-repeated="2"/>
          <table:table-cell office:value-type="float" office:value="3.12" calcext:value-type="float">
            <text:p>3,12</text:p>
          </table:table-cell>
          <table:table-cell office:value-type="float" office:value="103.878" calcext:value-type="float">
            <text:p>103,878</text:p>
          </table:table-cell>
          <table:table-cell office:value-type="float" office:value="-48.613" calcext:value-type="float">
            <text:p>-48,613</text:p>
          </table:table-cell>
        </table:table-row>
        <table:table-row table:style-name="ro1">
          <table:table-cell table:number-columns-repeated="2"/>
          <table:table-cell office:value-type="float" office:value="3.16" calcext:value-type="float">
            <text:p>3,16</text:p>
          </table:table-cell>
          <table:table-cell office:value-type="float" office:value="101.49" calcext:value-type="float">
            <text:p>101,49</text:p>
          </table:table-cell>
          <table:table-cell office:value-type="float" office:value="-50.683" calcext:value-type="float">
            <text:p>-50,683</text:p>
          </table:table-cell>
        </table:table-row>
        <table:table-row table:style-name="ro1">
          <table:table-cell table:number-columns-repeated="2"/>
          <table:table-cell office:value-type="float" office:value="3.2" calcext:value-type="float">
            <text:p>3,2</text:p>
          </table:table-cell>
          <table:table-cell office:value-type="float" office:value="99.568" calcext:value-type="float">
            <text:p>99,568</text:p>
          </table:table-cell>
          <table:table-cell office:value-type="float" office:value="-41.594" calcext:value-type="float">
            <text:p>-41,594</text:p>
          </table:table-cell>
        </table:table-row>
        <table:table-row table:style-name="ro1">
          <table:table-cell table:number-columns-repeated="2"/>
          <table:table-cell office:value-type="float" office:value="3.24" calcext:value-type="float">
            <text:p>3,24</text:p>
          </table:table-cell>
          <table:table-cell office:value-type="float" office:value="97.63" calcext:value-type="float">
            <text:p>97,63</text:p>
          </table:table-cell>
          <table:table-cell office:value-type="float" office:value="-24.205" calcext:value-type="float">
            <text:p>-24,205</text:p>
          </table:table-cell>
        </table:table-row>
        <table:table-row table:style-name="ro1">
          <table:table-cell table:number-columns-repeated="2"/>
          <table:table-cell office:value-type="float" office:value="3.28" calcext:value-type="float">
            <text:p>3,28</text:p>
          </table:table-cell>
          <table:table-cell office:value-type="float" office:value="95.987" calcext:value-type="float">
            <text:p>95,987</text:p>
          </table:table-cell>
          <table:table-cell office:value-type="float" office:value="-27.253" calcext:value-type="float">
            <text:p>-27,253</text:p>
          </table:table-cell>
        </table:table-row>
        <table:table-row table:style-name="ro1">
          <table:table-cell table:number-columns-repeated="2"/>
          <table:table-cell office:value-type="float" office:value="3.32" calcext:value-type="float">
            <text:p>3,32</text:p>
          </table:table-cell>
          <table:table-cell office:value-type="float" office:value="95.099" calcext:value-type="float">
            <text:p>95,099</text:p>
          </table:table-cell>
          <table:table-cell office:value-type="float" office:value="-11.176" calcext:value-type="float">
            <text:p>-11,176</text:p>
          </table:table-cell>
        </table:table-row>
        <table:table-row table:style-name="ro1">
          <table:table-cell table:number-columns-repeated="2"/>
          <table:table-cell office:value-type="float" office:value="3.36" calcext:value-type="float">
            <text:p>3,36</text:p>
          </table:table-cell>
          <table:table-cell office:value-type="float" office:value="94.027" calcext:value-type="float">
            <text:p>94,027</text:p>
          </table:table-cell>
          <table:table-cell office:value-type="float" office:value="-10.514" calcext:value-type="float">
            <text:p>-10,514</text:p>
          </table:table-cell>
        </table:table-row>
        <table:table-row table:style-name="ro1">
          <table:table-cell table:number-columns-repeated="2"/>
          <table:table-cell office:value-type="float" office:value="3.4" calcext:value-type="float">
            <text:p>3,4</text:p>
          </table:table-cell>
          <table:table-cell office:value-type="float" office:value="93.653" calcext:value-type="float">
            <text:p>93,653</text:p>
          </table:table-cell>
          <table:table-cell office:value-type="float" office:value="9.033" calcext:value-type="float">
            <text:p>9,033</text:p>
          </table:table-cell>
        </table:table-row>
        <table:table-row table:style-name="ro1">
          <table:table-cell table:number-columns-repeated="2"/>
          <table:table-cell office:value-type="float" office:value="3.44" calcext:value-type="float">
            <text:p>3,44</text:p>
          </table:table-cell>
          <table:table-cell office:value-type="float" office:value="93.248" calcext:value-type="float">
            <text:p>93,248</text:p>
          </table:table-cell>
          <table:table-cell office:value-type="float" office:value="0.442" calcext:value-type="float">
            <text:p>0,442</text:p>
          </table:table-cell>
        </table:table-row>
        <table:table-row table:style-name="ro1">
          <table:table-cell table:number-columns-repeated="2"/>
          <table:table-cell office:value-type="float" office:value="3.48" calcext:value-type="float">
            <text:p>3,48</text:p>
          </table:table-cell>
          <table:table-cell office:value-type="float" office:value="93.675" calcext:value-type="float">
            <text:p>93,675</text:p>
          </table:table-cell>
          <table:table-cell office:value-type="float" office:value="17.985" calcext:value-type="float">
            <text:p>17,985</text:p>
          </table:table-cell>
        </table:table-row>
        <table:table-row table:style-name="ro1">
          <table:table-cell table:number-columns-repeated="2"/>
          <table:table-cell office:value-type="float" office:value="3.52" calcext:value-type="float">
            <text:p>3,52</text:p>
          </table:table-cell>
          <table:table-cell office:value-type="float" office:value="93.707" calcext:value-type="float">
            <text:p>93,707</text:p>
          </table:table-cell>
          <table:table-cell office:value-type="float" office:value="13.051" calcext:value-type="float">
            <text:p>13,051</text:p>
          </table:table-cell>
        </table:table-row>
        <table:table-row table:style-name="ro1">
          <table:table-cell table:number-columns-repeated="2"/>
          <table:table-cell office:value-type="float" office:value="3.56" calcext:value-type="float">
            <text:p>3,56</text:p>
          </table:table-cell>
          <table:table-cell office:value-type="float" office:value="94.485" calcext:value-type="float">
            <text:p>94,485</text:p>
          </table:table-cell>
          <table:table-cell office:value-type="float" office:value="36.8" calcext:value-type="float">
            <text:p>36,8</text:p>
          </table:table-cell>
        </table:table-row>
        <table:table-row table:style-name="ro1">
          <table:table-cell table:number-columns-repeated="2"/>
          <table:table-cell office:value-type="float" office:value="3.6" calcext:value-type="float">
            <text:p>3,6</text:p>
          </table:table-cell>
          <table:table-cell office:value-type="float" office:value="95.021" calcext:value-type="float">
            <text:p>95,021</text:p>
          </table:table-cell>
          <table:table-cell office:value-type="float" office:value="14.873" calcext:value-type="float">
            <text:p>14,873</text:p>
          </table:table-cell>
        </table:table-row>
        <table:table-row table:style-name="ro1">
          <table:table-cell table:number-columns-repeated="2"/>
          <table:table-cell office:value-type="float" office:value="3.64" calcext:value-type="float">
            <text:p>3,64</text:p>
          </table:table-cell>
          <table:table-cell office:value-type="float" office:value="96.546" calcext:value-type="float">
            <text:p>96,546</text:p>
          </table:table-cell>
          <table:table-cell office:value-type="float" office:value="44.436" calcext:value-type="float">
            <text:p>44,436</text:p>
          </table:table-cell>
        </table:table-row>
        <table:table-row table:style-name="ro1">
          <table:table-cell table:number-columns-repeated="2"/>
          <table:table-cell office:value-type="float" office:value="3.68" calcext:value-type="float">
            <text:p>3,68</text:p>
          </table:table-cell>
          <table:table-cell office:value-type="float" office:value="97.152" calcext:value-type="float">
            <text:p>97,152</text:p>
          </table:table-cell>
          <table:table-cell office:value-type="float" office:value="32.541" calcext:value-type="float">
            <text:p>32,541</text:p>
          </table:table-cell>
        </table:table-row>
        <table:table-row table:style-name="ro1">
          <table:table-cell table:number-columns-repeated="2"/>
          <table:table-cell office:value-type="float" office:value="3.72" calcext:value-type="float">
            <text:p>3,72</text:p>
          </table:table-cell>
          <table:table-cell office:value-type="float" office:value="98.977" calcext:value-type="float">
            <text:p>98,977</text:p>
          </table:table-cell>
          <table:table-cell office:value-type="float" office:value="52.568" calcext:value-type="float">
            <text:p>52,568</text:p>
          </table:table-cell>
        </table:table-row>
        <table:table-row table:style-name="ro1">
          <table:table-cell table:number-columns-repeated="2"/>
          <table:table-cell office:value-type="float" office:value="3.76" calcext:value-type="float">
            <text:p>3,76</text:p>
          </table:table-cell>
          <table:table-cell office:value-type="float" office:value="100.29" calcext:value-type="float">
            <text:p>100,29</text:p>
          </table:table-cell>
          <table:table-cell office:value-type="float" office:value="51.906" calcext:value-type="float">
            <text:p>51,906</text:p>
          </table:table-cell>
        </table:table-row>
        <table:table-row table:style-name="ro1">
          <table:table-cell table:number-columns-repeated="2"/>
          <table:table-cell office:value-type="float" office:value="3.8" calcext:value-type="float">
            <text:p>3,8</text:p>
          </table:table-cell>
          <table:table-cell office:value-type="float" office:value="102.435" calcext:value-type="float">
            <text:p>102,435</text:p>
          </table:table-cell>
          <table:table-cell office:value-type="float" office:value="68.186" calcext:value-type="float">
            <text:p>68,186</text:p>
          </table:table-cell>
        </table:table-row>
        <table:table-row table:style-name="ro1">
          <table:table-cell table:number-columns-repeated="2"/>
          <table:table-cell office:value-type="float" office:value="3.84" calcext:value-type="float">
            <text:p>3,84</text:p>
          </table:table-cell>
          <table:table-cell office:value-type="float" office:value="104.521" calcext:value-type="float">
            <text:p>104,521</text:p>
          </table:table-cell>
          <table:table-cell office:value-type="float" office:value="67.084" calcext:value-type="float">
            <text:p>67,084</text:p>
          </table:table-cell>
        </table:table-row>
        <table:table-row table:style-name="ro1">
          <table:table-cell table:number-columns-repeated="2"/>
          <table:table-cell office:value-type="float" office:value="3.88" calcext:value-type="float">
            <text:p>3,88</text:p>
          </table:table-cell>
          <table:table-cell office:value-type="float" office:value="107.287" calcext:value-type="float">
            <text:p>107,287</text:p>
          </table:table-cell>
          <table:table-cell office:value-type="float" office:value="68.246" calcext:value-type="float">
            <text:p>68,246</text:p>
          </table:table-cell>
        </table:table-row>
        <table:table-row table:style-name="ro1">
          <table:table-cell table:number-columns-repeated="2"/>
          <table:table-cell office:value-type="float" office:value="3.92" calcext:value-type="float">
            <text:p>3,92</text:p>
          </table:table-cell>
          <table:table-cell office:value-type="float" office:value="109.979" calcext:value-type="float">
            <text:p>109,979</text:p>
          </table:table-cell>
          <table:table-cell office:value-type="float" office:value="66.857" calcext:value-type="float">
            <text:p>66,857</text:p>
          </table:table-cell>
        </table:table-row>
        <table:table-row table:style-name="ro1">
          <table:table-cell table:number-columns-repeated="2"/>
          <table:table-cell office:value-type="float" office:value="3.96" calcext:value-type="float">
            <text:p>3,96</text:p>
          </table:table-cell>
          <table:table-cell office:value-type="float" office:value="112.744" calcext:value-type="float">
            <text:p>112,744</text:p>
          </table:table-cell>
          <table:table-cell office:value-type="float" office:value="72.816" calcext:value-type="float">
            <text:p>72,816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15.426" calcext:value-type="float">
            <text:p>115,426</text:p>
          </table:table-cell>
          <table:table-cell office:value-type="float" office:value="66.543" calcext:value-type="float">
            <text:p>66,543</text:p>
          </table:table-cell>
        </table:table-row>
        <table:table-row table:style-name="ro1">
          <table:table-cell table:number-columns-repeated="2"/>
          <table:table-cell office:value-type="float" office:value="4.04" calcext:value-type="float">
            <text:p>4,04</text:p>
          </table:table-cell>
          <table:table-cell office:value-type="float" office:value="118.37" calcext:value-type="float">
            <text:p>118,37</text:p>
          </table:table-cell>
          <table:table-cell office:value-type="float" office:value="67.335" calcext:value-type="float">
            <text:p>67,335</text:p>
          </table:table-cell>
        </table:table-row>
        <table:table-row table:style-name="ro1">
          <table:table-cell table:number-columns-repeated="2"/>
          <table:table-cell office:value-type="float" office:value="4.08" calcext:value-type="float">
            <text:p>4,08</text:p>
          </table:table-cell>
          <table:table-cell office:value-type="float" office:value="121.039" calcext:value-type="float">
            <text:p>121,039</text:p>
          </table:table-cell>
          <table:table-cell office:value-type="float" office:value="60.935" calcext:value-type="float">
            <text:p>60,935</text:p>
          </table:table-cell>
        </table:table-row>
        <table:table-row table:style-name="ro1">
          <table:table-cell table:number-columns-repeated="2"/>
          <table:table-cell office:value-type="float" office:value="4.12" calcext:value-type="float">
            <text:p>4,12</text:p>
          </table:table-cell>
          <table:table-cell office:value-type="float" office:value="123.76" calcext:value-type="float">
            <text:p>123,76</text:p>
          </table:table-cell>
          <table:table-cell office:value-type="float" office:value="59.567" calcext:value-type="float">
            <text:p>59,567</text:p>
          </table:table-cell>
        </table:table-row>
        <table:table-row table:style-name="ro1">
          <table:table-cell table:number-columns-repeated="2"/>
          <table:table-cell office:value-type="float" office:value="4.16" calcext:value-type="float">
            <text:p>4,16</text:p>
          </table:table-cell>
          <table:table-cell office:value-type="float" office:value="126.204" calcext:value-type="float">
            <text:p>126,204</text:p>
          </table:table-cell>
          <table:table-cell office:value-type="float" office:value="53.031" calcext:value-type="float">
            <text:p>53,031</text:p>
          </table:table-cell>
        </table:table-row>
        <table:table-row table:style-name="ro1">
          <table:table-cell table:number-columns-repeated="2"/>
          <table:table-cell office:value-type="float" office:value="4.2" calcext:value-type="float">
            <text:p>4,2</text:p>
          </table:table-cell>
          <table:table-cell office:value-type="float" office:value="128.612" calcext:value-type="float">
            <text:p>128,612</text:p>
          </table:table-cell>
          <table:table-cell office:value-type="float" office:value="52.744" calcext:value-type="float">
            <text:p>52,744</text:p>
          </table:table-cell>
        </table:table-row>
        <table:table-row table:style-name="ro1">
          <table:table-cell table:number-columns-repeated="2"/>
          <table:table-cell office:value-type="float" office:value="4.24" calcext:value-type="float">
            <text:p>4,24</text:p>
          </table:table-cell>
          <table:table-cell office:value-type="float" office:value="130.739" calcext:value-type="float">
            <text:p>130,739</text:p>
          </table:table-cell>
          <table:table-cell office:value-type="float" office:value="45.087" calcext:value-type="float">
            <text:p>45,087</text:p>
          </table:table-cell>
        </table:table-row>
        <table:table-row table:style-name="ro1">
          <table:table-cell table:number-columns-repeated="2"/>
          <table:table-cell office:value-type="float" office:value="4.28" calcext:value-type="float">
            <text:p>4,28</text:p>
          </table:table-cell>
          <table:table-cell office:value-type="float" office:value="132.871" calcext:value-type="float">
            <text:p>132,871</text:p>
          </table:table-cell>
          <table:table-cell office:value-type="float" office:value="46.665" calcext:value-type="float">
            <text:p>46,665</text:p>
          </table:table-cell>
        </table:table-row>
        <table:table-row table:style-name="ro1">
          <table:table-cell table:number-columns-repeated="2"/>
          <table:table-cell office:value-type="float" office:value="4.32" calcext:value-type="float">
            <text:p>4,32</text:p>
          </table:table-cell>
          <table:table-cell office:value-type="float" office:value="134.68" calcext:value-type="float">
            <text:p>134,68</text:p>
          </table:table-cell>
          <table:table-cell office:value-type="float" office:value="37.069" calcext:value-type="float">
            <text:p>37,069</text:p>
          </table:table-cell>
        </table:table-row>
        <table:table-row table:style-name="ro1">
          <table:table-cell table:number-columns-repeated="2"/>
          <table:table-cell office:value-type="float" office:value="4.36" calcext:value-type="float">
            <text:p>4,36</text:p>
          </table:table-cell>
          <table:table-cell office:value-type="float" office:value="136.567" calcext:value-type="float">
            <text:p>136,567</text:p>
          </table:table-cell>
          <table:table-cell office:value-type="float" office:value="26.738" calcext:value-type="float">
            <text:p>26,738</text:p>
          </table:table-cell>
        </table:table-row>
        <table:table-row table:style-name="ro1">
          <table:table-cell table:number-columns-repeated="2"/>
          <table:table-cell office:value-type="float" office:value="4.4" calcext:value-type="float">
            <text:p>4,4</text:p>
          </table:table-cell>
          <table:table-cell office:value-type="float" office:value="138.054" calcext:value-type="float">
            <text:p>138,054</text:p>
          </table:table-cell>
          <table:table-cell office:value-type="float" office:value="15.542" calcext:value-type="float">
            <text:p>15,542</text:p>
          </table:table-cell>
        </table:table-row>
        <table:table-row table:style-name="ro1">
          <table:table-cell table:number-columns-repeated="2"/>
          <table:table-cell office:value-type="float" office:value="4.44" calcext:value-type="float">
            <text:p>4,44</text:p>
          </table:table-cell>
          <table:table-cell office:value-type="float" office:value="139.142" calcext:value-type="float">
            <text:p>139,142</text:p>
          </table:table-cell>
          <table:table-cell office:value-type="float" office:value="0.782" calcext:value-type="float">
            <text:p>0,782</text:p>
          </table:table-cell>
        </table:table-row>
        <table:table-row table:style-name="ro1">
          <table:table-cell table:number-columns-repeated="2"/>
          <table:table-cell office:value-type="float" office:value="4.48" calcext:value-type="float">
            <text:p>4,48</text:p>
          </table:table-cell>
          <table:table-cell office:value-type="float" office:value="139.768" calcext:value-type="float">
            <text:p>139,768</text:p>
          </table:table-cell>
          <table:table-cell office:value-type="float" office:value="-10.444" calcext:value-type="float">
            <text:p>-10,444</text:p>
          </table:table-cell>
        </table:table-row>
        <table:table-row table:style-name="ro1">
          <table:table-cell table:number-columns-repeated="2"/>
          <table:table-cell office:value-type="float" office:value="4.52" calcext:value-type="float">
            <text:p>4,52</text:p>
          </table:table-cell>
          <table:table-cell office:value-type="float" office:value="139.816" calcext:value-type="float">
            <text:p>139,816</text:p>
          </table:table-cell>
          <table:table-cell office:value-type="float" office:value="-20.566" calcext:value-type="float">
            <text:p>-20,566</text:p>
          </table:table-cell>
        </table:table-row>
        <table:table-row table:style-name="ro1">
          <table:table-cell table:number-columns-repeated="2"/>
          <table:table-cell office:value-type="float" office:value="4.56" calcext:value-type="float">
            <text:p>4,56</text:p>
          </table:table-cell>
          <table:table-cell office:value-type="float" office:value="139.402" calcext:value-type="float">
            <text:p>139,402</text:p>
          </table:table-cell>
          <table:table-cell office:value-type="float" office:value="-22.747" calcext:value-type="float">
            <text:p>-22,747</text:p>
          </table:table-cell>
        </table:table-row>
        <table:table-row table:style-name="ro1">
          <table:table-cell table:number-columns-repeated="2"/>
          <table:table-cell office:value-type="float" office:value="4.6" calcext:value-type="float">
            <text:p>4,6</text:p>
          </table:table-cell>
          <table:table-cell office:value-type="float" office:value="138.594" calcext:value-type="float">
            <text:p>138,594</text:p>
          </table:table-cell>
          <table:table-cell office:value-type="float" office:value="-37.351" calcext:value-type="float">
            <text:p>-37,351</text:p>
          </table:table-cell>
        </table:table-row>
        <table:table-row table:style-name="ro1">
          <table:table-cell table:number-columns-repeated="2"/>
          <table:table-cell office:value-type="float" office:value="4.64" calcext:value-type="float">
            <text:p>4,64</text:p>
          </table:table-cell>
          <table:table-cell office:value-type="float" office:value="137.688" calcext:value-type="float">
            <text:p>137,688</text:p>
          </table:table-cell>
          <table:table-cell office:value-type="float" office:value="-38.807" calcext:value-type="float">
            <text:p>-38,807</text:p>
          </table:table-cell>
        </table:table-row>
        <table:table-row table:style-name="ro1">
          <table:table-cell table:number-columns-repeated="2"/>
          <table:table-cell office:value-type="float" office:value="4.68" calcext:value-type="float">
            <text:p>4,68</text:p>
          </table:table-cell>
          <table:table-cell office:value-type="float" office:value="136.207" calcext:value-type="float">
            <text:p>136,207</text:p>
          </table:table-cell>
          <table:table-cell office:value-type="float" office:value="-42.926" calcext:value-type="float">
            <text:p>-42,926</text:p>
          </table:table-cell>
        </table:table-row>
        <table:table-row table:style-name="ro1">
          <table:table-cell table:number-columns-repeated="2"/>
          <table:table-cell office:value-type="float" office:value="4.72" calcext:value-type="float">
            <text:p>4,72</text:p>
          </table:table-cell>
          <table:table-cell office:value-type="float" office:value="134.658" calcext:value-type="float">
            <text:p>134,658</text:p>
          </table:table-cell>
          <table:table-cell office:value-type="float" office:value="-48.839" calcext:value-type="float">
            <text:p>-48,839</text:p>
          </table:table-cell>
        </table:table-row>
        <table:table-row table:style-name="ro1">
          <table:table-cell table:number-columns-repeated="2"/>
          <table:table-cell office:value-type="float" office:value="4.76" calcext:value-type="float">
            <text:p>4,76</text:p>
          </table:table-cell>
          <table:table-cell office:value-type="float" office:value="132.953" calcext:value-type="float">
            <text:p>132,953</text:p>
          </table:table-cell>
          <table:table-cell office:value-type="float" office:value="-47.994" calcext:value-type="float">
            <text:p>-47,994</text:p>
          </table:table-cell>
        </table:table-row>
        <table:table-row table:style-name="ro1">
          <table:table-cell table:number-columns-repeated="2"/>
          <table:table-cell office:value-type="float" office:value="4.8" calcext:value-type="float">
            <text:p>4,8</text:p>
          </table:table-cell>
          <table:table-cell office:value-type="float" office:value="131.002" calcext:value-type="float">
            <text:p>131,002</text:p>
          </table:table-cell>
          <table:table-cell office:value-type="float" office:value="-52.124" calcext:value-type="float">
            <text:p>-52,124</text:p>
          </table:table-cell>
        </table:table-row>
        <table:table-row table:style-name="ro1">
          <table:table-cell table:number-columns-repeated="2"/>
          <table:table-cell office:value-type="float" office:value="4.84" calcext:value-type="float">
            <text:p>4,84</text:p>
          </table:table-cell>
          <table:table-cell office:value-type="float" office:value="129.093" calcext:value-type="float">
            <text:p>129,093</text:p>
          </table:table-cell>
          <table:table-cell office:value-type="float" office:value="-57.26" calcext:value-type="float">
            <text:p>-57,26</text:p>
          </table:table-cell>
        </table:table-row>
        <table:table-row table:style-name="ro1">
          <table:table-cell table:number-columns-repeated="2"/>
          <table:table-cell office:value-type="float" office:value="4.88" calcext:value-type="float">
            <text:p>4,88</text:p>
          </table:table-cell>
          <table:table-cell office:value-type="float" office:value="127.011" calcext:value-type="float">
            <text:p>127,011</text:p>
          </table:table-cell>
          <table:table-cell office:value-type="float" office:value="-55.465" calcext:value-type="float">
            <text:p>-55,465</text:p>
          </table:table-cell>
        </table:table-row>
        <table:table-row table:style-name="ro1">
          <table:table-cell table:number-columns-repeated="2"/>
          <table:table-cell office:value-type="float" office:value="4.92" calcext:value-type="float">
            <text:p>4,92</text:p>
          </table:table-cell>
          <table:table-cell office:value-type="float" office:value="124.73" calcext:value-type="float">
            <text:p>124,73</text:p>
          </table:table-cell>
          <table:table-cell office:value-type="float" office:value="-59.967" calcext:value-type="float">
            <text:p>-59,967</text:p>
          </table:table-cell>
        </table:table-row>
        <table:table-row table:style-name="ro1">
          <table:table-cell table:number-columns-repeated="2"/>
          <table:table-cell office:value-type="float" office:value="4.96" calcext:value-type="float">
            <text:p>4,96</text:p>
          </table:table-cell>
          <table:table-cell office:value-type="float" office:value="122.514" calcext:value-type="float">
            <text:p>122,514</text:p>
          </table:table-cell>
          <table:table-cell office:value-type="float" office:value="-56.678" calcext:value-type="float">
            <text:p>-56,678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20.124" calcext:value-type="float">
            <text:p>120,124</text:p>
          </table:table-cell>
          <table:table-cell office:value-type="float" office:value="-64.66" calcext:value-type="float">
            <text:p>-64,66</text:p>
          </table:table-cell>
        </table:table-row>
        <table:table-row table:style-name="ro1">
          <table:table-cell table:number-columns-repeated="2"/>
          <table:table-cell office:value-type="float" office:value="5.04" calcext:value-type="float">
            <text:p>5,04</text:p>
          </table:table-cell>
          <table:table-cell office:value-type="float" office:value="117.859" calcext:value-type="float">
            <text:p>117,859</text:p>
          </table:table-cell>
          <table:table-cell office:value-type="float" office:value="-63.143" calcext:value-type="float">
            <text:p>-63,143</text:p>
          </table:table-cell>
        </table:table-row>
        <table:table-row table:style-name="ro1">
          <table:table-cell table:number-columns-repeated="2"/>
          <table:table-cell office:value-type="float" office:value="5.08" calcext:value-type="float">
            <text:p>5,08</text:p>
          </table:table-cell>
          <table:table-cell office:value-type="float" office:value="115.28" calcext:value-type="float">
            <text:p>115,28</text:p>
          </table:table-cell>
          <table:table-cell office:value-type="float" office:value="-68.687" calcext:value-type="float">
            <text:p>-68,687</text:p>
          </table:table-cell>
        </table:table-row>
        <table:table-row table:style-name="ro1">
          <table:table-cell table:number-columns-repeated="2"/>
          <table:table-cell office:value-type="float" office:value="5.12" calcext:value-type="float">
            <text:p>5,12</text:p>
          </table:table-cell>
          <table:table-cell office:value-type="float" office:value="112.756" calcext:value-type="float">
            <text:p>112,756</text:p>
          </table:table-cell>
          <table:table-cell office:value-type="float" office:value="-65.546" calcext:value-type="float">
            <text:p>-65,546</text:p>
          </table:table-cell>
        </table:table-row>
        <table:table-row table:style-name="ro1">
          <table:table-cell table:number-columns-repeated="2"/>
          <table:table-cell office:value-type="float" office:value="5.16" calcext:value-type="float">
            <text:p>5,16</text:p>
          </table:table-cell>
          <table:table-cell office:value-type="float" office:value="110.016" calcext:value-type="float">
            <text:p>110,016</text:p>
          </table:table-cell>
          <table:table-cell office:value-type="float" office:value="-70.663" calcext:value-type="float">
            <text:p>-70,663</text:p>
          </table:table-cell>
        </table:table-row>
        <table:table-row table:style-name="ro1">
          <table:table-cell table:number-columns-repeated="2"/>
          <table:table-cell office:value-type="float" office:value="5.2" calcext:value-type="float">
            <text:p>5,2</text:p>
          </table:table-cell>
          <table:table-cell office:value-type="float" office:value="107.396" calcext:value-type="float">
            <text:p>107,396</text:p>
          </table:table-cell>
          <table:table-cell office:value-type="float" office:value="-60.72" calcext:value-type="float">
            <text:p>-60,72</text:p>
          </table:table-cell>
        </table:table-row>
        <table:table-row table:style-name="ro1">
          <table:table-cell table:number-columns-repeated="2"/>
          <table:table-cell office:value-type="float" office:value="5.24" calcext:value-type="float">
            <text:p>5,24</text:p>
          </table:table-cell>
          <table:table-cell office:value-type="float" office:value="104.576" calcext:value-type="float">
            <text:p>104,576</text:p>
          </table:table-cell>
          <table:table-cell office:value-type="float" office:value="-62.072" calcext:value-type="float">
            <text:p>-62,072</text:p>
          </table:table-cell>
        </table:table-row>
        <table:table-row table:style-name="ro1">
          <table:table-cell table:number-columns-repeated="2"/>
          <table:table-cell office:value-type="float" office:value="5.28" calcext:value-type="float">
            <text:p>5,28</text:p>
          </table:table-cell>
          <table:table-cell office:value-type="float" office:value="102.148" calcext:value-type="float">
            <text:p>102,148</text:p>
          </table:table-cell>
          <table:table-cell office:value-type="float" office:value="-52.046" calcext:value-type="float">
            <text:p>-52,046</text:p>
          </table:table-cell>
        </table:table-row>
        <table:table-row table:style-name="ro1">
          <table:table-cell table:number-columns-repeated="2"/>
          <table:table-cell office:value-type="float" office:value="5.32" calcext:value-type="float">
            <text:p>5,32</text:p>
          </table:table-cell>
          <table:table-cell office:value-type="float" office:value="99.671" calcext:value-type="float">
            <text:p>99,671</text:p>
          </table:table-cell>
          <table:table-cell office:value-type="float" office:value="-49.591" calcext:value-type="float">
            <text:p>-49,591</text:p>
          </table:table-cell>
        </table:table-row>
        <table:table-row table:style-name="ro1">
          <table:table-cell table:number-columns-repeated="2"/>
          <table:table-cell office:value-type="float" office:value="5.36" calcext:value-type="float">
            <text:p>5,36</text:p>
          </table:table-cell>
          <table:table-cell office:value-type="float" office:value="97.591" calcext:value-type="float">
            <text:p>97,591</text:p>
          </table:table-cell>
          <table:table-cell office:value-type="float" office:value="-43.114" calcext:value-type="float">
            <text:p>-43,114</text:p>
          </table:table-cell>
        </table:table-row>
        <table:table-row table:style-name="ro1">
          <table:table-cell table:number-columns-repeated="2"/>
          <table:table-cell office:value-type="float" office:value="5.4" calcext:value-type="float">
            <text:p>5,4</text:p>
          </table:table-cell>
          <table:table-cell office:value-type="float" office:value="95.612" calcext:value-type="float">
            <text:p>95,612</text:p>
          </table:table-cell>
          <table:table-cell office:value-type="float" office:value="-31.842" calcext:value-type="float">
            <text:p>-31,842</text:p>
          </table:table-cell>
        </table:table-row>
        <table:table-row table:style-name="ro1">
          <table:table-cell table:number-columns-repeated="2"/>
          <table:table-cell office:value-type="float" office:value="5.44" calcext:value-type="float">
            <text:p>5,44</text:p>
          </table:table-cell>
          <table:table-cell office:value-type="float" office:value="93.889" calcext:value-type="float">
            <text:p>93,889</text:p>
          </table:table-cell>
          <table:table-cell office:value-type="float" office:value="-16.073" calcext:value-type="float">
            <text:p>-16,073</text:p>
          </table:table-cell>
        </table:table-row>
        <table:table-row table:style-name="ro1">
          <table:table-cell table:number-columns-repeated="2"/>
          <table:table-cell office:value-type="float" office:value="5.48" calcext:value-type="float">
            <text:p>5,48</text:p>
          </table:table-cell>
          <table:table-cell office:value-type="float" office:value="92.62" calcext:value-type="float">
            <text:p>92,62</text:p>
          </table:table-cell>
          <table:table-cell office:value-type="float" office:value="-15.433" calcext:value-type="float">
            <text:p>-15,433</text:p>
          </table:table-cell>
        </table:table-row>
        <table:table-row table:style-name="ro1">
          <table:table-cell table:number-columns-repeated="2"/>
          <table:table-cell office:value-type="float" office:value="5.52" calcext:value-type="float">
            <text:p>5,52</text:p>
          </table:table-cell>
          <table:table-cell office:value-type="float" office:value="91.978" calcext:value-type="float">
            <text:p>91,978</text:p>
          </table:table-cell>
          <table:table-cell office:value-type="float" office:value="-2.432" calcext:value-type="float">
            <text:p>-2,432</text:p>
          </table:table-cell>
        </table:table-row>
        <table:table-row table:style-name="ro1">
          <table:table-cell table:number-columns-repeated="2"/>
          <table:table-cell office:value-type="float" office:value="5.56" calcext:value-type="float">
            <text:p>5,56</text:p>
          </table:table-cell>
          <table:table-cell office:value-type="float" office:value="91.365" calcext:value-type="float">
            <text:p>91,365</text:p>
          </table:table-cell>
          <table:table-cell office:value-type="float" office:value="0.657" calcext:value-type="float">
            <text:p>0,657</text:p>
          </table:table-cell>
        </table:table-row>
        <table:table-row table:style-name="ro1">
          <table:table-cell table:number-columns-repeated="2"/>
          <table:table-cell office:value-type="float" office:value="5.6" calcext:value-type="float">
            <text:p>5,6</text:p>
          </table:table-cell>
          <table:table-cell office:value-type="float" office:value="91.269" calcext:value-type="float">
            <text:p>91,269</text:p>
          </table:table-cell>
          <table:table-cell office:value-type="float" office:value="10.855" calcext:value-type="float">
            <text:p>10,855</text:p>
          </table:table-cell>
        </table:table-row>
        <table:table-row table:style-name="ro1">
          <table:table-cell table:number-columns-repeated="2"/>
          <table:table-cell office:value-type="float" office:value="5.64" calcext:value-type="float">
            <text:p>5,64</text:p>
          </table:table-cell>
          <table:table-cell office:value-type="float" office:value="91.299" calcext:value-type="float">
            <text:p>91,299</text:p>
          </table:table-cell>
          <table:table-cell office:value-type="float" office:value="16.45" calcext:value-type="float">
            <text:p>16,45</text:p>
          </table:table-cell>
        </table:table-row>
        <table:table-row table:style-name="ro1">
          <table:table-cell table:number-columns-repeated="2"/>
          <table:table-cell office:value-type="float" office:value="5.68" calcext:value-type="float">
            <text:p>5,68</text:p>
          </table:table-cell>
          <table:table-cell office:value-type="float" office:value="91.734" calcext:value-type="float">
            <text:p>91,734</text:p>
          </table:table-cell>
          <table:table-cell office:value-type="float" office:value="16.302" calcext:value-type="float">
            <text:p>16,302</text:p>
          </table:table-cell>
        </table:table-row>
        <table:table-row table:style-name="ro1">
          <table:table-cell table:number-columns-repeated="2"/>
          <table:table-cell office:value-type="float" office:value="5.72" calcext:value-type="float">
            <text:p>5,72</text:p>
          </table:table-cell>
          <table:table-cell office:value-type="float" office:value="92.395" calcext:value-type="float">
            <text:p>92,395</text:p>
          </table:table-cell>
          <table:table-cell office:value-type="float" office:value="22.809" calcext:value-type="float">
            <text:p>22,809</text:p>
          </table:table-cell>
        </table:table-row>
        <table:table-row table:style-name="ro1">
          <table:table-cell table:number-columns-repeated="2"/>
          <table:table-cell office:value-type="float" office:value="5.76" calcext:value-type="float">
            <text:p>5,76</text:p>
          </table:table-cell>
          <table:table-cell office:value-type="float" office:value="93.048" calcext:value-type="float">
            <text:p>93,048</text:p>
          </table:table-cell>
          <table:table-cell office:value-type="float" office:value="32.956" calcext:value-type="float">
            <text:p>32,956</text:p>
          </table:table-cell>
        </table:table-row>
        <table:table-row table:style-name="ro1">
          <table:table-cell table:number-columns-repeated="2"/>
          <table:table-cell office:value-type="float" office:value="5.8" calcext:value-type="float">
            <text:p>5,8</text:p>
          </table:table-cell>
          <table:table-cell office:value-type="float" office:value="93.963" calcext:value-type="float">
            <text:p>93,963</text:p>
          </table:table-cell>
          <table:table-cell office:value-type="float" office:value="27.385" calcext:value-type="float">
            <text:p>27,385</text:p>
          </table:table-cell>
        </table:table-row>
        <table:table-row table:style-name="ro1">
          <table:table-cell table:number-columns-repeated="2"/>
          <table:table-cell office:value-type="float" office:value="5.84" calcext:value-type="float">
            <text:p>5,84</text:p>
          </table:table-cell>
          <table:table-cell office:value-type="float" office:value="95.282" calcext:value-type="float">
            <text:p>95,282</text:p>
          </table:table-cell>
          <table:table-cell office:value-type="float" office:value="39.924" calcext:value-type="float">
            <text:p>39,924</text:p>
          </table:table-cell>
        </table:table-row>
        <table:table-row table:style-name="ro1">
          <table:table-cell table:number-columns-repeated="2"/>
          <table:table-cell office:value-type="float" office:value="5.88" calcext:value-type="float">
            <text:p>5,88</text:p>
          </table:table-cell>
          <table:table-cell office:value-type="float" office:value="96.381" calcext:value-type="float">
            <text:p>96,381</text:p>
          </table:table-cell>
          <table:table-cell office:value-type="float" office:value="45.507" calcext:value-type="float">
            <text:p>45,507</text:p>
          </table:table-cell>
        </table:table-row>
        <table:table-row table:style-name="ro1">
          <table:table-cell table:number-columns-repeated="2"/>
          <table:table-cell office:value-type="float" office:value="5.92" calcext:value-type="float">
            <text:p>5,92</text:p>
          </table:table-cell>
          <table:table-cell office:value-type="float" office:value="97.978" calcext:value-type="float">
            <text:p>97,978</text:p>
          </table:table-cell>
          <table:table-cell office:value-type="float" office:value="56.758" calcext:value-type="float">
            <text:p>56,758</text:p>
          </table:table-cell>
        </table:table-row>
        <table:table-row table:style-name="ro1">
          <table:table-cell table:number-columns-repeated="2"/>
          <table:table-cell office:value-type="float" office:value="5.96" calcext:value-type="float">
            <text:p>5,96</text:p>
          </table:table-cell>
          <table:table-cell office:value-type="float" office:value="99.801" calcext:value-type="float">
            <text:p>99,801</text:p>
          </table:table-cell>
          <table:table-cell office:value-type="float" office:value="53.627" calcext:value-type="float">
            <text:p>53,627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2.072" calcext:value-type="float">
            <text:p>102,072</text:p>
          </table:table-cell>
          <table:table-cell office:value-type="float" office:value="71.823" calcext:value-type="float">
            <text:p>71,823</text:p>
          </table:table-cell>
        </table:table-row>
        <table:table-row table:style-name="ro1">
          <table:table-cell table:number-columns-repeated="2"/>
          <table:table-cell office:value-type="float" office:value="6.04" calcext:value-type="float">
            <text:p>6,04</text:p>
          </table:table-cell>
          <table:table-cell office:value-type="float" office:value="104.219" calcext:value-type="float">
            <text:p>104,219</text:p>
          </table:table-cell>
          <table:table-cell office:value-type="float" office:value="66.318" calcext:value-type="float">
            <text:p>66,318</text:p>
          </table:table-cell>
        </table:table-row>
        <table:table-row table:style-name="ro1">
          <table:table-cell table:number-columns-repeated="2"/>
          <table:table-cell office:value-type="float" office:value="6.08" calcext:value-type="float">
            <text:p>6,08</text:p>
          </table:table-cell>
          <table:table-cell office:value-type="float" office:value="107.092" calcext:value-type="float">
            <text:p>107,092</text:p>
          </table:table-cell>
          <table:table-cell office:value-type="float" office:value="70.756" calcext:value-type="float">
            <text:p>70,756</text:p>
          </table:table-cell>
        </table:table-row>
        <table:table-row table:style-name="ro1">
          <table:table-cell table:number-columns-repeated="2"/>
          <table:table-cell office:value-type="float" office:value="6.12" calcext:value-type="float">
            <text:p>6,12</text:p>
          </table:table-cell>
          <table:table-cell office:value-type="float" office:value="109.747" calcext:value-type="float">
            <text:p>109,747</text:p>
          </table:table-cell>
          <table:table-cell office:value-type="float" office:value="68.187" calcext:value-type="float">
            <text:p>68,187</text:p>
          </table:table-cell>
        </table:table-row>
        <table:table-row table:style-name="ro1">
          <table:table-cell table:number-columns-repeated="2"/>
          <table:table-cell office:value-type="float" office:value="6.16" calcext:value-type="float">
            <text:p>6,16</text:p>
          </table:table-cell>
          <table:table-cell office:value-type="float" office:value="112.578" calcext:value-type="float">
            <text:p>112,578</text:p>
          </table:table-cell>
          <table:table-cell office:value-type="float" office:value="77.115" calcext:value-type="float">
            <text:p>77,115</text:p>
          </table:table-cell>
        </table:table-row>
        <table:table-row table:style-name="ro1">
          <table:table-cell table:number-columns-repeated="2"/>
          <table:table-cell office:value-type="float" office:value="6.2" calcext:value-type="float">
            <text:p>6,2</text:p>
          </table:table-cell>
          <table:table-cell office:value-type="float" office:value="115.307" calcext:value-type="float">
            <text:p>115,307</text:p>
          </table:table-cell>
          <table:table-cell office:value-type="float" office:value="64.872" calcext:value-type="float">
            <text:p>64,872</text:p>
          </table:table-cell>
        </table:table-row>
        <table:table-row table:style-name="ro1">
          <table:table-cell table:number-columns-repeated="2"/>
          <table:table-cell office:value-type="float" office:value="6.24" calcext:value-type="float">
            <text:p>6,24</text:p>
          </table:table-cell>
          <table:table-cell office:value-type="float" office:value="118.392" calcext:value-type="float">
            <text:p>118,392</text:p>
          </table:table-cell>
          <table:table-cell office:value-type="float" office:value="74.687" calcext:value-type="float">
            <text:p>74,687</text:p>
          </table:table-cell>
        </table:table-row>
        <table:table-row table:style-name="ro1">
          <table:table-cell table:number-columns-repeated="2"/>
          <table:table-cell office:value-type="float" office:value="6.28" calcext:value-type="float">
            <text:p>6,28</text:p>
          </table:table-cell>
          <table:table-cell office:value-type="float" office:value="120.989" calcext:value-type="float">
            <text:p>120,989</text:p>
          </table:table-cell>
          <table:table-cell office:value-type="float" office:value="58.408" calcext:value-type="float">
            <text:p>58,408</text:p>
          </table:table-cell>
        </table:table-row>
        <table:table-row table:style-name="ro1">
          <table:table-cell table:number-columns-repeated="2"/>
          <table:table-cell office:value-type="float" office:value="6.32" calcext:value-type="float">
            <text:p>6,32</text:p>
          </table:table-cell>
          <table:table-cell office:value-type="float" office:value="123.977" calcext:value-type="float">
            <text:p>123,977</text:p>
          </table:table-cell>
          <table:table-cell office:value-type="float" office:value="67.105" calcext:value-type="float">
            <text:p>67,105</text:p>
          </table:table-cell>
        </table:table-row>
        <table:table-row table:style-name="ro1">
          <table:table-cell table:number-columns-repeated="2"/>
          <table:table-cell office:value-type="float" office:value="6.36" calcext:value-type="float">
            <text:p>6,36</text:p>
          </table:table-cell>
          <table:table-cell office:value-type="float" office:value="126.314" calcext:value-type="float">
            <text:p>126,314</text:p>
          </table:table-cell>
          <table:table-cell office:value-type="float" office:value="48.824" calcext:value-type="float">
            <text:p>48,824</text:p>
          </table:table-cell>
        </table:table-row>
        <table:table-row table:style-name="ro1">
          <table:table-cell table:number-columns-repeated="2"/>
          <table:table-cell office:value-type="float" office:value="6.4" calcext:value-type="float">
            <text:p>6,4</text:p>
          </table:table-cell>
          <table:table-cell office:value-type="float" office:value="128.999" calcext:value-type="float">
            <text:p>128,999</text:p>
          </table:table-cell>
          <table:table-cell office:value-type="float" office:value="60.521" calcext:value-type="float">
            <text:p>60,521</text:p>
          </table:table-cell>
        </table:table-row>
        <table:table-row table:style-name="ro1">
          <table:table-cell table:number-columns-repeated="2"/>
          <table:table-cell office:value-type="float" office:value="6.44" calcext:value-type="float">
            <text:p>6,44</text:p>
          </table:table-cell>
          <table:table-cell office:value-type="float" office:value="130.953" calcext:value-type="float">
            <text:p>130,953</text:p>
          </table:table-cell>
          <table:table-cell office:value-type="float" office:value="43.036" calcext:value-type="float">
            <text:p>43,036</text:p>
          </table:table-cell>
        </table:table-row>
        <table:table-row table:style-name="ro1">
          <table:table-cell table:number-columns-repeated="2"/>
          <table:table-cell office:value-type="float" office:value="6.48" calcext:value-type="float">
            <text:p>6,48</text:p>
          </table:table-cell>
          <table:table-cell office:value-type="float" office:value="133.374" calcext:value-type="float">
            <text:p>133,374</text:p>
          </table:table-cell>
          <table:table-cell office:value-type="float" office:value="53.557" calcext:value-type="float">
            <text:p>53,557</text:p>
          </table:table-cell>
        </table:table-row>
        <table:table-row table:style-name="ro1">
          <table:table-cell table:number-columns-repeated="2"/>
          <table:table-cell office:value-type="float" office:value="6.52" calcext:value-type="float">
            <text:p>6,52</text:p>
          </table:table-cell>
          <table:table-cell office:value-type="float" office:value="135.097" calcext:value-type="float">
            <text:p>135,097</text:p>
          </table:table-cell>
          <table:table-cell office:value-type="float" office:value="27.97" calcext:value-type="float">
            <text:p>27,97</text:p>
          </table:table-cell>
        </table:table-row>
        <table:table-row table:style-name="ro1">
          <table:table-cell table:number-columns-repeated="2"/>
          <table:table-cell office:value-type="float" office:value="6.56" calcext:value-type="float">
            <text:p>6,56</text:p>
          </table:table-cell>
          <table:table-cell office:value-type="float" office:value="137.24" calcext:value-type="float">
            <text:p>137,24</text:p>
          </table:table-cell>
          <table:table-cell office:value-type="float" office:value="38.945" calcext:value-type="float">
            <text:p>38,945</text:p>
          </table:table-cell>
        </table:table-row>
        <table:table-row table:style-name="ro1">
          <table:table-cell table:number-columns-repeated="2"/>
          <table:table-cell office:value-type="float" office:value="6.6" calcext:value-type="float">
            <text:p>6,6</text:p>
          </table:table-cell>
          <table:table-cell office:value-type="float" office:value="138.359" calcext:value-type="float">
            <text:p>138,359</text:p>
          </table:table-cell>
          <table:table-cell office:value-type="float" office:value="12.603" calcext:value-type="float">
            <text:p>12,603</text:p>
          </table:table-cell>
        </table:table-row>
        <table:table-row table:style-name="ro1">
          <table:table-cell table:number-columns-repeated="2"/>
          <table:table-cell office:value-type="float" office:value="6.64" calcext:value-type="float">
            <text:p>6,64</text:p>
          </table:table-cell>
          <table:table-cell office:value-type="float" office:value="139.917" calcext:value-type="float">
            <text:p>139,917</text:p>
          </table:table-cell>
          <table:table-cell office:value-type="float" office:value="19.163" calcext:value-type="float">
            <text:p>19,163</text:p>
          </table:table-cell>
        </table:table-row>
        <table:table-row table:style-name="ro1">
          <table:table-cell table:number-columns-repeated="2"/>
          <table:table-cell office:value-type="float" office:value="6.68" calcext:value-type="float">
            <text:p>6,68</text:p>
          </table:table-cell>
          <table:table-cell office:value-type="float" office:value="140.423" calcext:value-type="float">
            <text:p>140,423</text:p>
          </table:table-cell>
          <table:table-cell office:value-type="float" office:value="-3.661" calcext:value-type="float">
            <text:p>-3,661</text:p>
          </table:table-cell>
        </table:table-row>
        <table:table-row table:style-name="ro1">
          <table:table-cell table:number-columns-repeated="2"/>
          <table:table-cell office:value-type="float" office:value="6.72" calcext:value-type="float">
            <text:p>6,72</text:p>
          </table:table-cell>
          <table:table-cell office:value-type="float" office:value="141.189" calcext:value-type="float">
            <text:p>141,189</text:p>
          </table:table-cell>
          <table:table-cell office:value-type="float" office:value="2.255" calcext:value-type="float">
            <text:p>2,255</text:p>
          </table:table-cell>
        </table:table-row>
        <table:table-row table:style-name="ro1">
          <table:table-cell table:number-columns-repeated="2"/>
          <table:table-cell office:value-type="float" office:value="6.76" calcext:value-type="float">
            <text:p>6,76</text:p>
          </table:table-cell>
          <table:table-cell office:value-type="float" office:value="141.044" calcext:value-type="float">
            <text:p>141,044</text:p>
          </table:table-cell>
          <table:table-cell office:value-type="float" office:value="-33.334" calcext:value-type="float">
            <text:p>-33,334</text:p>
          </table:table-cell>
        </table:table-row>
        <table:table-row table:style-name="ro1">
          <table:table-cell table:number-columns-repeated="2"/>
          <table:table-cell office:value-type="float" office:value="6.8" calcext:value-type="float">
            <text:p>6,8</text:p>
          </table:table-cell>
          <table:table-cell office:value-type="float" office:value="141.134" calcext:value-type="float">
            <text:p>141,134</text:p>
          </table:table-cell>
          <table:table-cell office:value-type="float" office:value="-15.248" calcext:value-type="float">
            <text:p>-15,248</text:p>
          </table:table-cell>
        </table:table-row>
        <table:table-row table:style-name="ro1">
          <table:table-cell table:number-columns-repeated="2"/>
          <table:table-cell office:value-type="float" office:value="6.84" calcext:value-type="float">
            <text:p>6,84</text:p>
          </table:table-cell>
          <table:table-cell office:value-type="float" office:value="139.801" calcext:value-type="float">
            <text:p>139,801</text:p>
          </table:table-cell>
          <table:table-cell office:value-type="float" office:value="-47.529" calcext:value-type="float">
            <text:p>-47,529</text:p>
          </table:table-cell>
        </table:table-row>
        <table:table-row table:style-name="ro1">
          <table:table-cell table:number-columns-repeated="2"/>
          <table:table-cell office:value-type="float" office:value="6.88" calcext:value-type="float">
            <text:p>6,88</text:p>
          </table:table-cell>
          <table:table-cell office:value-type="float" office:value="139.192" calcext:value-type="float">
            <text:p>139,192</text:p>
          </table:table-cell>
          <table:table-cell office:value-type="float" office:value="-32.667" calcext:value-type="float">
            <text:p>-32,667</text:p>
          </table:table-cell>
        </table:table-row>
        <table:table-row table:style-name="ro1">
          <table:table-cell table:number-columns-repeated="2"/>
          <table:table-cell office:value-type="float" office:value="6.92" calcext:value-type="float">
            <text:p>6,92</text:p>
          </table:table-cell>
          <table:table-cell office:value-type="float" office:value="137.291" calcext:value-type="float">
            <text:p>137,291</text:p>
          </table:table-cell>
          <table:table-cell office:value-type="float" office:value="-56.905" calcext:value-type="float">
            <text:p>-56,905</text:p>
          </table:table-cell>
        </table:table-row>
        <table:table-row table:style-name="ro1">
          <table:table-cell table:number-columns-repeated="2"/>
          <table:table-cell office:value-type="float" office:value="6.96" calcext:value-type="float">
            <text:p>6,96</text:p>
          </table:table-cell>
          <table:table-cell office:value-type="float" office:value="135.985" calcext:value-type="float">
            <text:p>135,985</text:p>
          </table:table-cell>
          <table:table-cell office:value-type="float" office:value="-39.549" calcext:value-type="float">
            <text:p>-39,549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33.709" calcext:value-type="float">
            <text:p>133,709</text:p>
          </table:table-cell>
          <table:table-cell office:value-type="float" office:value="-59.769" calcext:value-type="float">
            <text:p>-59,769</text:p>
          </table:table-cell>
        </table:table-row>
        <table:table-row table:style-name="ro1">
          <table:table-cell table:number-columns-repeated="2"/>
          <table:table-cell office:value-type="float" office:value="7.04" calcext:value-type="float">
            <text:p>7,04</text:p>
          </table:table-cell>
          <table:table-cell office:value-type="float" office:value="132.127" calcext:value-type="float">
            <text:p>132,127</text:p>
          </table:table-cell>
          <table:table-cell office:value-type="float" office:value="-44.508" calcext:value-type="float">
            <text:p>-44,508</text:p>
          </table:table-cell>
        </table:table-row>
        <table:table-row table:style-name="ro1">
          <table:table-cell table:number-columns-repeated="2"/>
          <table:table-cell office:value-type="float" office:value="7.08" calcext:value-type="float">
            <text:p>7,08</text:p>
          </table:table-cell>
          <table:table-cell office:value-type="float" office:value="129.737" calcext:value-type="float">
            <text:p>129,737</text:p>
          </table:table-cell>
          <table:table-cell office:value-type="float" office:value="-66.334" calcext:value-type="float">
            <text:p>-66,334</text:p>
          </table:table-cell>
        </table:table-row>
        <table:table-row table:style-name="ro1">
          <table:table-cell table:number-columns-repeated="2"/>
          <table:table-cell office:value-type="float" office:value="7.12" calcext:value-type="float">
            <text:p>7,12</text:p>
          </table:table-cell>
          <table:table-cell office:value-type="float" office:value="127.957" calcext:value-type="float">
            <text:p>127,957</text:p>
          </table:table-cell>
          <table:table-cell office:value-type="float" office:value="-48.026" calcext:value-type="float">
            <text:p>-48,026</text:p>
          </table:table-cell>
        </table:table-row>
        <table:table-row table:style-name="ro1">
          <table:table-cell table:number-columns-repeated="2"/>
          <table:table-cell office:value-type="float" office:value="7.16" calcext:value-type="float">
            <text:p>7,16</text:p>
          </table:table-cell>
          <table:table-cell office:value-type="float" office:value="125.304" calcext:value-type="float">
            <text:p>125,304</text:p>
          </table:table-cell>
          <table:table-cell office:value-type="float" office:value="-70.754" calcext:value-type="float">
            <text:p>-70,754</text:p>
          </table:table-cell>
        </table:table-row>
        <table:table-row table:style-name="ro1">
          <table:table-cell table:number-columns-repeated="2"/>
          <table:table-cell office:value-type="float" office:value="7.2" calcext:value-type="float">
            <text:p>7,2</text:p>
          </table:table-cell>
          <table:table-cell office:value-type="float" office:value="123.383" calcext:value-type="float">
            <text:p>123,383</text:p>
          </table:table-cell>
          <table:table-cell office:value-type="float" office:value="-52.746" calcext:value-type="float">
            <text:p>-52,746</text:p>
          </table:table-cell>
        </table:table-row>
        <table:table-row table:style-name="ro1">
          <table:table-cell table:number-columns-repeated="2"/>
          <table:table-cell office:value-type="float" office:value="7.24" calcext:value-type="float">
            <text:p>7,24</text:p>
          </table:table-cell>
          <table:table-cell office:value-type="float" office:value="120.554" calcext:value-type="float">
            <text:p>120,554</text:p>
          </table:table-cell>
          <table:table-cell office:value-type="float" office:value="-72.393" calcext:value-type="float">
            <text:p>-72,393</text:p>
          </table:table-cell>
        </table:table-row>
        <table:table-row table:style-name="ro1">
          <table:table-cell table:number-columns-repeated="2"/>
          <table:table-cell office:value-type="float" office:value="7.28" calcext:value-type="float">
            <text:p>7,28</text:p>
          </table:table-cell>
          <table:table-cell office:value-type="float" office:value="118.444" calcext:value-type="float">
            <text:p>118,444</text:p>
          </table:table-cell>
          <table:table-cell office:value-type="float" office:value="-55.99" calcext:value-type="float">
            <text:p>-55,99</text:p>
          </table:table-cell>
        </table:table-row>
        <table:table-row table:style-name="ro1">
          <table:table-cell table:number-columns-repeated="2"/>
          <table:table-cell office:value-type="float" office:value="7.32" calcext:value-type="float">
            <text:p>7,32</text:p>
          </table:table-cell>
          <table:table-cell office:value-type="float" office:value="115.548" calcext:value-type="float">
            <text:p>115,548</text:p>
          </table:table-cell>
          <table:table-cell office:value-type="float" office:value="-70.283" calcext:value-type="float">
            <text:p>-70,283</text:p>
          </table:table-cell>
        </table:table-row>
        <table:table-row table:style-name="ro1">
          <table:table-cell table:number-columns-repeated="2"/>
          <table:table-cell office:value-type="float" office:value="7.36" calcext:value-type="float">
            <text:p>7,36</text:p>
          </table:table-cell>
          <table:table-cell office:value-type="float" office:value="113.309" calcext:value-type="float">
            <text:p>113,309</text:p>
          </table:table-cell>
          <table:table-cell office:value-type="float" office:value="-53.22" calcext:value-type="float">
            <text:p>-53,22</text:p>
          </table:table-cell>
        </table:table-row>
        <table:table-row table:style-name="ro1">
          <table:table-cell table:number-columns-repeated="2"/>
          <table:table-cell office:value-type="float" office:value="7.4" calcext:value-type="float">
            <text:p>7,4</text:p>
          </table:table-cell>
          <table:table-cell office:value-type="float" office:value="110.498" calcext:value-type="float">
            <text:p>110,498</text:p>
          </table:table-cell>
          <table:table-cell office:value-type="float" office:value="-69.352" calcext:value-type="float">
            <text:p>-69,352</text:p>
          </table:table-cell>
        </table:table-row>
        <table:table-row table:style-name="ro1">
          <table:table-cell table:number-columns-repeated="2"/>
          <table:table-cell office:value-type="float" office:value="7.44" calcext:value-type="float">
            <text:p>7,44</text:p>
          </table:table-cell>
          <table:table-cell office:value-type="float" office:value="108.369" calcext:value-type="float">
            <text:p>108,369</text:p>
          </table:table-cell>
          <table:table-cell office:value-type="float" office:value="-55.463" calcext:value-type="float">
            <text:p>-55,463</text:p>
          </table:table-cell>
        </table:table-row>
        <table:table-row table:style-name="ro1">
          <table:table-cell table:number-columns-repeated="2"/>
          <table:table-cell office:value-type="float" office:value="7.48" calcext:value-type="float">
            <text:p>7,48</text:p>
          </table:table-cell>
          <table:table-cell office:value-type="float" office:value="105.596" calcext:value-type="float">
            <text:p>105,596</text:p>
          </table:table-cell>
          <table:table-cell office:value-type="float" office:value="-65.014" calcext:value-type="float">
            <text:p>-65,014</text:p>
          </table:table-cell>
        </table:table-row>
        <table:table-row table:style-name="ro1">
          <table:table-cell table:number-columns-repeated="2"/>
          <table:table-cell office:value-type="float" office:value="7.52" calcext:value-type="float">
            <text:p>7,52</text:p>
          </table:table-cell>
          <table:table-cell office:value-type="float" office:value="103.377" calcext:value-type="float">
            <text:p>103,377</text:p>
          </table:table-cell>
          <table:table-cell office:value-type="float" office:value="-46.024" calcext:value-type="float">
            <text:p>-46,024</text:p>
          </table:table-cell>
        </table:table-row>
        <table:table-row table:style-name="ro1">
          <table:table-cell table:number-columns-repeated="2"/>
          <table:table-cell office:value-type="float" office:value="7.56" calcext:value-type="float">
            <text:p>7,56</text:p>
          </table:table-cell>
          <table:table-cell office:value-type="float" office:value="100.777" calcext:value-type="float">
            <text:p>100,777</text:p>
          </table:table-cell>
          <table:table-cell office:value-type="float" office:value="-53.593" calcext:value-type="float">
            <text:p>-53,593</text:p>
          </table:table-cell>
        </table:table-row>
        <table:table-row table:style-name="ro1">
          <table:table-cell table:number-columns-repeated="2"/>
          <table:table-cell office:value-type="float" office:value="7.6" calcext:value-type="float">
            <text:p>7,6</text:p>
          </table:table-cell>
          <table:table-cell office:value-type="float" office:value="98.936" calcext:value-type="float">
            <text:p>98,936</text:p>
          </table:table-cell>
          <table:table-cell office:value-type="float" office:value="-36.816" calcext:value-type="float">
            <text:p>-36,816</text:p>
          </table:table-cell>
        </table:table-row>
        <table:table-row table:style-name="ro1">
          <table:table-cell table:number-columns-repeated="2"/>
          <table:table-cell office:value-type="float" office:value="7.64" calcext:value-type="float">
            <text:p>7,64</text:p>
          </table:table-cell>
          <table:table-cell office:value-type="float" office:value="96.792" calcext:value-type="float">
            <text:p>96,792</text:p>
          </table:table-cell>
          <table:table-cell office:value-type="float" office:value="-39.337" calcext:value-type="float">
            <text:p>-39,337</text:p>
          </table:table-cell>
        </table:table-row>
        <table:table-row table:style-name="ro1">
          <table:table-cell table:number-columns-repeated="2"/>
          <table:table-cell office:value-type="float" office:value="7.68" calcext:value-type="float">
            <text:p>7,68</text:p>
          </table:table-cell>
          <table:table-cell office:value-type="float" office:value="95.32" calcext:value-type="float">
            <text:p>95,32</text:p>
          </table:table-cell>
          <table:table-cell office:value-type="float" office:value="-14.387" calcext:value-type="float">
            <text:p>-14,387</text:p>
          </table:table-cell>
        </table:table-row>
        <table:table-row table:style-name="ro1">
          <table:table-cell table:number-columns-repeated="2"/>
          <table:table-cell office:value-type="float" office:value="7.72" calcext:value-type="float">
            <text:p>7,72</text:p>
          </table:table-cell>
          <table:table-cell office:value-type="float" office:value="93.747" calcext:value-type="float">
            <text:p>93,747</text:p>
          </table:table-cell>
          <table:table-cell office:value-type="float" office:value="-26.321" calcext:value-type="float">
            <text:p>-26,321</text:p>
          </table:table-cell>
        </table:table-row>
        <table:table-row table:style-name="ro1">
          <table:table-cell table:number-columns-repeated="2"/>
          <table:table-cell office:value-type="float" office:value="7.76" calcext:value-type="float">
            <text:p>7,76</text:p>
          </table:table-cell>
          <table:table-cell office:value-type="float" office:value="93.171" calcext:value-type="float">
            <text:p>93,171</text:p>
          </table:table-cell>
          <table:table-cell office:value-type="float" office:value="-0.397" calcext:value-type="float">
            <text:p>-0,397</text:p>
          </table:table-cell>
        </table:table-row>
        <table:table-row table:style-name="ro1">
          <table:table-cell table:number-columns-repeated="2"/>
          <table:table-cell office:value-type="float" office:value="7.8" calcext:value-type="float">
            <text:p>7,8</text:p>
          </table:table-cell>
          <table:table-cell office:value-type="float" office:value="92.119" calcext:value-type="float">
            <text:p>92,119</text:p>
          </table:table-cell>
          <table:table-cell office:value-type="float" office:value="-12.861" calcext:value-type="float">
            <text:p>-12,861</text:p>
          </table:table-cell>
        </table:table-row>
        <table:table-row table:style-name="ro1">
          <table:table-cell table:number-columns-repeated="2"/>
          <table:table-cell office:value-type="float" office:value="7.84" calcext:value-type="float">
            <text:p>7,84</text:p>
          </table:table-cell>
          <table:table-cell office:value-type="float" office:value="92.103" calcext:value-type="float">
            <text:p>92,103</text:p>
          </table:table-cell>
          <table:table-cell office:value-type="float" office:value="8.742" calcext:value-type="float">
            <text:p>8,742</text:p>
          </table:table-cell>
        </table:table-row>
        <table:table-row table:style-name="ro1">
          <table:table-cell table:number-columns-repeated="2"/>
          <table:table-cell office:value-type="float" office:value="7.88" calcext:value-type="float">
            <text:p>7,88</text:p>
          </table:table-cell>
          <table:table-cell office:value-type="float" office:value="91.589" calcext:value-type="float">
            <text:p>91,589</text:p>
          </table:table-cell>
          <table:table-cell office:value-type="float" office:value="4.739" calcext:value-type="float">
            <text:p>4,739</text:p>
          </table:table-cell>
        </table:table-row>
        <table:table-row table:style-name="ro1">
          <table:table-cell table:number-columns-repeated="2"/>
          <table:table-cell office:value-type="float" office:value="7.92" calcext:value-type="float">
            <text:p>7,92</text:p>
          </table:table-cell>
          <table:table-cell office:value-type="float" office:value="91.938" calcext:value-type="float">
            <text:p>91,938</text:p>
          </table:table-cell>
          <table:table-cell office:value-type="float" office:value="14.003" calcext:value-type="float">
            <text:p>14,003</text:p>
          </table:table-cell>
        </table:table-row>
        <table:table-row table:style-name="ro1">
          <table:table-cell table:number-columns-repeated="2"/>
          <table:table-cell office:value-type="float" office:value="7.96" calcext:value-type="float">
            <text:p>7,96</text:p>
          </table:table-cell>
          <table:table-cell office:value-type="float" office:value="92.128" calcext:value-type="float">
            <text:p>92,128</text:p>
          </table:table-cell>
          <table:table-cell office:value-type="float" office:value="13.012" calcext:value-type="float">
            <text:p>13,012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2.688" calcext:value-type="float">
            <text:p>92,688</text:p>
          </table:table-cell>
          <table:table-cell office:value-type="float" office:value="25.221" calcext:value-type="float">
            <text:p>25,221</text:p>
          </table:table-cell>
        </table:table-row>
        <table:table-row table:style-name="ro1">
          <table:table-cell table:number-columns-repeated="2"/>
          <table:table-cell office:value-type="float" office:value="8.04" calcext:value-type="float">
            <text:p>8,04</text:p>
          </table:table-cell>
          <table:table-cell office:value-type="float" office:value="93.209" calcext:value-type="float">
            <text:p>93,209</text:p>
          </table:table-cell>
          <table:table-cell office:value-type="float" office:value="22.808" calcext:value-type="float">
            <text:p>22,808</text:p>
          </table:table-cell>
        </table:table-row>
        <table:table-row table:style-name="ro1">
          <table:table-cell table:number-columns-repeated="2"/>
          <table:table-cell office:value-type="float" office:value="8.08" calcext:value-type="float">
            <text:p>8,08</text:p>
          </table:table-cell>
          <table:table-cell office:value-type="float" office:value="94.218" calcext:value-type="float">
            <text:p>94,218</text:p>
          </table:table-cell>
          <table:table-cell office:value-type="float" office:value="31.616" calcext:value-type="float">
            <text:p>31,616</text:p>
          </table:table-cell>
        </table:table-row>
        <table:table-row table:style-name="ro1">
          <table:table-cell table:number-columns-repeated="2"/>
          <table:table-cell office:value-type="float" office:value="8.12" calcext:value-type="float">
            <text:p>8,12</text:p>
          </table:table-cell>
          <table:table-cell office:value-type="float" office:value="95.13" calcext:value-type="float">
            <text:p>95,13</text:p>
          </table:table-cell>
          <table:table-cell office:value-type="float" office:value="38.639" calcext:value-type="float">
            <text:p>38,639</text:p>
          </table:table-cell>
        </table:table-row>
        <table:table-row table:style-name="ro1">
          <table:table-cell table:number-columns-repeated="2"/>
          <table:table-cell office:value-type="float" office:value="8.16" calcext:value-type="float">
            <text:p>8,16</text:p>
          </table:table-cell>
          <table:table-cell office:value-type="float" office:value="96.395" calcext:value-type="float">
            <text:p>96,395</text:p>
          </table:table-cell>
          <table:table-cell office:value-type="float" office:value="47.626" calcext:value-type="float">
            <text:p>47,626</text:p>
          </table:table-cell>
        </table:table-row>
        <table:table-row table:style-name="ro1">
          <table:table-cell table:number-columns-repeated="2"/>
          <table:table-cell office:value-type="float" office:value="8.2" calcext:value-type="float">
            <text:p>8,2</text:p>
          </table:table-cell>
          <table:table-cell office:value-type="float" office:value="97.941" calcext:value-type="float">
            <text:p>97,941</text:p>
          </table:table-cell>
          <table:table-cell office:value-type="float" office:value="54.051" calcext:value-type="float">
            <text:p>54,051</text:p>
          </table:table-cell>
        </table:table-row>
        <table:table-row table:style-name="ro1">
          <table:table-cell table:number-columns-repeated="2"/>
          <table:table-cell office:value-type="float" office:value="8.24" calcext:value-type="float">
            <text:p>8,24</text:p>
          </table:table-cell>
          <table:table-cell office:value-type="float" office:value="99.846" calcext:value-type="float">
            <text:p>99,846</text:p>
          </table:table-cell>
          <table:table-cell office:value-type="float" office:value="56.656" calcext:value-type="float">
            <text:p>56,656</text:p>
          </table:table-cell>
        </table:table-row>
        <table:table-row table:style-name="ro1">
          <table:table-cell table:number-columns-repeated="2"/>
          <table:table-cell office:value-type="float" office:value="8.28" calcext:value-type="float">
            <text:p>8,28</text:p>
          </table:table-cell>
          <table:table-cell office:value-type="float" office:value="102.008" calcext:value-type="float">
            <text:p>102,008</text:p>
          </table:table-cell>
          <table:table-cell office:value-type="float" office:value="70.675" calcext:value-type="float">
            <text:p>70,675</text:p>
          </table:table-cell>
        </table:table-row>
        <table:table-row table:style-name="ro1">
          <table:table-cell table:number-columns-repeated="2"/>
          <table:table-cell office:value-type="float" office:value="8.32" calcext:value-type="float">
            <text:p>8,32</text:p>
          </table:table-cell>
          <table:table-cell office:value-type="float" office:value="104.274" calcext:value-type="float">
            <text:p>104,274</text:p>
          </table:table-cell>
          <table:table-cell office:value-type="float" office:value="68.337" calcext:value-type="float">
            <text:p>68,337</text:p>
          </table:table-cell>
        </table:table-row>
        <table:table-row table:style-name="ro1">
          <table:table-cell table:number-columns-repeated="2"/>
          <table:table-cell office:value-type="float" office:value="8.36" calcext:value-type="float">
            <text:p>8,36</text:p>
          </table:table-cell>
          <table:table-cell office:value-type="float" office:value="107.101" calcext:value-type="float">
            <text:p>107,101</text:p>
          </table:table-cell>
          <table:table-cell office:value-type="float" office:value="73.115" calcext:value-type="float">
            <text:p>73,115</text:p>
          </table:table-cell>
        </table:table-row>
        <table:table-row table:style-name="ro1">
          <table:table-cell table:number-columns-repeated="2"/>
          <table:table-cell office:value-type="float" office:value="8.4" calcext:value-type="float">
            <text:p>8,4</text:p>
          </table:table-cell>
          <table:table-cell office:value-type="float" office:value="109.835" calcext:value-type="float">
            <text:p>109,835</text:p>
          </table:table-cell>
          <table:table-cell office:value-type="float" office:value="69.52" calcext:value-type="float">
            <text:p>69,52</text:p>
          </table:table-cell>
        </table:table-row>
        <table:table-row table:style-name="ro1">
          <table:table-cell table:number-columns-repeated="2"/>
          <table:table-cell office:value-type="float" office:value="8.44" calcext:value-type="float">
            <text:p>8,44</text:p>
          </table:table-cell>
          <table:table-cell office:value-type="float" office:value="112.759" calcext:value-type="float">
            <text:p>112,759</text:p>
          </table:table-cell>
          <table:table-cell office:value-type="float" office:value="73.182" calcext:value-type="float">
            <text:p>73,182</text:p>
          </table:table-cell>
        </table:table-row>
        <table:table-row table:style-name="ro1">
          <table:table-cell table:number-columns-repeated="2"/>
          <table:table-cell office:value-type="float" office:value="8.48" calcext:value-type="float">
            <text:p>8,48</text:p>
          </table:table-cell>
          <table:table-cell office:value-type="float" office:value="115.54" calcext:value-type="float">
            <text:p>115,54</text:p>
          </table:table-cell>
          <table:table-cell office:value-type="float" office:value="74.235" calcext:value-type="float">
            <text:p>74,235</text:p>
          </table:table-cell>
        </table:table-row>
        <table:table-row table:style-name="ro1">
          <table:table-cell table:number-columns-repeated="2"/>
          <table:table-cell office:value-type="float" office:value="8.52" calcext:value-type="float">
            <text:p>8,52</text:p>
          </table:table-cell>
          <table:table-cell office:value-type="float" office:value="118.468" calcext:value-type="float">
            <text:p>118,468</text:p>
          </table:table-cell>
          <table:table-cell office:value-type="float" office:value="68.68" calcext:value-type="float">
            <text:p>68,68</text:p>
          </table:table-cell>
        </table:table-row>
        <table:table-row table:style-name="ro1">
          <table:table-cell table:number-columns-repeated="2"/>
          <table:table-cell office:value-type="float" office:value="8.56" calcext:value-type="float">
            <text:p>8,56</text:p>
          </table:table-cell>
          <table:table-cell office:value-type="float" office:value="121.437" calcext:value-type="float">
            <text:p>121,437</text:p>
          </table:table-cell>
          <table:table-cell office:value-type="float" office:value="66.718" calcext:value-type="float">
            <text:p>66,718</text:p>
          </table:table-cell>
        </table:table-row>
        <table:table-row table:style-name="ro1">
          <table:table-cell table:number-columns-repeated="2"/>
          <table:table-cell office:value-type="float" office:value="8.6" calcext:value-type="float">
            <text:p>8,6</text:p>
          </table:table-cell>
          <table:table-cell office:value-type="float" office:value="124.184" calcext:value-type="float">
            <text:p>124,184</text:p>
          </table:table-cell>
          <table:table-cell office:value-type="float" office:value="57.99" calcext:value-type="float">
            <text:p>57,99</text:p>
          </table:table-cell>
        </table:table-row>
        <table:table-row table:style-name="ro1">
          <table:table-cell table:number-columns-repeated="2"/>
          <table:table-cell office:value-type="float" office:value="8.64" calcext:value-type="float">
            <text:p>8,64</text:p>
          </table:table-cell>
          <table:table-cell office:value-type="float" office:value="126.853" calcext:value-type="float">
            <text:p>126,853</text:p>
          </table:table-cell>
          <table:table-cell office:value-type="float" office:value="58.321" calcext:value-type="float">
            <text:p>58,321</text:p>
          </table:table-cell>
        </table:table-row>
        <table:table-row table:style-name="ro1">
          <table:table-cell table:number-columns-repeated="2"/>
          <table:table-cell office:value-type="float" office:value="8.68" calcext:value-type="float">
            <text:p>8,68</text:p>
          </table:table-cell>
          <table:table-cell office:value-type="float" office:value="129.173" calcext:value-type="float">
            <text:p>129,173</text:p>
          </table:table-cell>
          <table:table-cell office:value-type="float" office:value="50.372" calcext:value-type="float">
            <text:p>50,372</text:p>
          </table:table-cell>
        </table:table-row>
        <table:table-row table:style-name="ro1">
          <table:table-cell table:number-columns-repeated="2"/>
          <table:table-cell office:value-type="float" office:value="8.72" calcext:value-type="float">
            <text:p>8,72</text:p>
          </table:table-cell>
          <table:table-cell office:value-type="float" office:value="131.505" calcext:value-type="float">
            <text:p>131,505</text:p>
          </table:table-cell>
          <table:table-cell office:value-type="float" office:value="53.402" calcext:value-type="float">
            <text:p>53,402</text:p>
          </table:table-cell>
        </table:table-row>
        <table:table-row table:style-name="ro1">
          <table:table-cell table:number-columns-repeated="2"/>
          <table:table-cell office:value-type="float" office:value="8.76" calcext:value-type="float">
            <text:p>8,76</text:p>
          </table:table-cell>
          <table:table-cell office:value-type="float" office:value="133.52" calcext:value-type="float">
            <text:p>133,52</text:p>
          </table:table-cell>
          <table:table-cell office:value-type="float" office:value="36.305" calcext:value-type="float">
            <text:p>36,305</text:p>
          </table:table-cell>
        </table:table-row>
        <table:table-row table:style-name="ro1">
          <table:table-cell table:number-columns-repeated="2"/>
          <table:table-cell office:value-type="float" office:value="8.8" calcext:value-type="float">
            <text:p>8,8</text:p>
          </table:table-cell>
          <table:table-cell office:value-type="float" office:value="135.656" calcext:value-type="float">
            <text:p>135,656</text:p>
          </table:table-cell>
          <table:table-cell office:value-type="float" office:value="40.788" calcext:value-type="float">
            <text:p>40,788</text:p>
          </table:table-cell>
        </table:table-row>
        <table:table-row table:style-name="ro1">
          <table:table-cell table:number-columns-repeated="2"/>
          <table:table-cell office:value-type="float" office:value="8.84" calcext:value-type="float">
            <text:p>8,84</text:p>
          </table:table-cell>
          <table:table-cell office:value-type="float" office:value="137.109" calcext:value-type="float">
            <text:p>137,109</text:p>
          </table:table-cell>
          <table:table-cell office:value-type="float" office:value="19.109" calcext:value-type="float">
            <text:p>19,109</text:p>
          </table:table-cell>
        </table:table-row>
        <table:table-row table:style-name="ro1">
          <table:table-cell table:number-columns-repeated="2"/>
          <table:table-cell office:value-type="float" office:value="8.88" calcext:value-type="float">
            <text:p>8,88</text:p>
          </table:table-cell>
          <table:table-cell office:value-type="float" office:value="138.74" calcext:value-type="float">
            <text:p>138,74</text:p>
          </table:table-cell>
          <table:table-cell office:value-type="float" office:value="20.589" calcext:value-type="float">
            <text:p>20,589</text:p>
          </table:table-cell>
        </table:table-row>
        <table:table-row table:style-name="ro1">
          <table:table-cell table:number-columns-repeated="2"/>
          <table:table-cell office:value-type="float" office:value="8.92" calcext:value-type="float">
            <text:p>8,92</text:p>
          </table:table-cell>
          <table:table-cell office:value-type="float" office:value="139.505" calcext:value-type="float">
            <text:p>139,505</text:p>
          </table:table-cell>
          <table:table-cell office:value-type="float" office:value="-6.09" calcext:value-type="float">
            <text:p>-6,09</text:p>
          </table:table-cell>
        </table:table-row>
        <table:table-row table:style-name="ro1">
          <table:table-cell table:number-columns-repeated="2"/>
          <table:table-cell office:value-type="float" office:value="8.96" calcext:value-type="float">
            <text:p>8,96</text:p>
          </table:table-cell>
          <table:table-cell office:value-type="float" office:value="140.328" calcext:value-type="float">
            <text:p>140,328</text:p>
          </table:table-cell>
          <table:table-cell office:value-type="float" office:value="0.089" calcext:value-type="float">
            <text:p>0,089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40.085" calcext:value-type="float">
            <text:p>140,085</text:p>
          </table:table-cell>
          <table:table-cell office:value-type="float" office:value="-30.99" calcext:value-type="float">
            <text:p>-30,99</text:p>
          </table:table-cell>
        </table:table-row>
        <table:table-row table:style-name="ro1">
          <table:table-cell table:number-columns-repeated="2"/>
          <table:table-cell office:value-type="float" office:value="9.04" calcext:value-type="float">
            <text:p>9,04</text:p>
          </table:table-cell>
          <table:table-cell office:value-type="float" office:value="140.088" calcext:value-type="float">
            <text:p>140,088</text:p>
          </table:table-cell>
          <table:table-cell office:value-type="float" office:value="-16.548" calcext:value-type="float">
            <text:p>-16,548</text:p>
          </table:table-cell>
        </table:table-row>
        <table:table-row table:style-name="ro1">
          <table:table-cell table:number-columns-repeated="2"/>
          <table:table-cell office:value-type="float" office:value="9.08" calcext:value-type="float">
            <text:p>9,08</text:p>
          </table:table-cell>
          <table:table-cell office:value-type="float" office:value="138.849" calcext:value-type="float">
            <text:p>138,849</text:p>
          </table:table-cell>
          <table:table-cell office:value-type="float" office:value="-46.112" calcext:value-type="float">
            <text:p>-46,112</text:p>
          </table:table-cell>
        </table:table-row>
        <table:table-row table:style-name="ro1">
          <table:table-cell table:number-columns-repeated="2"/>
          <table:table-cell office:value-type="float" office:value="9.12" calcext:value-type="float">
            <text:p>9,12</text:p>
          </table:table-cell>
          <table:table-cell office:value-type="float" office:value="138.187" calcext:value-type="float">
            <text:p>138,187</text:p>
          </table:table-cell>
          <table:table-cell office:value-type="float" office:value="-34.582" calcext:value-type="float">
            <text:p>-34,582</text:p>
          </table:table-cell>
        </table:table-row>
        <table:table-row table:style-name="ro1">
          <table:table-cell table:number-columns-repeated="2"/>
          <table:table-cell office:value-type="float" office:value="9.16" calcext:value-type="float">
            <text:p>9,16</text:p>
          </table:table-cell>
          <table:table-cell office:value-type="float" office:value="136.342" calcext:value-type="float">
            <text:p>136,342</text:p>
          </table:table-cell>
          <table:table-cell office:value-type="float" office:value="-46.722" calcext:value-type="float">
            <text:p>-46,722</text:p>
          </table:table-cell>
        </table:table-row>
        <table:table-row table:style-name="ro1">
          <table:table-cell table:number-columns-repeated="2"/>
          <table:table-cell office:value-type="float" office:value="9.2" calcext:value-type="float">
            <text:p>9,2</text:p>
          </table:table-cell>
          <table:table-cell office:value-type="float" office:value="134.959" calcext:value-type="float">
            <text:p>134,959</text:p>
          </table:table-cell>
          <table:table-cell office:value-type="float" office:value="-42.943" calcext:value-type="float">
            <text:p>-42,943</text:p>
          </table:table-cell>
        </table:table-row>
        <table:table-row table:style-name="ro1">
          <table:table-cell table:number-columns-repeated="2"/>
          <table:table-cell office:value-type="float" office:value="9.24" calcext:value-type="float">
            <text:p>9,24</text:p>
          </table:table-cell>
          <table:table-cell office:value-type="float" office:value="133.09" calcext:value-type="float">
            <text:p>133,09</text:p>
          </table:table-cell>
          <table:table-cell office:value-type="float" office:value="-50.302" calcext:value-type="float">
            <text:p>-50,302</text:p>
          </table:table-cell>
        </table:table-row>
        <table:table-row table:style-name="ro1">
          <table:table-cell table:number-columns-repeated="2"/>
          <table:table-cell office:value-type="float" office:value="9.28" calcext:value-type="float">
            <text:p>9,28</text:p>
          </table:table-cell>
          <table:table-cell office:value-type="float" office:value="131.373" calcext:value-type="float">
            <text:p>131,373</text:p>
          </table:table-cell>
          <table:table-cell office:value-type="float" office:value="-51.457" calcext:value-type="float">
            <text:p>-51,457</text:p>
          </table:table-cell>
        </table:table-row>
        <table:table-row table:style-name="ro1">
          <table:table-cell table:number-columns-repeated="2"/>
          <table:table-cell office:value-type="float" office:value="9.32" calcext:value-type="float">
            <text:p>9,32</text:p>
          </table:table-cell>
          <table:table-cell office:value-type="float" office:value="129.361" calcext:value-type="float">
            <text:p>129,361</text:p>
          </table:table-cell>
          <table:table-cell office:value-type="float" office:value="-56.697" calcext:value-type="float">
            <text:p>-56,697</text:p>
          </table:table-cell>
        </table:table-row>
        <table:table-row table:style-name="ro1">
          <table:table-cell table:number-columns-repeated="2"/>
          <table:table-cell office:value-type="float" office:value="9.36" calcext:value-type="float">
            <text:p>9,36</text:p>
          </table:table-cell>
          <table:table-cell office:value-type="float" office:value="127.302" calcext:value-type="float">
            <text:p>127,302</text:p>
          </table:table-cell>
          <table:table-cell office:value-type="float" office:value="-60.151" calcext:value-type="float">
            <text:p>-60,151</text:p>
          </table:table-cell>
        </table:table-row>
        <table:table-row table:style-name="ro1">
          <table:table-cell table:number-columns-repeated="2"/>
          <table:table-cell office:value-type="float" office:value="9.4" calcext:value-type="float">
            <text:p>9,4</text:p>
          </table:table-cell>
          <table:table-cell office:value-type="float" office:value="125.034" calcext:value-type="float">
            <text:p>125,034</text:p>
          </table:table-cell>
          <table:table-cell office:value-type="float" office:value="-59.652" calcext:value-type="float">
            <text:p>-59,652</text:p>
          </table:table-cell>
        </table:table-row>
        <table:table-row table:style-name="ro1">
          <table:table-cell table:number-columns-repeated="2"/>
          <table:table-cell office:value-type="float" office:value="9.44" calcext:value-type="float">
            <text:p>9,44</text:p>
          </table:table-cell>
          <table:table-cell office:value-type="float" office:value="122.628" calcext:value-type="float">
            <text:p>122,628</text:p>
          </table:table-cell>
          <table:table-cell office:value-type="float" office:value="-60.622" calcext:value-type="float">
            <text:p>-60,622</text:p>
          </table:table-cell>
        </table:table-row>
        <table:table-row table:style-name="ro1">
          <table:table-cell table:number-columns-repeated="2"/>
          <table:table-cell office:value-type="float" office:value="9.48" calcext:value-type="float">
            <text:p>9,48</text:p>
          </table:table-cell>
          <table:table-cell office:value-type="float" office:value="120.242" calcext:value-type="float">
            <text:p>120,242</text:p>
          </table:table-cell>
          <table:table-cell office:value-type="float" office:value="-60.853" calcext:value-type="float">
            <text:p>-60,853</text:p>
          </table:table-cell>
        </table:table-row>
        <table:table-row table:style-name="ro1">
          <table:table-cell table:number-columns-repeated="2"/>
          <table:table-cell office:value-type="float" office:value="9.52" calcext:value-type="float">
            <text:p>9,52</text:p>
          </table:table-cell>
          <table:table-cell office:value-type="float" office:value="117.817" calcext:value-type="float">
            <text:p>117,817</text:p>
          </table:table-cell>
          <table:table-cell office:value-type="float" office:value="-62.842" calcext:value-type="float">
            <text:p>-62,842</text:p>
          </table:table-cell>
        </table:table-row>
        <table:table-row table:style-name="ro1">
          <table:table-cell table:number-columns-repeated="2"/>
          <table:table-cell office:value-type="float" office:value="9.56" calcext:value-type="float">
            <text:p>9,56</text:p>
          </table:table-cell>
          <table:table-cell office:value-type="float" office:value="115.383" calcext:value-type="float">
            <text:p>115,383</text:p>
          </table:table-cell>
          <table:table-cell office:value-type="float" office:value="-62.825" calcext:value-type="float">
            <text:p>-62,825</text:p>
          </table:table-cell>
        </table:table-row>
        <table:table-row table:style-name="ro1">
          <table:table-cell table:number-columns-repeated="2"/>
          <table:table-cell office:value-type="float" office:value="9.6" calcext:value-type="float">
            <text:p>9,6</text:p>
          </table:table-cell>
          <table:table-cell office:value-type="float" office:value="112.87" calcext:value-type="float">
            <text:p>112,87</text:p>
          </table:table-cell>
          <table:table-cell office:value-type="float" office:value="-65.73" calcext:value-type="float">
            <text:p>-65,73</text:p>
          </table:table-cell>
        </table:table-row>
        <table:table-row table:style-name="ro1">
          <table:table-cell table:number-columns-repeated="2"/>
          <table:table-cell office:value-type="float" office:value="9.64" calcext:value-type="float">
            <text:p>9,64</text:p>
          </table:table-cell>
          <table:table-cell office:value-type="float" office:value="110.357" calcext:value-type="float">
            <text:p>110,357</text:p>
          </table:table-cell>
          <table:table-cell office:value-type="float" office:value="-60.084" calcext:value-type="float">
            <text:p>-60,084</text:p>
          </table:table-cell>
        </table:table-row>
        <table:table-row table:style-name="ro1">
          <table:table-cell table:number-columns-repeated="2"/>
          <table:table-cell office:value-type="float" office:value="9.68" calcext:value-type="float">
            <text:p>9,68</text:p>
          </table:table-cell>
          <table:table-cell office:value-type="float" office:value="107.727" calcext:value-type="float">
            <text:p>107,727</text:p>
          </table:table-cell>
          <table:table-cell office:value-type="float" office:value="-61.949" calcext:value-type="float">
            <text:p>-61,949</text:p>
          </table:table-cell>
        </table:table-row>
        <table:table-row table:style-name="ro1">
          <table:table-cell table:number-columns-repeated="2"/>
          <table:table-cell office:value-type="float" office:value="9.72" calcext:value-type="float">
            <text:p>9,72</text:p>
          </table:table-cell>
          <table:table-cell office:value-type="float" office:value="105.324" calcext:value-type="float">
            <text:p>105,324</text:p>
          </table:table-cell>
          <table:table-cell office:value-type="float" office:value="-52.562" calcext:value-type="float">
            <text:p>-52,562</text:p>
          </table:table-cell>
        </table:table-row>
        <table:table-row table:style-name="ro1">
          <table:table-cell table:number-columns-repeated="2"/>
          <table:table-cell office:value-type="float" office:value="9.76" calcext:value-type="float">
            <text:p>9,76</text:p>
          </table:table-cell>
          <table:table-cell office:value-type="float" office:value="102.846" calcext:value-type="float">
            <text:p>102,846</text:p>
          </table:table-cell>
          <table:table-cell office:value-type="float" office:value="-51.773" calcext:value-type="float">
            <text:p>-51,773</text:p>
          </table:table-cell>
        </table:table-row>
        <table:table-row table:style-name="ro1">
          <table:table-cell table:number-columns-repeated="2"/>
          <table:table-cell office:value-type="float" office:value="9.8" calcext:value-type="float">
            <text:p>9,8</text:p>
          </table:table-cell>
          <table:table-cell office:value-type="float" office:value="100.744" calcext:value-type="float">
            <text:p>100,744</text:p>
          </table:table-cell>
          <table:table-cell office:value-type="float" office:value="-40.488" calcext:value-type="float">
            <text:p>-40,488</text:p>
          </table:table-cell>
        </table:table-row>
        <table:table-row table:style-name="ro1">
          <table:table-cell table:number-columns-repeated="2"/>
          <table:table-cell office:value-type="float" office:value="9.84" calcext:value-type="float">
            <text:p>9,84</text:p>
          </table:table-cell>
          <table:table-cell office:value-type="float" office:value="98.673" calcext:value-type="float">
            <text:p>98,673</text:p>
          </table:table-cell>
          <table:table-cell office:value-type="float" office:value="-47.065" calcext:value-type="float">
            <text:p>-47,065</text:p>
          </table:table-cell>
        </table:table-row>
        <table:table-row table:style-name="ro1">
          <table:table-cell table:number-columns-repeated="2"/>
          <table:table-cell office:value-type="float" office:value="9.88" calcext:value-type="float">
            <text:p>9,88</text:p>
          </table:table-cell>
          <table:table-cell office:value-type="float" office:value="97.053" calcext:value-type="float">
            <text:p>97,053</text:p>
          </table:table-cell>
          <table:table-cell office:value-type="float" office:value="-20.772" calcext:value-type="float">
            <text:p>-20,772</text:p>
          </table:table-cell>
        </table:table-row>
        <table:table-row table:style-name="ro1">
          <table:table-cell table:number-columns-repeated="2"/>
          <table:table-cell office:value-type="float" office:value="9.92" calcext:value-type="float">
            <text:p>9,92</text:p>
          </table:table-cell>
          <table:table-cell office:value-type="float" office:value="95.171" calcext:value-type="float">
            <text:p>95,171</text:p>
          </table:table-cell>
          <table:table-cell office:value-type="float" office:value="-29.738" calcext:value-type="float">
            <text:p>-29,738</text:p>
          </table:table-cell>
        </table:table-row>
        <table:table-row table:style-name="ro1">
          <table:table-cell table:number-columns-repeated="2"/>
          <table:table-cell office:value-type="float" office:value="9.96" calcext:value-type="float">
            <text:p>9,96</text:p>
          </table:table-cell>
          <table:table-cell office:value-type="float" office:value="94.34" calcext:value-type="float">
            <text:p>94,34</text:p>
          </table:table-cell>
          <table:table-cell office:value-type="float" office:value="-10.119" calcext:value-type="float">
            <text:p>-10,119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3.15" calcext:value-type="float">
            <text:p>93,15</text:p>
          </table:table-cell>
          <table:table-cell office:value-type="float" office:value="-13.591" calcext:value-type="float">
            <text:p>-13,591</text:p>
          </table:table-cell>
        </table:table-row>
        <table:table-row table:style-name="ro1">
          <table:table-cell table:number-columns-repeated="2"/>
          <table:table-cell office:value-type="float" office:value="10.04" calcext:value-type="float">
            <text:p>10,04</text:p>
          </table:table-cell>
          <table:table-cell office:value-type="float" office:value="92.746" calcext:value-type="float">
            <text:p>92,746</text:p>
          </table:table-cell>
          <table:table-cell office:value-type="float" office:value="4.61" calcext:value-type="float">
            <text:p>4,61</text:p>
          </table:table-cell>
        </table:table-row>
        <table:table-row table:style-name="ro1">
          <table:table-cell table:number-columns-repeated="2"/>
          <table:table-cell office:value-type="float" office:value="10.08" calcext:value-type="float">
            <text:p>10,08</text:p>
          </table:table-cell>
          <table:table-cell office:value-type="float" office:value="92.202" calcext:value-type="float">
            <text:p>92,202</text:p>
          </table:table-cell>
          <table:table-cell office:value-type="float" office:value="2.671" calcext:value-type="float">
            <text:p>2,671</text:p>
          </table:table-cell>
        </table:table-row>
        <table:table-row table:style-name="ro1">
          <table:table-cell table:number-columns-repeated="2"/>
          <table:table-cell office:value-type="float" office:value="10.12" calcext:value-type="float">
            <text:p>10,12</text:p>
          </table:table-cell>
          <table:table-cell office:value-type="float" office:value="92.386" calcext:value-type="float">
            <text:p>92,386</text:p>
          </table:table-cell>
          <table:table-cell office:value-type="float" office:value="15.52" calcext:value-type="float">
            <text:p>15,52</text:p>
          </table:table-cell>
        </table:table-row>
        <table:table-row table:style-name="ro1">
          <table:table-cell table:number-columns-repeated="2"/>
          <table:table-cell office:value-type="float" office:value="10.16" calcext:value-type="float">
            <text:p>10,16</text:p>
          </table:table-cell>
          <table:table-cell office:value-type="float" office:value="92.493" calcext:value-type="float">
            <text:p>92,493</text:p>
          </table:table-cell>
          <table:table-cell office:value-type="float" office:value="5.709" calcext:value-type="float">
            <text:p>5,709</text:p>
          </table:table-cell>
        </table:table-row>
        <table:table-row table:style-name="ro1">
          <table:table-cell table:number-columns-repeated="2"/>
          <table:table-cell office:value-type="float" office:value="10.2" calcext:value-type="float">
            <text:p>10,2</text:p>
          </table:table-cell>
          <table:table-cell office:value-type="float" office:value="93.114" calcext:value-type="float">
            <text:p>93,114</text:p>
          </table:table-cell>
          <table:table-cell office:value-type="float" office:value="24.812" calcext:value-type="float">
            <text:p>24,812</text:p>
          </table:table-cell>
        </table:table-row>
        <table:table-row table:style-name="ro1">
          <table:table-cell table:number-columns-repeated="2"/>
          <table:table-cell office:value-type="float" office:value="10.24" calcext:value-type="float">
            <text:p>10,24</text:p>
          </table:table-cell>
          <table:table-cell office:value-type="float" office:value="93.342" calcext:value-type="float">
            <text:p>93,342</text:p>
          </table:table-cell>
          <table:table-cell office:value-type="float" office:value="19.737" calcext:value-type="float">
            <text:p>19,737</text:p>
          </table:table-cell>
        </table:table-row>
        <table:table-row table:style-name="ro1">
          <table:table-cell table:number-columns-repeated="2"/>
          <table:table-cell office:value-type="float" office:value="10.28" calcext:value-type="float">
            <text:p>10,28</text:p>
          </table:table-cell>
          <table:table-cell office:value-type="float" office:value="94.335" calcext:value-type="float">
            <text:p>94,335</text:p>
          </table:table-cell>
          <table:table-cell office:value-type="float" office:value="32.469" calcext:value-type="float">
            <text:p>32,469</text:p>
          </table:table-cell>
        </table:table-row>
        <table:table-row table:style-name="ro1">
          <table:table-cell table:number-columns-repeated="2"/>
          <table:table-cell office:value-type="float" office:value="10.32" calcext:value-type="float">
            <text:p>10,32</text:p>
          </table:table-cell>
          <table:table-cell office:value-type="float" office:value="95.124" calcext:value-type="float">
            <text:p>95,124</text:p>
          </table:table-cell>
          <table:table-cell office:value-type="float" office:value="30.009" calcext:value-type="float">
            <text:p>30,009</text:p>
          </table:table-cell>
        </table:table-row>
        <table:table-row table:style-name="ro1">
          <table:table-cell table:number-columns-repeated="2"/>
          <table:table-cell office:value-type="float" office:value="10.36" calcext:value-type="float">
            <text:p>10,36</text:p>
          </table:table-cell>
          <table:table-cell office:value-type="float" office:value="96.423" calcext:value-type="float">
            <text:p>96,423</text:p>
          </table:table-cell>
          <table:table-cell office:value-type="float" office:value="54.22" calcext:value-type="float">
            <text:p>54,22</text:p>
          </table:table-cell>
        </table:table-row>
        <table:table-row table:style-name="ro1">
          <table:table-cell table:number-columns-repeated="2"/>
          <table:table-cell office:value-type="float" office:value="10.4" calcext:value-type="float">
            <text:p>10,4</text:p>
          </table:table-cell>
          <table:table-cell office:value-type="float" office:value="97.623" calcext:value-type="float">
            <text:p>97,623</text:p>
          </table:table-cell>
          <table:table-cell office:value-type="float" office:value="42.156" calcext:value-type="float">
            <text:p>42,156</text:p>
          </table:table-cell>
        </table:table-row>
        <table:table-row table:style-name="ro1">
          <table:table-cell table:number-columns-repeated="2"/>
          <table:table-cell office:value-type="float" office:value="10.44" calcext:value-type="float">
            <text:p>10,44</text:p>
          </table:table-cell>
          <table:table-cell office:value-type="float" office:value="99.792" calcext:value-type="float">
            <text:p>99,792</text:p>
          </table:table-cell>
          <table:table-cell office:value-type="float" office:value="64.316" calcext:value-type="float">
            <text:p>64,316</text:p>
          </table:table-cell>
        </table:table-row>
        <table:table-row table:style-name="ro1">
          <table:table-cell table:number-columns-repeated="2"/>
          <table:table-cell office:value-type="float" office:value="10.48" calcext:value-type="float">
            <text:p>10,48</text:p>
          </table:table-cell>
          <table:table-cell office:value-type="float" office:value="101.479" calcext:value-type="float">
            <text:p>101,479</text:p>
          </table:table-cell>
          <table:table-cell office:value-type="float" office:value="61.185" calcext:value-type="float">
            <text:p>61,185</text:p>
          </table:table-cell>
        </table:table-row>
        <table:table-row table:style-name="ro1">
          <table:table-cell table:number-columns-repeated="2"/>
          <table:table-cell office:value-type="float" office:value="10.52" calcext:value-type="float">
            <text:p>10,52</text:p>
          </table:table-cell>
          <table:table-cell office:value-type="float" office:value="104.051" calcext:value-type="float">
            <text:p>104,051</text:p>
          </table:table-cell>
          <table:table-cell office:value-type="float" office:value="69.715" calcext:value-type="float">
            <text:p>69,715</text:p>
          </table:table-cell>
        </table:table-row>
        <table:table-row table:style-name="ro1">
          <table:table-cell table:number-columns-repeated="2"/>
          <table:table-cell office:value-type="float" office:value="10.56" calcext:value-type="float">
            <text:p>10,56</text:p>
          </table:table-cell>
          <table:table-cell office:value-type="float" office:value="106.499" calcext:value-type="float">
            <text:p>106,499</text:p>
          </table:table-cell>
          <table:table-cell office:value-type="float" office:value="62.881" calcext:value-type="float">
            <text:p>62,881</text:p>
          </table:table-cell>
        </table:table-row>
        <table:table-row table:style-name="ro1">
          <table:table-cell table:number-columns-repeated="2"/>
          <table:table-cell office:value-type="float" office:value="10.6" calcext:value-type="float">
            <text:p>10,6</text:p>
          </table:table-cell>
          <table:table-cell office:value-type="float" office:value="109.287" calcext:value-type="float">
            <text:p>109,287</text:p>
          </table:table-cell>
          <table:table-cell office:value-type="float" office:value="72.963" calcext:value-type="float">
            <text:p>72,963</text:p>
          </table:table-cell>
        </table:table-row>
        <table:table-row table:style-name="ro1">
          <table:table-cell table:number-columns-repeated="2"/>
          <table:table-cell office:value-type="float" office:value="10.64" calcext:value-type="float">
            <text:p>10,64</text:p>
          </table:table-cell>
          <table:table-cell office:value-type="float" office:value="111.802" calcext:value-type="float">
            <text:p>111,802</text:p>
          </table:table-cell>
          <table:table-cell office:value-type="float" office:value="63.565" calcext:value-type="float">
            <text:p>63,565</text:p>
          </table:table-cell>
        </table:table-row>
        <table:table-row table:style-name="ro1">
          <table:table-cell table:number-columns-repeated="2"/>
          <table:table-cell office:value-type="float" office:value="10.68" calcext:value-type="float">
            <text:p>10,68</text:p>
          </table:table-cell>
          <table:table-cell office:value-type="float" office:value="114.721" calcext:value-type="float">
            <text:p>114,721</text:p>
          </table:table-cell>
          <table:table-cell office:value-type="float" office:value="72.789" calcext:value-type="float">
            <text:p>72,789</text:p>
          </table:table-cell>
        </table:table-row>
        <table:table-row table:style-name="ro1">
          <table:table-cell table:number-columns-repeated="2"/>
          <table:table-cell office:value-type="float" office:value="10.72" calcext:value-type="float">
            <text:p>10,72</text:p>
          </table:table-cell>
          <table:table-cell office:value-type="float" office:value="117.264" calcext:value-type="float">
            <text:p>117,264</text:p>
          </table:table-cell>
          <table:table-cell office:value-type="float" office:value="57.953" calcext:value-type="float">
            <text:p>57,953</text:p>
          </table:table-cell>
        </table:table-row>
        <table:table-row table:style-name="ro1">
          <table:table-cell table:number-columns-repeated="2"/>
          <table:table-cell office:value-type="float" office:value="10.76" calcext:value-type="float">
            <text:p>10,76</text:p>
          </table:table-cell>
          <table:table-cell office:value-type="float" office:value="120.175" calcext:value-type="float">
            <text:p>120,175</text:p>
          </table:table-cell>
          <table:table-cell office:value-type="float" office:value="67.341" calcext:value-type="float">
            <text:p>67,341</text:p>
          </table:table-cell>
        </table:table-row>
        <table:table-row table:style-name="ro1">
          <table:table-cell table:number-columns-repeated="2"/>
          <table:table-cell office:value-type="float" office:value="10.8" calcext:value-type="float">
            <text:p>10,8</text:p>
          </table:table-cell>
          <table:table-cell office:value-type="float" office:value="122.493" calcext:value-type="float">
            <text:p>122,493</text:p>
          </table:table-cell>
          <table:table-cell office:value-type="float" office:value="56.362" calcext:value-type="float">
            <text:p>56,362</text:p>
          </table:table-cell>
        </table:table-row>
        <table:table-row table:style-name="ro1">
          <table:table-cell table:number-columns-repeated="2"/>
          <table:table-cell office:value-type="float" office:value="10.84" calcext:value-type="float">
            <text:p>10,84</text:p>
          </table:table-cell>
          <table:table-cell office:value-type="float" office:value="125.187" calcext:value-type="float">
            <text:p>125,187</text:p>
          </table:table-cell>
          <table:table-cell office:value-type="float" office:value="62.537" calcext:value-type="float">
            <text:p>62,537</text:p>
          </table:table-cell>
        </table:table-row>
        <table:table-row table:style-name="ro1">
          <table:table-cell table:number-columns-repeated="2"/>
          <table:table-cell office:value-type="float" office:value="10.88" calcext:value-type="float">
            <text:p>10,88</text:p>
          </table:table-cell>
          <table:table-cell office:value-type="float" office:value="127.441" calcext:value-type="float">
            <text:p>127,441</text:p>
          </table:table-cell>
          <table:table-cell office:value-type="float" office:value="50.726" calcext:value-type="float">
            <text:p>50,726</text:p>
          </table:table-cell>
        </table:table-row>
        <table:table-row table:style-name="ro1">
          <table:table-cell table:number-columns-repeated="2"/>
          <table:table-cell office:value-type="float" office:value="10.92" calcext:value-type="float">
            <text:p>10,92</text:p>
          </table:table-cell>
          <table:table-cell office:value-type="float" office:value="129.943" calcext:value-type="float">
            <text:p>129,943</text:p>
          </table:table-cell>
          <table:table-cell office:value-type="float" office:value="55.251" calcext:value-type="float">
            <text:p>55,251</text:p>
          </table:table-cell>
        </table:table-row>
        <table:table-row table:style-name="ro1">
          <table:table-cell table:number-columns-repeated="2"/>
          <table:table-cell office:value-type="float" office:value="10.96" calcext:value-type="float">
            <text:p>10,96</text:p>
          </table:table-cell>
          <table:table-cell office:value-type="float" office:value="131.972" calcext:value-type="float">
            <text:p>131,972</text:p>
          </table:table-cell>
          <table:table-cell office:value-type="float" office:value="44.624" calcext:value-type="float">
            <text:p>44,624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34.182" calcext:value-type="float">
            <text:p>134,182</text:p>
          </table:table-cell>
          <table:table-cell office:value-type="float" office:value="48.57" calcext:value-type="float">
            <text:p>48,57</text:p>
          </table:table-cell>
        </table:table-row>
        <table:table-row table:style-name="ro1">
          <table:table-cell table:number-columns-repeated="2"/>
          <table:table-cell office:value-type="float" office:value="11.04" calcext:value-type="float">
            <text:p>11,04</text:p>
          </table:table-cell>
          <table:table-cell office:value-type="float" office:value="135.967" calcext:value-type="float">
            <text:p>135,967</text:p>
          </table:table-cell>
          <table:table-cell office:value-type="float" office:value="33.631" calcext:value-type="float">
            <text:p>33,631</text:p>
          </table:table-cell>
        </table:table-row>
        <table:table-row table:style-name="ro1">
          <table:table-cell table:number-columns-repeated="2"/>
          <table:table-cell office:value-type="float" office:value="11.08" calcext:value-type="float">
            <text:p>11,08</text:p>
          </table:table-cell>
          <table:table-cell office:value-type="float" office:value="137.91" calcext:value-type="float">
            <text:p>137,91</text:p>
          </table:table-cell>
          <table:table-cell office:value-type="float" office:value="32.812" calcext:value-type="float">
            <text:p>32,8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8T12:26:27.426000000</dc:date>
    <meta:editing-duration>PT6M51S</meta:editing-duration>
    <meta:editing-cycles>1</meta:editing-cycles>
    <meta:document-statistic meta:table-count="1" meta:cell-count="837" meta:object-count="1"/>
    <meta:generator>LibreOffice/7.3.2.2$Windows_X86_64 LibreOffice_project/49f2b1bff42cfccbd8f788c8dc32c1c309559be0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903cm" svg:height="11.104cm" xlink:href=".." xlink:type="simple" chart:class="chart:scatter" chart:style-name="ch1">
        <chart:legend chart:legend-position="end" svg:x="19.21cm" svg:y="5.004cm" style:legend-expansion="high" chart:style-name="ch2"/>
        <chart:plot-area chart:style-name="ch3" table:cell-range-address="datos_ang_prueba_squad_01.C1:datos_ang_prueba_squad_01.E279" chart:data-source-has-labels="row" svg:x="0.96cm" svg:y="-0.071cm" svg:width="18.333cm" svg:height="10.659cm">
          <chart:coordinate-region svg:x="1.872cm" svg:y="0.128cm" svg:width="17.234cm" svg:height="10.26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os_ang_prueba_squad_01.D2:datos_ang_prueba_squad_01.D279" chart:label-cell-address="datos_ang_prueba_squad_01.D1:datos_ang_prueba_squad_01.D1" chart:class="chart:scatter">
            <chart:domain table:cell-range-address="datos_ang_prueba_squad_01.C2:datos_ang_prueba_squad_01.C279"/>
            <chart:data-point chart:repeated="278"/>
          </chart:series>
          <chart:series chart:style-name="ch8" chart:values-cell-range-address="datos_ang_prueba_squad_01.E2:datos_ang_prueba_squad_01.E279" chart:label-cell-address="datos_ang_prueba_squad_01.E1:datos_ang_prueba_squad_01.E1" chart:class="chart:scatter">
            <chart:data-point chart:repeated="27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# Ang (°)</text:p>
                <draw:g>
                  <svg:desc>datos_ang_prueba_squad_01.D1:datos_ang_prueba_squad_01.D1</svg:desc>
                </draw:g>
              </table:table-cell>
              <table:table-cell office:value-type="string">
                <text:p>Vel (°/s)</text:p>
                <draw:g>
                  <svg:desc>datos_ang_prueba_squad_01.E1:datos_ang_prueba_squad_0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_ang_prueba_squad_01.C2:datos_ang_prueba_squad_01.C279</svg:desc>
                </draw:g>
              </table:table-cell>
              <table:table-cell office:value-type="float" office:value="167.49">
                <text:p>167.49</text:p>
                <draw:g>
                  <svg:desc>datos_ang_prueba_squad_01.D2:datos_ang_prueba_squad_01.D279</svg:desc>
                </draw:g>
              </table:table-cell>
              <table:table-cell office:value-type="float" office:value="-17.468">
                <text:p>-17.468</text:p>
                <draw:g>
                  <svg:desc>datos_ang_prueba_squad_01.E2:datos_ang_prueba_squad_01.E2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166.745">
                <text:p>166.745</text:p>
              </table:table-cell>
              <table:table-cell office:value-type="float" office:value="-154.711">
                <text:p>-154.7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">
                <text:p>0.08</text:p>
              </table:table-cell>
              <table:table-cell office:value-type="float" office:value="167.415">
                <text:p>167.415</text:p>
              </table:table-cell>
              <table:table-cell office:value-type="float" office:value="-31.192">
                <text:p>-31.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">
                <text:p>0.12</text:p>
              </table:table-cell>
              <table:table-cell office:value-type="float" office:value="166.675">
                <text:p>166.675</text:p>
              </table:table-cell>
              <table:table-cell office:value-type="float" office:value="-153.351">
                <text:p>-153.3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">
                <text:p>0.16</text:p>
              </table:table-cell>
              <table:table-cell office:value-type="float" office:value="166.66">
                <text:p>166.66</text:p>
              </table:table-cell>
              <table:table-cell office:value-type="float" office:value="-50.692">
                <text:p>-50.6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165.429">
                <text:p>165.429</text:p>
              </table:table-cell>
              <table:table-cell office:value-type="float" office:value="-165.4">
                <text:p>-165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">
                <text:p>0.24</text:p>
              </table:table-cell>
              <table:table-cell office:value-type="float" office:value="164.51">
                <text:p>164.51</text:p>
              </table:table-cell>
              <table:table-cell office:value-type="float" office:value="-65.332">
                <text:p>-65.3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">
                <text:p>0.28</text:p>
              </table:table-cell>
              <table:table-cell office:value-type="float" office:value="162.307">
                <text:p>162.307</text:p>
              </table:table-cell>
              <table:table-cell office:value-type="float" office:value="-164.323">
                <text:p>-164.3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">
                <text:p>0.32</text:p>
              </table:table-cell>
              <table:table-cell office:value-type="float" office:value="160.692">
                <text:p>160.692</text:p>
              </table:table-cell>
              <table:table-cell office:value-type="float" office:value="-80.987">
                <text:p>-80.9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6">
                <text:p>0.36</text:p>
              </table:table-cell>
              <table:table-cell office:value-type="float" office:value="158.091">
                <text:p>158.091</text:p>
              </table:table-cell>
              <table:table-cell office:value-type="float" office:value="-167.743">
                <text:p>-167.7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">
                <text:p>0.4</text:p>
              </table:table-cell>
              <table:table-cell office:value-type="float" office:value="155.75">
                <text:p>155.75</text:p>
              </table:table-cell>
              <table:table-cell office:value-type="float" office:value="-87.492">
                <text:p>-87.4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4">
                <text:p>0.44</text:p>
              </table:table-cell>
              <table:table-cell office:value-type="float" office:value="152.615">
                <text:p>152.615</text:p>
              </table:table-cell>
              <table:table-cell office:value-type="float" office:value="-156.428">
                <text:p>-156.4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8">
                <text:p>0.48</text:p>
              </table:table-cell>
              <table:table-cell office:value-type="float" office:value="149.923">
                <text:p>149.923</text:p>
              </table:table-cell>
              <table:table-cell office:value-type="float" office:value="-86.359">
                <text:p>-86.3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2">
                <text:p>0.52</text:p>
              </table:table-cell>
              <table:table-cell office:value-type="float" office:value="146.883">
                <text:p>146.883</text:p>
              </table:table-cell>
              <table:table-cell office:value-type="float" office:value="-150.673">
                <text:p>-150.6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6">
                <text:p>0.56</text:p>
              </table:table-cell>
              <table:table-cell office:value-type="float" office:value="144.157">
                <text:p>144.157</text:p>
              </table:table-cell>
              <table:table-cell office:value-type="float" office:value="-93.682">
                <text:p>-93.6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">
                <text:p>0.6</text:p>
              </table:table-cell>
              <table:table-cell office:value-type="float" office:value="141.025">
                <text:p>141.025</text:p>
              </table:table-cell>
              <table:table-cell office:value-type="float" office:value="-142.304">
                <text:p>-142.3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4">
                <text:p>0.64</text:p>
              </table:table-cell>
              <table:table-cell office:value-type="float" office:value="137.933">
                <text:p>137.933</text:p>
              </table:table-cell>
              <table:table-cell office:value-type="float" office:value="-85.285">
                <text:p>-85.2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8">
                <text:p>0.68</text:p>
              </table:table-cell>
              <table:table-cell office:value-type="float" office:value="134.846">
                <text:p>134.846</text:p>
              </table:table-cell>
              <table:table-cell office:value-type="float" office:value="-135.131">
                <text:p>-135.1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2">
                <text:p>0.72</text:p>
              </table:table-cell>
              <table:table-cell office:value-type="float" office:value="132.024">
                <text:p>132.024</text:p>
              </table:table-cell>
              <table:table-cell office:value-type="float" office:value="-87.145">
                <text:p>-87.1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6">
                <text:p>0.76</text:p>
              </table:table-cell>
              <table:table-cell office:value-type="float" office:value="128.964">
                <text:p>128.964</text:p>
              </table:table-cell>
              <table:table-cell office:value-type="float" office:value="-128.254">
                <text:p>-128.2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">
                <text:p>0.8</text:p>
              </table:table-cell>
              <table:table-cell office:value-type="float" office:value="126.009">
                <text:p>126.009</text:p>
              </table:table-cell>
              <table:table-cell office:value-type="float" office:value="-83.763">
                <text:p>-83.7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4">
                <text:p>0.84</text:p>
              </table:table-cell>
              <table:table-cell office:value-type="float" office:value="122.989">
                <text:p>122.989</text:p>
              </table:table-cell>
              <table:table-cell office:value-type="float" office:value="-125.056">
                <text:p>-125.0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">
                <text:p>0.88</text:p>
              </table:table-cell>
              <table:table-cell office:value-type="float" office:value="120.116">
                <text:p>120.116</text:p>
              </table:table-cell>
              <table:table-cell office:value-type="float" office:value="-81.518">
                <text:p>-81.5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2">
                <text:p>0.92</text:p>
              </table:table-cell>
              <table:table-cell office:value-type="float" office:value="117.014">
                <text:p>117.014</text:p>
              </table:table-cell>
              <table:table-cell office:value-type="float" office:value="-113.58">
                <text:p>-113.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6">
                <text:p>0.96</text:p>
              </table:table-cell>
              <table:table-cell office:value-type="float" office:value="114.183">
                <text:p>114.183</text:p>
              </table:table-cell>
              <table:table-cell office:value-type="float" office:value="-72.12">
                <text:p>-72.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11.349">
                <text:p>111.349</text:p>
              </table:table-cell>
              <table:table-cell office:value-type="float" office:value="-99.06">
                <text:p>-99.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4">
                <text:p>1.04</text:p>
              </table:table-cell>
              <table:table-cell office:value-type="float" office:value="108.851">
                <text:p>108.851</text:p>
              </table:table-cell>
              <table:table-cell office:value-type="float" office:value="-60.528">
                <text:p>-60.5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8">
                <text:p>1.08</text:p>
              </table:table-cell>
              <table:table-cell office:value-type="float" office:value="106.427">
                <text:p>106.427</text:p>
              </table:table-cell>
              <table:table-cell office:value-type="float" office:value="-84.194">
                <text:p>-84.1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2">
                <text:p>1.12</text:p>
              </table:table-cell>
              <table:table-cell office:value-type="float" office:value="104.354">
                <text:p>104.354</text:p>
              </table:table-cell>
              <table:table-cell office:value-type="float" office:value="-38.945">
                <text:p>-38.9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6">
                <text:p>1.16</text:p>
              </table:table-cell>
              <table:table-cell office:value-type="float" office:value="102.371">
                <text:p>102.371</text:p>
              </table:table-cell>
              <table:table-cell office:value-type="float" office:value="-62.983">
                <text:p>-62.9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">
                <text:p>1.2</text:p>
              </table:table-cell>
              <table:table-cell office:value-type="float" office:value="101.127">
                <text:p>101.127</text:p>
              </table:table-cell>
              <table:table-cell office:value-type="float" office:value="-20.578">
                <text:p>-20.5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4">
                <text:p>1.24</text:p>
              </table:table-cell>
              <table:table-cell office:value-type="float" office:value="99.854">
                <text:p>99.854</text:p>
              </table:table-cell>
              <table:table-cell office:value-type="float" office:value="-43.468">
                <text:p>-43.4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8">
                <text:p>1.28</text:p>
              </table:table-cell>
              <table:table-cell office:value-type="float" office:value="99.312">
                <text:p>99.312</text:p>
              </table:table-cell>
              <table:table-cell office:value-type="float" office:value="-1.824">
                <text:p>-1.8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2">
                <text:p>1.32</text:p>
              </table:table-cell>
              <table:table-cell office:value-type="float" office:value="98.695">
                <text:p>98.695</text:p>
              </table:table-cell>
              <table:table-cell office:value-type="float" office:value="-31.056">
                <text:p>-31.0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6">
                <text:p>1.36</text:p>
              </table:table-cell>
              <table:table-cell office:value-type="float" office:value="98.876">
                <text:p>98.876</text:p>
              </table:table-cell>
              <table:table-cell office:value-type="float" office:value="9.139">
                <text:p>9.1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">
                <text:p>1.4</text:p>
              </table:table-cell>
              <table:table-cell office:value-type="float" office:value="98.643">
                <text:p>98.643</text:p>
              </table:table-cell>
              <table:table-cell office:value-type="float" office:value="-13.99">
                <text:p>-13.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4">
                <text:p>1.44</text:p>
              </table:table-cell>
              <table:table-cell office:value-type="float" office:value="99.237">
                <text:p>99.237</text:p>
              </table:table-cell>
              <table:table-cell office:value-type="float" office:value="20.953">
                <text:p>20.9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8">
                <text:p>1.48</text:p>
              </table:table-cell>
              <table:table-cell office:value-type="float" office:value="99.586">
                <text:p>99.586</text:p>
              </table:table-cell>
              <table:table-cell office:value-type="float" office:value="-4.744">
                <text:p>-4.7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2">
                <text:p>1.52</text:p>
              </table:table-cell>
              <table:table-cell office:value-type="float" office:value="100.63">
                <text:p>100.63</text:p>
              </table:table-cell>
              <table:table-cell office:value-type="float" office:value="37.566">
                <text:p>37.5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6">
                <text:p>1.56</text:p>
              </table:table-cell>
              <table:table-cell office:value-type="float" office:value="101.258">
                <text:p>101.258</text:p>
              </table:table-cell>
              <table:table-cell office:value-type="float" office:value="13.968">
                <text:p>13.9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">
                <text:p>1.6</text:p>
              </table:table-cell>
              <table:table-cell office:value-type="float" office:value="102.946">
                <text:p>102.946</text:p>
              </table:table-cell>
              <table:table-cell office:value-type="float" office:value="61.49">
                <text:p>61.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4">
                <text:p>1.64</text:p>
              </table:table-cell>
              <table:table-cell office:value-type="float" office:value="104.24">
                <text:p>104.24</text:p>
              </table:table-cell>
              <table:table-cell office:value-type="float" office:value="30.373">
                <text:p>30.3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8">
                <text:p>1.68</text:p>
              </table:table-cell>
              <table:table-cell office:value-type="float" office:value="106.866">
                <text:p>106.866</text:p>
              </table:table-cell>
              <table:table-cell office:value-type="float" office:value="70.276">
                <text:p>70.2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2">
                <text:p>1.72</text:p>
              </table:table-cell>
              <table:table-cell office:value-type="float" office:value="108.744">
                <text:p>108.744</text:p>
              </table:table-cell>
              <table:table-cell office:value-type="float" office:value="44.114">
                <text:p>44.1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6">
                <text:p>1.76</text:p>
              </table:table-cell>
              <table:table-cell office:value-type="float" office:value="111.704">
                <text:p>111.704</text:p>
              </table:table-cell>
              <table:table-cell office:value-type="float" office:value="71.762">
                <text:p>71.7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">
                <text:p>1.8</text:p>
              </table:table-cell>
              <table:table-cell office:value-type="float" office:value="114.065">
                <text:p>114.065</text:p>
              </table:table-cell>
              <table:table-cell office:value-type="float" office:value="49.846">
                <text:p>49.8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4">
                <text:p>1.84</text:p>
              </table:table-cell>
              <table:table-cell office:value-type="float" office:value="117.07">
                <text:p>117.07</text:p>
              </table:table-cell>
              <table:table-cell office:value-type="float" office:value="70.03">
                <text:p>70.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8">
                <text:p>1.88</text:p>
              </table:table-cell>
              <table:table-cell office:value-type="float" office:value="119.601">
                <text:p>119.601</text:p>
              </table:table-cell>
              <table:table-cell office:value-type="float" office:value="44.096">
                <text:p>44.0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2">
                <text:p>1.92</text:p>
              </table:table-cell>
              <table:table-cell office:value-type="float" office:value="122.523">
                <text:p>122.523</text:p>
              </table:table-cell>
              <table:table-cell office:value-type="float" office:value="66.545">
                <text:p>66.5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6">
                <text:p>1.96</text:p>
              </table:table-cell>
              <table:table-cell office:value-type="float" office:value="124.77">
                <text:p>124.77</text:p>
              </table:table-cell>
              <table:table-cell office:value-type="float" office:value="39.564">
                <text:p>39.5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127.541">
                <text:p>127.541</text:p>
              </table:table-cell>
              <table:table-cell office:value-type="float" office:value="57.141">
                <text:p>57.1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4">
                <text:p>2.04</text:p>
              </table:table-cell>
              <table:table-cell office:value-type="float" office:value="129.558">
                <text:p>129.558</text:p>
              </table:table-cell>
              <table:table-cell office:value-type="float" office:value="34.696">
                <text:p>34.6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08">
                <text:p>2.08</text:p>
              </table:table-cell>
              <table:table-cell office:value-type="float" office:value="131.942">
                <text:p>131.942</text:p>
              </table:table-cell>
              <table:table-cell office:value-type="float" office:value="48.82">
                <text:p>48.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2">
                <text:p>2.12</text:p>
              </table:table-cell>
              <table:table-cell office:value-type="float" office:value="133.721">
                <text:p>133.721</text:p>
              </table:table-cell>
              <table:table-cell office:value-type="float" office:value="26.661">
                <text:p>26.6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16">
                <text:p>2.16</text:p>
              </table:table-cell>
              <table:table-cell office:value-type="float" office:value="135.762">
                <text:p>135.762</text:p>
              </table:table-cell>
              <table:table-cell office:value-type="float" office:value="39.456">
                <text:p>39.4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2">
                <text:p>2.2</text:p>
              </table:table-cell>
              <table:table-cell office:value-type="float" office:value="137.181">
                <text:p>137.181</text:p>
              </table:table-cell>
              <table:table-cell office:value-type="float" office:value="11.286">
                <text:p>11.2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24">
                <text:p>2.24</text:p>
              </table:table-cell>
              <table:table-cell office:value-type="float" office:value="138.839">
                <text:p>138.839</text:p>
              </table:table-cell>
              <table:table-cell office:value-type="float" office:value="24.648">
                <text:p>24.6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28">
                <text:p>2.28</text:p>
              </table:table-cell>
              <table:table-cell office:value-type="float" office:value="139.607">
                <text:p>139.607</text:p>
              </table:table-cell>
              <table:table-cell office:value-type="float" office:value="-10.425">
                <text:p>-10.4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32">
                <text:p>2.32</text:p>
              </table:table-cell>
              <table:table-cell office:value-type="float" office:value="140.664">
                <text:p>140.664</text:p>
              </table:table-cell>
              <table:table-cell office:value-type="float" office:value="5.781">
                <text:p>5.7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6">
                <text:p>2.36</text:p>
              </table:table-cell>
              <table:table-cell office:value-type="float" office:value="140.533">
                <text:p>140.533</text:p>
              </table:table-cell>
              <table:table-cell office:value-type="float" office:value="-41.145">
                <text:p>-41.1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4">
                <text:p>2.4</text:p>
              </table:table-cell>
              <table:table-cell office:value-type="float" office:value="140.828">
                <text:p>140.828</text:p>
              </table:table-cell>
              <table:table-cell office:value-type="float" office:value="-14.478">
                <text:p>-14.4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44">
                <text:p>2.44</text:p>
              </table:table-cell>
              <table:table-cell office:value-type="float" office:value="139.439">
                <text:p>139.439</text:p>
              </table:table-cell>
              <table:table-cell office:value-type="float" office:value="-59.644">
                <text:p>-59.6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48">
                <text:p>2.48</text:p>
              </table:table-cell>
              <table:table-cell office:value-type="float" office:value="138.918">
                <text:p>138.918</text:p>
              </table:table-cell>
              <table:table-cell office:value-type="float" office:value="-29.042">
                <text:p>-29.0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52">
                <text:p>2.52</text:p>
              </table:table-cell>
              <table:table-cell office:value-type="float" office:value="136.763">
                <text:p>136.763</text:p>
              </table:table-cell>
              <table:table-cell office:value-type="float" office:value="-59.685">
                <text:p>-59.6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56">
                <text:p>2.56</text:p>
              </table:table-cell>
              <table:table-cell office:value-type="float" office:value="135.654">
                <text:p>135.654</text:p>
              </table:table-cell>
              <table:table-cell office:value-type="float" office:value="-39.061">
                <text:p>-39.0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6">
                <text:p>2.6</text:p>
              </table:table-cell>
              <table:table-cell office:value-type="float" office:value="133.474">
                <text:p>133.474</text:p>
              </table:table-cell>
              <table:table-cell office:value-type="float" office:value="-64.004">
                <text:p>-64.0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4">
                <text:p>2.64</text:p>
              </table:table-cell>
              <table:table-cell office:value-type="float" office:value="131.959">
                <text:p>131.959</text:p>
              </table:table-cell>
              <table:table-cell office:value-type="float" office:value="-41.818">
                <text:p>-41.8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68">
                <text:p>2.68</text:p>
              </table:table-cell>
              <table:table-cell office:value-type="float" office:value="129.586">
                <text:p>129.586</text:p>
              </table:table-cell>
              <table:table-cell office:value-type="float" office:value="-69.684">
                <text:p>-69.6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72">
                <text:p>2.72</text:p>
              </table:table-cell>
              <table:table-cell office:value-type="float" office:value="127.955">
                <text:p>127.955</text:p>
              </table:table-cell>
              <table:table-cell office:value-type="float" office:value="-50.562">
                <text:p>-50.5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76">
                <text:p>2.76</text:p>
              </table:table-cell>
              <table:table-cell office:value-type="float" office:value="125.336">
                <text:p>125.336</text:p>
              </table:table-cell>
              <table:table-cell office:value-type="float" office:value="-68.654">
                <text:p>-68.6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8">
                <text:p>2.8</text:p>
              </table:table-cell>
              <table:table-cell office:value-type="float" office:value="123.352">
                <text:p>123.352</text:p>
              </table:table-cell>
              <table:table-cell office:value-type="float" office:value="-54.322">
                <text:p>-54.3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84">
                <text:p>2.84</text:p>
              </table:table-cell>
              <table:table-cell office:value-type="float" office:value="120.757">
                <text:p>120.757</text:p>
              </table:table-cell>
              <table:table-cell office:value-type="float" office:value="-71.173">
                <text:p>-71.1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88">
                <text:p>2.88</text:p>
              </table:table-cell>
              <table:table-cell office:value-type="float" office:value="118.619">
                <text:p>118.619</text:p>
              </table:table-cell>
              <table:table-cell office:value-type="float" office:value="-54.032">
                <text:p>-54.0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92">
                <text:p>2.92</text:p>
              </table:table-cell>
              <table:table-cell office:value-type="float" office:value="115.908">
                <text:p>115.908</text:p>
              </table:table-cell>
              <table:table-cell office:value-type="float" office:value="-71.68">
                <text:p>-71.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96">
                <text:p>2.96</text:p>
              </table:table-cell>
              <table:table-cell office:value-type="float" office:value="113.778">
                <text:p>113.778</text:p>
              </table:table-cell>
              <table:table-cell office:value-type="float" office:value="-57.527">
                <text:p>-57.5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111.033">
                <text:p>111.033</text:p>
              </table:table-cell>
              <table:table-cell office:value-type="float" office:value="-69.651">
                <text:p>-69.6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04">
                <text:p>3.04</text:p>
              </table:table-cell>
              <table:table-cell office:value-type="float" office:value="108.76">
                <text:p>108.76</text:p>
              </table:table-cell>
              <table:table-cell office:value-type="float" office:value="-55.779">
                <text:p>-55.7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08">
                <text:p>3.08</text:p>
              </table:table-cell>
              <table:table-cell office:value-type="float" office:value="106.084">
                <text:p>106.084</text:p>
              </table:table-cell>
              <table:table-cell office:value-type="float" office:value="-62.186">
                <text:p>-62.1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12">
                <text:p>3.12</text:p>
              </table:table-cell>
              <table:table-cell office:value-type="float" office:value="103.878">
                <text:p>103.878</text:p>
              </table:table-cell>
              <table:table-cell office:value-type="float" office:value="-48.613">
                <text:p>-48.6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16">
                <text:p>3.16</text:p>
              </table:table-cell>
              <table:table-cell office:value-type="float" office:value="101.49">
                <text:p>101.49</text:p>
              </table:table-cell>
              <table:table-cell office:value-type="float" office:value="-50.683">
                <text:p>-50.6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2">
                <text:p>3.2</text:p>
              </table:table-cell>
              <table:table-cell office:value-type="float" office:value="99.568">
                <text:p>99.568</text:p>
              </table:table-cell>
              <table:table-cell office:value-type="float" office:value="-41.594">
                <text:p>-41.5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24">
                <text:p>3.24</text:p>
              </table:table-cell>
              <table:table-cell office:value-type="float" office:value="97.63">
                <text:p>97.63</text:p>
              </table:table-cell>
              <table:table-cell office:value-type="float" office:value="-24.205">
                <text:p>-24.2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8">
                <text:p>3.28</text:p>
              </table:table-cell>
              <table:table-cell office:value-type="float" office:value="95.987">
                <text:p>95.987</text:p>
              </table:table-cell>
              <table:table-cell office:value-type="float" office:value="-27.253">
                <text:p>-27.2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2">
                <text:p>3.32</text:p>
              </table:table-cell>
              <table:table-cell office:value-type="float" office:value="95.099">
                <text:p>95.099</text:p>
              </table:table-cell>
              <table:table-cell office:value-type="float" office:value="-11.176">
                <text:p>-11.1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6">
                <text:p>3.36</text:p>
              </table:table-cell>
              <table:table-cell office:value-type="float" office:value="94.027">
                <text:p>94.027</text:p>
              </table:table-cell>
              <table:table-cell office:value-type="float" office:value="-10.514">
                <text:p>-10.5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">
                <text:p>3.4</text:p>
              </table:table-cell>
              <table:table-cell office:value-type="float" office:value="93.653">
                <text:p>93.653</text:p>
              </table:table-cell>
              <table:table-cell office:value-type="float" office:value="9.033">
                <text:p>9.0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44">
                <text:p>3.44</text:p>
              </table:table-cell>
              <table:table-cell office:value-type="float" office:value="93.248">
                <text:p>93.248</text:p>
              </table:table-cell>
              <table:table-cell office:value-type="float" office:value="0.442">
                <text:p>0.4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48">
                <text:p>3.48</text:p>
              </table:table-cell>
              <table:table-cell office:value-type="float" office:value="93.675">
                <text:p>93.675</text:p>
              </table:table-cell>
              <table:table-cell office:value-type="float" office:value="17.985">
                <text:p>17.9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52">
                <text:p>3.52</text:p>
              </table:table-cell>
              <table:table-cell office:value-type="float" office:value="93.707">
                <text:p>93.707</text:p>
              </table:table-cell>
              <table:table-cell office:value-type="float" office:value="13.051">
                <text:p>13.0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56">
                <text:p>3.56</text:p>
              </table:table-cell>
              <table:table-cell office:value-type="float" office:value="94.485">
                <text:p>94.485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6">
                <text:p>3.6</text:p>
              </table:table-cell>
              <table:table-cell office:value-type="float" office:value="95.021">
                <text:p>95.021</text:p>
              </table:table-cell>
              <table:table-cell office:value-type="float" office:value="14.873">
                <text:p>14.8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64">
                <text:p>3.64</text:p>
              </table:table-cell>
              <table:table-cell office:value-type="float" office:value="96.546">
                <text:p>96.546</text:p>
              </table:table-cell>
              <table:table-cell office:value-type="float" office:value="44.436">
                <text:p>44.4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68">
                <text:p>3.68</text:p>
              </table:table-cell>
              <table:table-cell office:value-type="float" office:value="97.152">
                <text:p>97.152</text:p>
              </table:table-cell>
              <table:table-cell office:value-type="float" office:value="32.541">
                <text:p>32.5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72">
                <text:p>3.72</text:p>
              </table:table-cell>
              <table:table-cell office:value-type="float" office:value="98.977">
                <text:p>98.977</text:p>
              </table:table-cell>
              <table:table-cell office:value-type="float" office:value="52.568">
                <text:p>52.5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76">
                <text:p>3.76</text:p>
              </table:table-cell>
              <table:table-cell office:value-type="float" office:value="100.29">
                <text:p>100.29</text:p>
              </table:table-cell>
              <table:table-cell office:value-type="float" office:value="51.906">
                <text:p>51.9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8">
                <text:p>3.8</text:p>
              </table:table-cell>
              <table:table-cell office:value-type="float" office:value="102.435">
                <text:p>102.435</text:p>
              </table:table-cell>
              <table:table-cell office:value-type="float" office:value="68.186">
                <text:p>68.1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84">
                <text:p>3.84</text:p>
              </table:table-cell>
              <table:table-cell office:value-type="float" office:value="104.521">
                <text:p>104.521</text:p>
              </table:table-cell>
              <table:table-cell office:value-type="float" office:value="67.084">
                <text:p>67.0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88">
                <text:p>3.88</text:p>
              </table:table-cell>
              <table:table-cell office:value-type="float" office:value="107.287">
                <text:p>107.287</text:p>
              </table:table-cell>
              <table:table-cell office:value-type="float" office:value="68.246">
                <text:p>68.2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92">
                <text:p>3.92</text:p>
              </table:table-cell>
              <table:table-cell office:value-type="float" office:value="109.979">
                <text:p>109.979</text:p>
              </table:table-cell>
              <table:table-cell office:value-type="float" office:value="66.857">
                <text:p>66.8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96">
                <text:p>3.96</text:p>
              </table:table-cell>
              <table:table-cell office:value-type="float" office:value="112.744">
                <text:p>112.744</text:p>
              </table:table-cell>
              <table:table-cell office:value-type="float" office:value="72.816">
                <text:p>72.8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115.426">
                <text:p>115.426</text:p>
              </table:table-cell>
              <table:table-cell office:value-type="float" office:value="66.543">
                <text:p>66.5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04">
                <text:p>4.04</text:p>
              </table:table-cell>
              <table:table-cell office:value-type="float" office:value="118.37">
                <text:p>118.37</text:p>
              </table:table-cell>
              <table:table-cell office:value-type="float" office:value="67.335">
                <text:p>67.3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08">
                <text:p>4.08</text:p>
              </table:table-cell>
              <table:table-cell office:value-type="float" office:value="121.039">
                <text:p>121.039</text:p>
              </table:table-cell>
              <table:table-cell office:value-type="float" office:value="60.935">
                <text:p>60.9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12">
                <text:p>4.12</text:p>
              </table:table-cell>
              <table:table-cell office:value-type="float" office:value="123.76">
                <text:p>123.76</text:p>
              </table:table-cell>
              <table:table-cell office:value-type="float" office:value="59.567">
                <text:p>59.5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16">
                <text:p>4.16</text:p>
              </table:table-cell>
              <table:table-cell office:value-type="float" office:value="126.204">
                <text:p>126.204</text:p>
              </table:table-cell>
              <table:table-cell office:value-type="float" office:value="53.031">
                <text:p>53.0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2">
                <text:p>4.2</text:p>
              </table:table-cell>
              <table:table-cell office:value-type="float" office:value="128.612">
                <text:p>128.612</text:p>
              </table:table-cell>
              <table:table-cell office:value-type="float" office:value="52.744">
                <text:p>52.7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24">
                <text:p>4.24</text:p>
              </table:table-cell>
              <table:table-cell office:value-type="float" office:value="130.739">
                <text:p>130.739</text:p>
              </table:table-cell>
              <table:table-cell office:value-type="float" office:value="45.087">
                <text:p>45.0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28">
                <text:p>4.28</text:p>
              </table:table-cell>
              <table:table-cell office:value-type="float" office:value="132.871">
                <text:p>132.871</text:p>
              </table:table-cell>
              <table:table-cell office:value-type="float" office:value="46.665">
                <text:p>46.6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32">
                <text:p>4.32</text:p>
              </table:table-cell>
              <table:table-cell office:value-type="float" office:value="134.68">
                <text:p>134.68</text:p>
              </table:table-cell>
              <table:table-cell office:value-type="float" office:value="37.069">
                <text:p>37.0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36">
                <text:p>4.36</text:p>
              </table:table-cell>
              <table:table-cell office:value-type="float" office:value="136.567">
                <text:p>136.567</text:p>
              </table:table-cell>
              <table:table-cell office:value-type="float" office:value="26.738">
                <text:p>26.7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4">
                <text:p>4.4</text:p>
              </table:table-cell>
              <table:table-cell office:value-type="float" office:value="138.054">
                <text:p>138.054</text:p>
              </table:table-cell>
              <table:table-cell office:value-type="float" office:value="15.542">
                <text:p>15.5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44">
                <text:p>4.44</text:p>
              </table:table-cell>
              <table:table-cell office:value-type="float" office:value="139.142">
                <text:p>139.142</text:p>
              </table:table-cell>
              <table:table-cell office:value-type="float" office:value="0.782">
                <text:p>0.7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48">
                <text:p>4.48</text:p>
              </table:table-cell>
              <table:table-cell office:value-type="float" office:value="139.768">
                <text:p>139.768</text:p>
              </table:table-cell>
              <table:table-cell office:value-type="float" office:value="-10.444">
                <text:p>-10.4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52">
                <text:p>4.52</text:p>
              </table:table-cell>
              <table:table-cell office:value-type="float" office:value="139.816">
                <text:p>139.816</text:p>
              </table:table-cell>
              <table:table-cell office:value-type="float" office:value="-20.566">
                <text:p>-20.5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56">
                <text:p>4.56</text:p>
              </table:table-cell>
              <table:table-cell office:value-type="float" office:value="139.402">
                <text:p>139.402</text:p>
              </table:table-cell>
              <table:table-cell office:value-type="float" office:value="-22.747">
                <text:p>-22.7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6">
                <text:p>4.6</text:p>
              </table:table-cell>
              <table:table-cell office:value-type="float" office:value="138.594">
                <text:p>138.594</text:p>
              </table:table-cell>
              <table:table-cell office:value-type="float" office:value="-37.351">
                <text:p>-37.3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64">
                <text:p>4.64</text:p>
              </table:table-cell>
              <table:table-cell office:value-type="float" office:value="137.688">
                <text:p>137.688</text:p>
              </table:table-cell>
              <table:table-cell office:value-type="float" office:value="-38.807">
                <text:p>-38.8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68">
                <text:p>4.68</text:p>
              </table:table-cell>
              <table:table-cell office:value-type="float" office:value="136.207">
                <text:p>136.207</text:p>
              </table:table-cell>
              <table:table-cell office:value-type="float" office:value="-42.926">
                <text:p>-42.9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72">
                <text:p>4.72</text:p>
              </table:table-cell>
              <table:table-cell office:value-type="float" office:value="134.658">
                <text:p>134.658</text:p>
              </table:table-cell>
              <table:table-cell office:value-type="float" office:value="-48.839">
                <text:p>-48.8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76">
                <text:p>4.76</text:p>
              </table:table-cell>
              <table:table-cell office:value-type="float" office:value="132.953">
                <text:p>132.953</text:p>
              </table:table-cell>
              <table:table-cell office:value-type="float" office:value="-47.994">
                <text:p>-47.9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8">
                <text:p>4.8</text:p>
              </table:table-cell>
              <table:table-cell office:value-type="float" office:value="131.002">
                <text:p>131.002</text:p>
              </table:table-cell>
              <table:table-cell office:value-type="float" office:value="-52.124">
                <text:p>-52.1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84">
                <text:p>4.84</text:p>
              </table:table-cell>
              <table:table-cell office:value-type="float" office:value="129.093">
                <text:p>129.093</text:p>
              </table:table-cell>
              <table:table-cell office:value-type="float" office:value="-57.26">
                <text:p>-57.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88">
                <text:p>4.88</text:p>
              </table:table-cell>
              <table:table-cell office:value-type="float" office:value="127.011">
                <text:p>127.011</text:p>
              </table:table-cell>
              <table:table-cell office:value-type="float" office:value="-55.465">
                <text:p>-55.4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92">
                <text:p>4.92</text:p>
              </table:table-cell>
              <table:table-cell office:value-type="float" office:value="124.73">
                <text:p>124.73</text:p>
              </table:table-cell>
              <table:table-cell office:value-type="float" office:value="-59.967">
                <text:p>-59.9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96">
                <text:p>4.96</text:p>
              </table:table-cell>
              <table:table-cell office:value-type="float" office:value="122.514">
                <text:p>122.514</text:p>
              </table:table-cell>
              <table:table-cell office:value-type="float" office:value="-56.678">
                <text:p>-56.6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">
                <text:p>5</text:p>
              </table:table-cell>
              <table:table-cell office:value-type="float" office:value="120.124">
                <text:p>120.124</text:p>
              </table:table-cell>
              <table:table-cell office:value-type="float" office:value="-64.66">
                <text:p>-64.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04">
                <text:p>5.04</text:p>
              </table:table-cell>
              <table:table-cell office:value-type="float" office:value="117.859">
                <text:p>117.859</text:p>
              </table:table-cell>
              <table:table-cell office:value-type="float" office:value="-63.143">
                <text:p>-63.1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08">
                <text:p>5.08</text:p>
              </table:table-cell>
              <table:table-cell office:value-type="float" office:value="115.28">
                <text:p>115.28</text:p>
              </table:table-cell>
              <table:table-cell office:value-type="float" office:value="-68.687">
                <text:p>-68.6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12">
                <text:p>5.12</text:p>
              </table:table-cell>
              <table:table-cell office:value-type="float" office:value="112.756">
                <text:p>112.756</text:p>
              </table:table-cell>
              <table:table-cell office:value-type="float" office:value="-65.546">
                <text:p>-65.5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16">
                <text:p>5.16</text:p>
              </table:table-cell>
              <table:table-cell office:value-type="float" office:value="110.016">
                <text:p>110.016</text:p>
              </table:table-cell>
              <table:table-cell office:value-type="float" office:value="-70.663">
                <text:p>-70.6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2">
                <text:p>5.2</text:p>
              </table:table-cell>
              <table:table-cell office:value-type="float" office:value="107.396">
                <text:p>107.396</text:p>
              </table:table-cell>
              <table:table-cell office:value-type="float" office:value="-60.72">
                <text:p>-60.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24">
                <text:p>5.24</text:p>
              </table:table-cell>
              <table:table-cell office:value-type="float" office:value="104.576">
                <text:p>104.576</text:p>
              </table:table-cell>
              <table:table-cell office:value-type="float" office:value="-62.072">
                <text:p>-62.0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28">
                <text:p>5.28</text:p>
              </table:table-cell>
              <table:table-cell office:value-type="float" office:value="102.148">
                <text:p>102.148</text:p>
              </table:table-cell>
              <table:table-cell office:value-type="float" office:value="-52.046">
                <text:p>-52.0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32">
                <text:p>5.32</text:p>
              </table:table-cell>
              <table:table-cell office:value-type="float" office:value="99.671">
                <text:p>99.671</text:p>
              </table:table-cell>
              <table:table-cell office:value-type="float" office:value="-49.591">
                <text:p>-49.5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36">
                <text:p>5.36</text:p>
              </table:table-cell>
              <table:table-cell office:value-type="float" office:value="97.591">
                <text:p>97.591</text:p>
              </table:table-cell>
              <table:table-cell office:value-type="float" office:value="-43.114">
                <text:p>-43.1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4">
                <text:p>5.4</text:p>
              </table:table-cell>
              <table:table-cell office:value-type="float" office:value="95.612">
                <text:p>95.612</text:p>
              </table:table-cell>
              <table:table-cell office:value-type="float" office:value="-31.842">
                <text:p>-31.8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44">
                <text:p>5.44</text:p>
              </table:table-cell>
              <table:table-cell office:value-type="float" office:value="93.889">
                <text:p>93.889</text:p>
              </table:table-cell>
              <table:table-cell office:value-type="float" office:value="-16.073">
                <text:p>-16.0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48">
                <text:p>5.48</text:p>
              </table:table-cell>
              <table:table-cell office:value-type="float" office:value="92.62">
                <text:p>92.62</text:p>
              </table:table-cell>
              <table:table-cell office:value-type="float" office:value="-15.433">
                <text:p>-15.4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52">
                <text:p>5.52</text:p>
              </table:table-cell>
              <table:table-cell office:value-type="float" office:value="91.978">
                <text:p>91.978</text:p>
              </table:table-cell>
              <table:table-cell office:value-type="float" office:value="-2.432">
                <text:p>-2.4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56">
                <text:p>5.56</text:p>
              </table:table-cell>
              <table:table-cell office:value-type="float" office:value="91.365">
                <text:p>91.365</text:p>
              </table:table-cell>
              <table:table-cell office:value-type="float" office:value="0.657">
                <text:p>0.6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6">
                <text:p>5.6</text:p>
              </table:table-cell>
              <table:table-cell office:value-type="float" office:value="91.269">
                <text:p>91.269</text:p>
              </table:table-cell>
              <table:table-cell office:value-type="float" office:value="10.855">
                <text:p>10.8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64">
                <text:p>5.64</text:p>
              </table:table-cell>
              <table:table-cell office:value-type="float" office:value="91.299">
                <text:p>91.299</text:p>
              </table:table-cell>
              <table:table-cell office:value-type="float" office:value="16.45">
                <text:p>16.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68">
                <text:p>5.68</text:p>
              </table:table-cell>
              <table:table-cell office:value-type="float" office:value="91.734">
                <text:p>91.734</text:p>
              </table:table-cell>
              <table:table-cell office:value-type="float" office:value="16.302">
                <text:p>16.3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72">
                <text:p>5.72</text:p>
              </table:table-cell>
              <table:table-cell office:value-type="float" office:value="92.395">
                <text:p>92.395</text:p>
              </table:table-cell>
              <table:table-cell office:value-type="float" office:value="22.809">
                <text:p>22.8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76">
                <text:p>5.76</text:p>
              </table:table-cell>
              <table:table-cell office:value-type="float" office:value="93.048">
                <text:p>93.048</text:p>
              </table:table-cell>
              <table:table-cell office:value-type="float" office:value="32.956">
                <text:p>32.9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8">
                <text:p>5.8</text:p>
              </table:table-cell>
              <table:table-cell office:value-type="float" office:value="93.963">
                <text:p>93.963</text:p>
              </table:table-cell>
              <table:table-cell office:value-type="float" office:value="27.385">
                <text:p>27.3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84">
                <text:p>5.84</text:p>
              </table:table-cell>
              <table:table-cell office:value-type="float" office:value="95.282">
                <text:p>95.282</text:p>
              </table:table-cell>
              <table:table-cell office:value-type="float" office:value="39.924">
                <text:p>39.9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88">
                <text:p>5.88</text:p>
              </table:table-cell>
              <table:table-cell office:value-type="float" office:value="96.381">
                <text:p>96.381</text:p>
              </table:table-cell>
              <table:table-cell office:value-type="float" office:value="45.507">
                <text:p>45.5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92">
                <text:p>5.92</text:p>
              </table:table-cell>
              <table:table-cell office:value-type="float" office:value="97.978">
                <text:p>97.978</text:p>
              </table:table-cell>
              <table:table-cell office:value-type="float" office:value="56.758">
                <text:p>56.7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.96">
                <text:p>5.96</text:p>
              </table:table-cell>
              <table:table-cell office:value-type="float" office:value="99.801">
                <text:p>99.801</text:p>
              </table:table-cell>
              <table:table-cell office:value-type="float" office:value="53.627">
                <text:p>53.6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">
                <text:p>6</text:p>
              </table:table-cell>
              <table:table-cell office:value-type="float" office:value="102.072">
                <text:p>102.072</text:p>
              </table:table-cell>
              <table:table-cell office:value-type="float" office:value="71.823">
                <text:p>71.8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04">
                <text:p>6.04</text:p>
              </table:table-cell>
              <table:table-cell office:value-type="float" office:value="104.219">
                <text:p>104.219</text:p>
              </table:table-cell>
              <table:table-cell office:value-type="float" office:value="66.318">
                <text:p>66.3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08">
                <text:p>6.08</text:p>
              </table:table-cell>
              <table:table-cell office:value-type="float" office:value="107.092">
                <text:p>107.092</text:p>
              </table:table-cell>
              <table:table-cell office:value-type="float" office:value="70.756">
                <text:p>70.7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12">
                <text:p>6.12</text:p>
              </table:table-cell>
              <table:table-cell office:value-type="float" office:value="109.747">
                <text:p>109.747</text:p>
              </table:table-cell>
              <table:table-cell office:value-type="float" office:value="68.187">
                <text:p>68.18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16">
                <text:p>6.16</text:p>
              </table:table-cell>
              <table:table-cell office:value-type="float" office:value="112.578">
                <text:p>112.578</text:p>
              </table:table-cell>
              <table:table-cell office:value-type="float" office:value="77.115">
                <text:p>77.1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2">
                <text:p>6.2</text:p>
              </table:table-cell>
              <table:table-cell office:value-type="float" office:value="115.307">
                <text:p>115.307</text:p>
              </table:table-cell>
              <table:table-cell office:value-type="float" office:value="64.872">
                <text:p>64.8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24">
                <text:p>6.24</text:p>
              </table:table-cell>
              <table:table-cell office:value-type="float" office:value="118.392">
                <text:p>118.392</text:p>
              </table:table-cell>
              <table:table-cell office:value-type="float" office:value="74.687">
                <text:p>74.6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28">
                <text:p>6.28</text:p>
              </table:table-cell>
              <table:table-cell office:value-type="float" office:value="120.989">
                <text:p>120.989</text:p>
              </table:table-cell>
              <table:table-cell office:value-type="float" office:value="58.408">
                <text:p>58.4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32">
                <text:p>6.32</text:p>
              </table:table-cell>
              <table:table-cell office:value-type="float" office:value="123.977">
                <text:p>123.977</text:p>
              </table:table-cell>
              <table:table-cell office:value-type="float" office:value="67.105">
                <text:p>67.1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36">
                <text:p>6.36</text:p>
              </table:table-cell>
              <table:table-cell office:value-type="float" office:value="126.314">
                <text:p>126.314</text:p>
              </table:table-cell>
              <table:table-cell office:value-type="float" office:value="48.824">
                <text:p>48.8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4">
                <text:p>6.4</text:p>
              </table:table-cell>
              <table:table-cell office:value-type="float" office:value="128.999">
                <text:p>128.999</text:p>
              </table:table-cell>
              <table:table-cell office:value-type="float" office:value="60.521">
                <text:p>60.5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44">
                <text:p>6.44</text:p>
              </table:table-cell>
              <table:table-cell office:value-type="float" office:value="130.953">
                <text:p>130.953</text:p>
              </table:table-cell>
              <table:table-cell office:value-type="float" office:value="43.036">
                <text:p>43.0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48">
                <text:p>6.48</text:p>
              </table:table-cell>
              <table:table-cell office:value-type="float" office:value="133.374">
                <text:p>133.374</text:p>
              </table:table-cell>
              <table:table-cell office:value-type="float" office:value="53.557">
                <text:p>53.5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52">
                <text:p>6.52</text:p>
              </table:table-cell>
              <table:table-cell office:value-type="float" office:value="135.097">
                <text:p>135.097</text:p>
              </table:table-cell>
              <table:table-cell office:value-type="float" office:value="27.97">
                <text:p>27.9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56">
                <text:p>6.56</text:p>
              </table:table-cell>
              <table:table-cell office:value-type="float" office:value="137.24">
                <text:p>137.24</text:p>
              </table:table-cell>
              <table:table-cell office:value-type="float" office:value="38.945">
                <text:p>38.9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6">
                <text:p>6.6</text:p>
              </table:table-cell>
              <table:table-cell office:value-type="float" office:value="138.359">
                <text:p>138.359</text:p>
              </table:table-cell>
              <table:table-cell office:value-type="float" office:value="12.603">
                <text:p>12.6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64">
                <text:p>6.64</text:p>
              </table:table-cell>
              <table:table-cell office:value-type="float" office:value="139.917">
                <text:p>139.917</text:p>
              </table:table-cell>
              <table:table-cell office:value-type="float" office:value="19.163">
                <text:p>19.16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68">
                <text:p>6.68</text:p>
              </table:table-cell>
              <table:table-cell office:value-type="float" office:value="140.423">
                <text:p>140.423</text:p>
              </table:table-cell>
              <table:table-cell office:value-type="float" office:value="-3.661">
                <text:p>-3.66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72">
                <text:p>6.72</text:p>
              </table:table-cell>
              <table:table-cell office:value-type="float" office:value="141.189">
                <text:p>141.189</text:p>
              </table:table-cell>
              <table:table-cell office:value-type="float" office:value="2.255">
                <text:p>2.2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76">
                <text:p>6.76</text:p>
              </table:table-cell>
              <table:table-cell office:value-type="float" office:value="141.044">
                <text:p>141.044</text:p>
              </table:table-cell>
              <table:table-cell office:value-type="float" office:value="-33.334">
                <text:p>-33.33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8">
                <text:p>6.8</text:p>
              </table:table-cell>
              <table:table-cell office:value-type="float" office:value="141.134">
                <text:p>141.134</text:p>
              </table:table-cell>
              <table:table-cell office:value-type="float" office:value="-15.248">
                <text:p>-15.2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84">
                <text:p>6.84</text:p>
              </table:table-cell>
              <table:table-cell office:value-type="float" office:value="139.801">
                <text:p>139.801</text:p>
              </table:table-cell>
              <table:table-cell office:value-type="float" office:value="-47.529">
                <text:p>-47.5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88">
                <text:p>6.88</text:p>
              </table:table-cell>
              <table:table-cell office:value-type="float" office:value="139.192">
                <text:p>139.192</text:p>
              </table:table-cell>
              <table:table-cell office:value-type="float" office:value="-32.667">
                <text:p>-32.6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92">
                <text:p>6.92</text:p>
              </table:table-cell>
              <table:table-cell office:value-type="float" office:value="137.291">
                <text:p>137.291</text:p>
              </table:table-cell>
              <table:table-cell office:value-type="float" office:value="-56.905">
                <text:p>-56.9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.96">
                <text:p>6.96</text:p>
              </table:table-cell>
              <table:table-cell office:value-type="float" office:value="135.985">
                <text:p>135.985</text:p>
              </table:table-cell>
              <table:table-cell office:value-type="float" office:value="-39.549">
                <text:p>-39.5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">
                <text:p>7</text:p>
              </table:table-cell>
              <table:table-cell office:value-type="float" office:value="133.709">
                <text:p>133.709</text:p>
              </table:table-cell>
              <table:table-cell office:value-type="float" office:value="-59.769">
                <text:p>-59.7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04">
                <text:p>7.04</text:p>
              </table:table-cell>
              <table:table-cell office:value-type="float" office:value="132.127">
                <text:p>132.127</text:p>
              </table:table-cell>
              <table:table-cell office:value-type="float" office:value="-44.508">
                <text:p>-44.5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08">
                <text:p>7.08</text:p>
              </table:table-cell>
              <table:table-cell office:value-type="float" office:value="129.737">
                <text:p>129.737</text:p>
              </table:table-cell>
              <table:table-cell office:value-type="float" office:value="-66.334">
                <text:p>-66.33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12">
                <text:p>7.12</text:p>
              </table:table-cell>
              <table:table-cell office:value-type="float" office:value="127.957">
                <text:p>127.957</text:p>
              </table:table-cell>
              <table:table-cell office:value-type="float" office:value="-48.026">
                <text:p>-48.0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16">
                <text:p>7.16</text:p>
              </table:table-cell>
              <table:table-cell office:value-type="float" office:value="125.304">
                <text:p>125.304</text:p>
              </table:table-cell>
              <table:table-cell office:value-type="float" office:value="-70.754">
                <text:p>-70.75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2">
                <text:p>7.2</text:p>
              </table:table-cell>
              <table:table-cell office:value-type="float" office:value="123.383">
                <text:p>123.383</text:p>
              </table:table-cell>
              <table:table-cell office:value-type="float" office:value="-52.746">
                <text:p>-52.7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24">
                <text:p>7.24</text:p>
              </table:table-cell>
              <table:table-cell office:value-type="float" office:value="120.554">
                <text:p>120.554</text:p>
              </table:table-cell>
              <table:table-cell office:value-type="float" office:value="-72.393">
                <text:p>-72.39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28">
                <text:p>7.28</text:p>
              </table:table-cell>
              <table:table-cell office:value-type="float" office:value="118.444">
                <text:p>118.444</text:p>
              </table:table-cell>
              <table:table-cell office:value-type="float" office:value="-55.99">
                <text:p>-55.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32">
                <text:p>7.32</text:p>
              </table:table-cell>
              <table:table-cell office:value-type="float" office:value="115.548">
                <text:p>115.548</text:p>
              </table:table-cell>
              <table:table-cell office:value-type="float" office:value="-70.283">
                <text:p>-70.28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36">
                <text:p>7.36</text:p>
              </table:table-cell>
              <table:table-cell office:value-type="float" office:value="113.309">
                <text:p>113.309</text:p>
              </table:table-cell>
              <table:table-cell office:value-type="float" office:value="-53.22">
                <text:p>-53.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.4">
                <text:p>7.4</text:p>
              </table:table-cell>
              <table:table-cell office:value-type="float" office:value="110.498">
                <text:p>110.498</text:p>
              </table:table-cell>
              <table:table-cell office:value-type="float" office:value="-69.352">
                <text:p>-69.3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44">
                <text:p>7.44</text:p>
              </table:table-cell>
              <table:table-cell office:value-type="float" office:value="108.369">
                <text:p>108.369</text:p>
              </table:table-cell>
              <table:table-cell office:value-type="float" office:value="-55.463">
                <text:p>-55.4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.48">
                <text:p>7.48</text:p>
              </table:table-cell>
              <table:table-cell office:value-type="float" office:value="105.596">
                <text:p>105.596</text:p>
              </table:table-cell>
              <table:table-cell office:value-type="float" office:value="-65.014">
                <text:p>-65.0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52">
                <text:p>7.52</text:p>
              </table:table-cell>
              <table:table-cell office:value-type="float" office:value="103.377">
                <text:p>103.377</text:p>
              </table:table-cell>
              <table:table-cell office:value-type="float" office:value="-46.024">
                <text:p>-46.0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56">
                <text:p>7.56</text:p>
              </table:table-cell>
              <table:table-cell office:value-type="float" office:value="100.777">
                <text:p>100.777</text:p>
              </table:table-cell>
              <table:table-cell office:value-type="float" office:value="-53.593">
                <text:p>-53.5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.6">
                <text:p>7.6</text:p>
              </table:table-cell>
              <table:table-cell office:value-type="float" office:value="98.936">
                <text:p>98.936</text:p>
              </table:table-cell>
              <table:table-cell office:value-type="float" office:value="-36.816">
                <text:p>-36.8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64">
                <text:p>7.64</text:p>
              </table:table-cell>
              <table:table-cell office:value-type="float" office:value="96.792">
                <text:p>96.792</text:p>
              </table:table-cell>
              <table:table-cell office:value-type="float" office:value="-39.337">
                <text:p>-39.33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68">
                <text:p>7.68</text:p>
              </table:table-cell>
              <table:table-cell office:value-type="float" office:value="95.32">
                <text:p>95.32</text:p>
              </table:table-cell>
              <table:table-cell office:value-type="float" office:value="-14.387">
                <text:p>-14.3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.72">
                <text:p>7.72</text:p>
              </table:table-cell>
              <table:table-cell office:value-type="float" office:value="93.747">
                <text:p>93.747</text:p>
              </table:table-cell>
              <table:table-cell office:value-type="float" office:value="-26.321">
                <text:p>-26.3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76">
                <text:p>7.76</text:p>
              </table:table-cell>
              <table:table-cell office:value-type="float" office:value="93.171">
                <text:p>93.171</text:p>
              </table:table-cell>
              <table:table-cell office:value-type="float" office:value="-0.397">
                <text:p>-0.39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.8">
                <text:p>7.8</text:p>
              </table:table-cell>
              <table:table-cell office:value-type="float" office:value="92.119">
                <text:p>92.119</text:p>
              </table:table-cell>
              <table:table-cell office:value-type="float" office:value="-12.861">
                <text:p>-12.8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.84">
                <text:p>7.84</text:p>
              </table:table-cell>
              <table:table-cell office:value-type="float" office:value="92.103">
                <text:p>92.103</text:p>
              </table:table-cell>
              <table:table-cell office:value-type="float" office:value="8.742">
                <text:p>8.7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88">
                <text:p>7.88</text:p>
              </table:table-cell>
              <table:table-cell office:value-type="float" office:value="91.589">
                <text:p>91.589</text:p>
              </table:table-cell>
              <table:table-cell office:value-type="float" office:value="4.739">
                <text:p>4.7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92">
                <text:p>7.92</text:p>
              </table:table-cell>
              <table:table-cell office:value-type="float" office:value="91.938">
                <text:p>91.938</text:p>
              </table:table-cell>
              <table:table-cell office:value-type="float" office:value="14.003">
                <text:p>14.0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96">
                <text:p>7.96</text:p>
              </table:table-cell>
              <table:table-cell office:value-type="float" office:value="92.128">
                <text:p>92.128</text:p>
              </table:table-cell>
              <table:table-cell office:value-type="float" office:value="13.012">
                <text:p>13.0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">
                <text:p>8</text:p>
              </table:table-cell>
              <table:table-cell office:value-type="float" office:value="92.688">
                <text:p>92.688</text:p>
              </table:table-cell>
              <table:table-cell office:value-type="float" office:value="25.221">
                <text:p>25.2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.04">
                <text:p>8.04</text:p>
              </table:table-cell>
              <table:table-cell office:value-type="float" office:value="93.209">
                <text:p>93.209</text:p>
              </table:table-cell>
              <table:table-cell office:value-type="float" office:value="22.808">
                <text:p>22.80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.08">
                <text:p>8.08</text:p>
              </table:table-cell>
              <table:table-cell office:value-type="float" office:value="94.218">
                <text:p>94.218</text:p>
              </table:table-cell>
              <table:table-cell office:value-type="float" office:value="31.616">
                <text:p>31.6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.12">
                <text:p>8.12</text:p>
              </table:table-cell>
              <table:table-cell office:value-type="float" office:value="95.13">
                <text:p>95.13</text:p>
              </table:table-cell>
              <table:table-cell office:value-type="float" office:value="38.639">
                <text:p>38.63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.16">
                <text:p>8.16</text:p>
              </table:table-cell>
              <table:table-cell office:value-type="float" office:value="96.395">
                <text:p>96.395</text:p>
              </table:table-cell>
              <table:table-cell office:value-type="float" office:value="47.626">
                <text:p>47.6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.2">
                <text:p>8.2</text:p>
              </table:table-cell>
              <table:table-cell office:value-type="float" office:value="97.941">
                <text:p>97.941</text:p>
              </table:table-cell>
              <table:table-cell office:value-type="float" office:value="54.051">
                <text:p>54.05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.24">
                <text:p>8.24</text:p>
              </table:table-cell>
              <table:table-cell office:value-type="float" office:value="99.846">
                <text:p>99.846</text:p>
              </table:table-cell>
              <table:table-cell office:value-type="float" office:value="56.656">
                <text:p>56.6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.28">
                <text:p>8.28</text:p>
              </table:table-cell>
              <table:table-cell office:value-type="float" office:value="102.008">
                <text:p>102.008</text:p>
              </table:table-cell>
              <table:table-cell office:value-type="float" office:value="70.675">
                <text:p>70.6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.32">
                <text:p>8.32</text:p>
              </table:table-cell>
              <table:table-cell office:value-type="float" office:value="104.274">
                <text:p>104.274</text:p>
              </table:table-cell>
              <table:table-cell office:value-type="float" office:value="68.337">
                <text:p>68.3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.36">
                <text:p>8.36</text:p>
              </table:table-cell>
              <table:table-cell office:value-type="float" office:value="107.101">
                <text:p>107.101</text:p>
              </table:table-cell>
              <table:table-cell office:value-type="float" office:value="73.115">
                <text:p>73.1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.4">
                <text:p>8.4</text:p>
              </table:table-cell>
              <table:table-cell office:value-type="float" office:value="109.835">
                <text:p>109.835</text:p>
              </table:table-cell>
              <table:table-cell office:value-type="float" office:value="69.52">
                <text:p>69.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.44">
                <text:p>8.44</text:p>
              </table:table-cell>
              <table:table-cell office:value-type="float" office:value="112.759">
                <text:p>112.759</text:p>
              </table:table-cell>
              <table:table-cell office:value-type="float" office:value="73.182">
                <text:p>73.18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.48">
                <text:p>8.48</text:p>
              </table:table-cell>
              <table:table-cell office:value-type="float" office:value="115.54">
                <text:p>115.54</text:p>
              </table:table-cell>
              <table:table-cell office:value-type="float" office:value="74.235">
                <text:p>74.2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.52">
                <text:p>8.52</text:p>
              </table:table-cell>
              <table:table-cell office:value-type="float" office:value="118.468">
                <text:p>118.468</text:p>
              </table:table-cell>
              <table:table-cell office:value-type="float" office:value="68.68">
                <text:p>68.6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.56">
                <text:p>8.56</text:p>
              </table:table-cell>
              <table:table-cell office:value-type="float" office:value="121.437">
                <text:p>121.437</text:p>
              </table:table-cell>
              <table:table-cell office:value-type="float" office:value="66.718">
                <text:p>66.7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.6">
                <text:p>8.6</text:p>
              </table:table-cell>
              <table:table-cell office:value-type="float" office:value="124.184">
                <text:p>124.184</text:p>
              </table:table-cell>
              <table:table-cell office:value-type="float" office:value="57.99">
                <text:p>57.9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.64">
                <text:p>8.64</text:p>
              </table:table-cell>
              <table:table-cell office:value-type="float" office:value="126.853">
                <text:p>126.853</text:p>
              </table:table-cell>
              <table:table-cell office:value-type="float" office:value="58.321">
                <text:p>58.3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.68">
                <text:p>8.68</text:p>
              </table:table-cell>
              <table:table-cell office:value-type="float" office:value="129.173">
                <text:p>129.173</text:p>
              </table:table-cell>
              <table:table-cell office:value-type="float" office:value="50.372">
                <text:p>50.37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.72">
                <text:p>8.72</text:p>
              </table:table-cell>
              <table:table-cell office:value-type="float" office:value="131.505">
                <text:p>131.505</text:p>
              </table:table-cell>
              <table:table-cell office:value-type="float" office:value="53.402">
                <text:p>53.4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.76">
                <text:p>8.76</text:p>
              </table:table-cell>
              <table:table-cell office:value-type="float" office:value="133.52">
                <text:p>133.52</text:p>
              </table:table-cell>
              <table:table-cell office:value-type="float" office:value="36.305">
                <text:p>36.3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.8">
                <text:p>8.8</text:p>
              </table:table-cell>
              <table:table-cell office:value-type="float" office:value="135.656">
                <text:p>135.656</text:p>
              </table:table-cell>
              <table:table-cell office:value-type="float" office:value="40.788">
                <text:p>40.7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.84">
                <text:p>8.84</text:p>
              </table:table-cell>
              <table:table-cell office:value-type="float" office:value="137.109">
                <text:p>137.109</text:p>
              </table:table-cell>
              <table:table-cell office:value-type="float" office:value="19.109">
                <text:p>19.10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.88">
                <text:p>8.88</text:p>
              </table:table-cell>
              <table:table-cell office:value-type="float" office:value="138.74">
                <text:p>138.74</text:p>
              </table:table-cell>
              <table:table-cell office:value-type="float" office:value="20.589">
                <text:p>20.58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.92">
                <text:p>8.92</text:p>
              </table:table-cell>
              <table:table-cell office:value-type="float" office:value="139.505">
                <text:p>139.505</text:p>
              </table:table-cell>
              <table:table-cell office:value-type="float" office:value="-6.09">
                <text:p>-6.0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.96">
                <text:p>8.96</text:p>
              </table:table-cell>
              <table:table-cell office:value-type="float" office:value="140.328">
                <text:p>140.328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">
                <text:p>9</text:p>
              </table:table-cell>
              <table:table-cell office:value-type="float" office:value="140.085">
                <text:p>140.085</text:p>
              </table:table-cell>
              <table:table-cell office:value-type="float" office:value="-30.99">
                <text:p>-30.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.04">
                <text:p>9.04</text:p>
              </table:table-cell>
              <table:table-cell office:value-type="float" office:value="140.088">
                <text:p>140.088</text:p>
              </table:table-cell>
              <table:table-cell office:value-type="float" office:value="-16.548">
                <text:p>-16.5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.08">
                <text:p>9.08</text:p>
              </table:table-cell>
              <table:table-cell office:value-type="float" office:value="138.849">
                <text:p>138.849</text:p>
              </table:table-cell>
              <table:table-cell office:value-type="float" office:value="-46.112">
                <text:p>-46.1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.12">
                <text:p>9.12</text:p>
              </table:table-cell>
              <table:table-cell office:value-type="float" office:value="138.187">
                <text:p>138.187</text:p>
              </table:table-cell>
              <table:table-cell office:value-type="float" office:value="-34.582">
                <text:p>-34.58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.16">
                <text:p>9.16</text:p>
              </table:table-cell>
              <table:table-cell office:value-type="float" office:value="136.342">
                <text:p>136.342</text:p>
              </table:table-cell>
              <table:table-cell office:value-type="float" office:value="-46.722">
                <text:p>-46.72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.2">
                <text:p>9.2</text:p>
              </table:table-cell>
              <table:table-cell office:value-type="float" office:value="134.959">
                <text:p>134.959</text:p>
              </table:table-cell>
              <table:table-cell office:value-type="float" office:value="-42.943">
                <text:p>-42.94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.24">
                <text:p>9.24</text:p>
              </table:table-cell>
              <table:table-cell office:value-type="float" office:value="133.09">
                <text:p>133.09</text:p>
              </table:table-cell>
              <table:table-cell office:value-type="float" office:value="-50.302">
                <text:p>-50.3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.28">
                <text:p>9.28</text:p>
              </table:table-cell>
              <table:table-cell office:value-type="float" office:value="131.373">
                <text:p>131.373</text:p>
              </table:table-cell>
              <table:table-cell office:value-type="float" office:value="-51.457">
                <text:p>-51.45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.32">
                <text:p>9.32</text:p>
              </table:table-cell>
              <table:table-cell office:value-type="float" office:value="129.361">
                <text:p>129.361</text:p>
              </table:table-cell>
              <table:table-cell office:value-type="float" office:value="-56.697">
                <text:p>-56.69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.36">
                <text:p>9.36</text:p>
              </table:table-cell>
              <table:table-cell office:value-type="float" office:value="127.302">
                <text:p>127.302</text:p>
              </table:table-cell>
              <table:table-cell office:value-type="float" office:value="-60.151">
                <text:p>-60.15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.4">
                <text:p>9.4</text:p>
              </table:table-cell>
              <table:table-cell office:value-type="float" office:value="125.034">
                <text:p>125.034</text:p>
              </table:table-cell>
              <table:table-cell office:value-type="float" office:value="-59.652">
                <text:p>-59.6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.44">
                <text:p>9.44</text:p>
              </table:table-cell>
              <table:table-cell office:value-type="float" office:value="122.628">
                <text:p>122.628</text:p>
              </table:table-cell>
              <table:table-cell office:value-type="float" office:value="-60.622">
                <text:p>-60.6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.48">
                <text:p>9.48</text:p>
              </table:table-cell>
              <table:table-cell office:value-type="float" office:value="120.242">
                <text:p>120.242</text:p>
              </table:table-cell>
              <table:table-cell office:value-type="float" office:value="-60.853">
                <text:p>-60.85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.52">
                <text:p>9.52</text:p>
              </table:table-cell>
              <table:table-cell office:value-type="float" office:value="117.817">
                <text:p>117.817</text:p>
              </table:table-cell>
              <table:table-cell office:value-type="float" office:value="-62.842">
                <text:p>-62.84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.56">
                <text:p>9.56</text:p>
              </table:table-cell>
              <table:table-cell office:value-type="float" office:value="115.383">
                <text:p>115.383</text:p>
              </table:table-cell>
              <table:table-cell office:value-type="float" office:value="-62.825">
                <text:p>-62.8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.6">
                <text:p>9.6</text:p>
              </table:table-cell>
              <table:table-cell office:value-type="float" office:value="112.87">
                <text:p>112.87</text:p>
              </table:table-cell>
              <table:table-cell office:value-type="float" office:value="-65.73">
                <text:p>-65.7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.64">
                <text:p>9.64</text:p>
              </table:table-cell>
              <table:table-cell office:value-type="float" office:value="110.357">
                <text:p>110.357</text:p>
              </table:table-cell>
              <table:table-cell office:value-type="float" office:value="-60.084">
                <text:p>-60.0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.68">
                <text:p>9.68</text:p>
              </table:table-cell>
              <table:table-cell office:value-type="float" office:value="107.727">
                <text:p>107.727</text:p>
              </table:table-cell>
              <table:table-cell office:value-type="float" office:value="-61.949">
                <text:p>-61.94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.72">
                <text:p>9.72</text:p>
              </table:table-cell>
              <table:table-cell office:value-type="float" office:value="105.324">
                <text:p>105.324</text:p>
              </table:table-cell>
              <table:table-cell office:value-type="float" office:value="-52.562">
                <text:p>-52.56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.76">
                <text:p>9.76</text:p>
              </table:table-cell>
              <table:table-cell office:value-type="float" office:value="102.846">
                <text:p>102.846</text:p>
              </table:table-cell>
              <table:table-cell office:value-type="float" office:value="-51.773">
                <text:p>-51.77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.8">
                <text:p>9.8</text:p>
              </table:table-cell>
              <table:table-cell office:value-type="float" office:value="100.744">
                <text:p>100.744</text:p>
              </table:table-cell>
              <table:table-cell office:value-type="float" office:value="-40.488">
                <text:p>-40.48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.84">
                <text:p>9.84</text:p>
              </table:table-cell>
              <table:table-cell office:value-type="float" office:value="98.673">
                <text:p>98.673</text:p>
              </table:table-cell>
              <table:table-cell office:value-type="float" office:value="-47.065">
                <text:p>-47.06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.88">
                <text:p>9.88</text:p>
              </table:table-cell>
              <table:table-cell office:value-type="float" office:value="97.053">
                <text:p>97.053</text:p>
              </table:table-cell>
              <table:table-cell office:value-type="float" office:value="-20.772">
                <text:p>-20.77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.92">
                <text:p>9.92</text:p>
              </table:table-cell>
              <table:table-cell office:value-type="float" office:value="95.171">
                <text:p>95.171</text:p>
              </table:table-cell>
              <table:table-cell office:value-type="float" office:value="-29.738">
                <text:p>-29.73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.96">
                <text:p>9.96</text:p>
              </table:table-cell>
              <table:table-cell office:value-type="float" office:value="94.34">
                <text:p>94.34</text:p>
              </table:table-cell>
              <table:table-cell office:value-type="float" office:value="-10.119">
                <text:p>-10.1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">
                <text:p>10</text:p>
              </table:table-cell>
              <table:table-cell office:value-type="float" office:value="93.15">
                <text:p>93.15</text:p>
              </table:table-cell>
              <table:table-cell office:value-type="float" office:value="-13.591">
                <text:p>-13.59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.04">
                <text:p>10.04</text:p>
              </table:table-cell>
              <table:table-cell office:value-type="float" office:value="92.746">
                <text:p>92.746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.08">
                <text:p>10.08</text:p>
              </table:table-cell>
              <table:table-cell office:value-type="float" office:value="92.202">
                <text:p>92.202</text:p>
              </table:table-cell>
              <table:table-cell office:value-type="float" office:value="2.671">
                <text:p>2.67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.12">
                <text:p>10.12</text:p>
              </table:table-cell>
              <table:table-cell office:value-type="float" office:value="92.386">
                <text:p>92.386</text:p>
              </table:table-cell>
              <table:table-cell office:value-type="float" office:value="15.52">
                <text:p>15.5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.16">
                <text:p>10.16</text:p>
              </table:table-cell>
              <table:table-cell office:value-type="float" office:value="92.493">
                <text:p>92.493</text:p>
              </table:table-cell>
              <table:table-cell office:value-type="float" office:value="5.709">
                <text:p>5.70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.2">
                <text:p>10.2</text:p>
              </table:table-cell>
              <table:table-cell office:value-type="float" office:value="93.114">
                <text:p>93.114</text:p>
              </table:table-cell>
              <table:table-cell office:value-type="float" office:value="24.812">
                <text:p>24.81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.24">
                <text:p>10.24</text:p>
              </table:table-cell>
              <table:table-cell office:value-type="float" office:value="93.342">
                <text:p>93.342</text:p>
              </table:table-cell>
              <table:table-cell office:value-type="float" office:value="19.737">
                <text:p>19.73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.28">
                <text:p>10.28</text:p>
              </table:table-cell>
              <table:table-cell office:value-type="float" office:value="94.335">
                <text:p>94.335</text:p>
              </table:table-cell>
              <table:table-cell office:value-type="float" office:value="32.469">
                <text:p>32.46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.32">
                <text:p>10.32</text:p>
              </table:table-cell>
              <table:table-cell office:value-type="float" office:value="95.124">
                <text:p>95.124</text:p>
              </table:table-cell>
              <table:table-cell office:value-type="float" office:value="30.009">
                <text:p>30.00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.36">
                <text:p>10.36</text:p>
              </table:table-cell>
              <table:table-cell office:value-type="float" office:value="96.423">
                <text:p>96.423</text:p>
              </table:table-cell>
              <table:table-cell office:value-type="float" office:value="54.22">
                <text:p>54.2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.4">
                <text:p>10.4</text:p>
              </table:table-cell>
              <table:table-cell office:value-type="float" office:value="97.623">
                <text:p>97.623</text:p>
              </table:table-cell>
              <table:table-cell office:value-type="float" office:value="42.156">
                <text:p>42.15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.44">
                <text:p>10.44</text:p>
              </table:table-cell>
              <table:table-cell office:value-type="float" office:value="99.792">
                <text:p>99.792</text:p>
              </table:table-cell>
              <table:table-cell office:value-type="float" office:value="64.316">
                <text:p>64.31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.48">
                <text:p>10.48</text:p>
              </table:table-cell>
              <table:table-cell office:value-type="float" office:value="101.479">
                <text:p>101.479</text:p>
              </table:table-cell>
              <table:table-cell office:value-type="float" office:value="61.185">
                <text:p>61.18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.52">
                <text:p>10.52</text:p>
              </table:table-cell>
              <table:table-cell office:value-type="float" office:value="104.051">
                <text:p>104.051</text:p>
              </table:table-cell>
              <table:table-cell office:value-type="float" office:value="69.715">
                <text:p>69.71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.56">
                <text:p>10.56</text:p>
              </table:table-cell>
              <table:table-cell office:value-type="float" office:value="106.499">
                <text:p>106.499</text:p>
              </table:table-cell>
              <table:table-cell office:value-type="float" office:value="62.881">
                <text:p>62.88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.6">
                <text:p>10.6</text:p>
              </table:table-cell>
              <table:table-cell office:value-type="float" office:value="109.287">
                <text:p>109.287</text:p>
              </table:table-cell>
              <table:table-cell office:value-type="float" office:value="72.963">
                <text:p>72.96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.64">
                <text:p>10.64</text:p>
              </table:table-cell>
              <table:table-cell office:value-type="float" office:value="111.802">
                <text:p>111.802</text:p>
              </table:table-cell>
              <table:table-cell office:value-type="float" office:value="63.565">
                <text:p>63.56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.68">
                <text:p>10.68</text:p>
              </table:table-cell>
              <table:table-cell office:value-type="float" office:value="114.721">
                <text:p>114.721</text:p>
              </table:table-cell>
              <table:table-cell office:value-type="float" office:value="72.789">
                <text:p>72.78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.72">
                <text:p>10.72</text:p>
              </table:table-cell>
              <table:table-cell office:value-type="float" office:value="117.264">
                <text:p>117.264</text:p>
              </table:table-cell>
              <table:table-cell office:value-type="float" office:value="57.953">
                <text:p>57.95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.76">
                <text:p>10.76</text:p>
              </table:table-cell>
              <table:table-cell office:value-type="float" office:value="120.175">
                <text:p>120.175</text:p>
              </table:table-cell>
              <table:table-cell office:value-type="float" office:value="67.341">
                <text:p>67.34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.8">
                <text:p>10.8</text:p>
              </table:table-cell>
              <table:table-cell office:value-type="float" office:value="122.493">
                <text:p>122.493</text:p>
              </table:table-cell>
              <table:table-cell office:value-type="float" office:value="56.362">
                <text:p>56.36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.84">
                <text:p>10.84</text:p>
              </table:table-cell>
              <table:table-cell office:value-type="float" office:value="125.187">
                <text:p>125.187</text:p>
              </table:table-cell>
              <table:table-cell office:value-type="float" office:value="62.537">
                <text:p>62.53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.88">
                <text:p>10.88</text:p>
              </table:table-cell>
              <table:table-cell office:value-type="float" office:value="127.441">
                <text:p>127.441</text:p>
              </table:table-cell>
              <table:table-cell office:value-type="float" office:value="50.726">
                <text:p>50.72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.92">
                <text:p>10.92</text:p>
              </table:table-cell>
              <table:table-cell office:value-type="float" office:value="129.943">
                <text:p>129.943</text:p>
              </table:table-cell>
              <table:table-cell office:value-type="float" office:value="55.251">
                <text:p>55.25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.96">
                <text:p>10.96</text:p>
              </table:table-cell>
              <table:table-cell office:value-type="float" office:value="131.972">
                <text:p>131.972</text:p>
              </table:table-cell>
              <table:table-cell office:value-type="float" office:value="44.624">
                <text:p>44.62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">
                <text:p>11</text:p>
              </table:table-cell>
              <table:table-cell office:value-type="float" office:value="134.182">
                <text:p>134.182</text:p>
              </table:table-cell>
              <table:table-cell office:value-type="float" office:value="48.57">
                <text:p>48.5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.04">
                <text:p>11.04</text:p>
              </table:table-cell>
              <table:table-cell office:value-type="float" office:value="135.967">
                <text:p>135.967</text:p>
              </table:table-cell>
              <table:table-cell office:value-type="float" office:value="33.631">
                <text:p>33.63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.08">
                <text:p>11.08</text:p>
              </table:table-cell>
              <table:table-cell office:value-type="float" office:value="137.91">
                <text:p>137.91</text:p>
              </table:table-cell>
              <table:table-cell office:value-type="float" office:value="32.812">
                <text:p>32.8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